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214cm" style:rel-column-width="4678*"/>
    </style:style>
    <style:style style:name="表23.B" style:family="table-column">
      <style:table-column-properties style:column-width="1.588cm" style:rel-column-width="6119*"/>
    </style:style>
    <style:style style:name="表23.C" style:family="table-column">
      <style:table-column-properties style:column-width="14.199cm" style:rel-column-width="54738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214cm" style:rel-column-width="4678*"/>
    </style:style>
    <style:style style:name="表25.B" style:family="table-column">
      <style:table-column-properties style:column-width="1.588cm" style:rel-column-width="6119*"/>
    </style:style>
    <style:style style:name="表25.C" style:family="table-column">
      <style:table-column-properties style:column-width="14.199cm" style:rel-column-width="54738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none" fo:border-top="none" fo:border-bottom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214cm" style:rel-column-width="4678*"/>
    </style:style>
    <style:style style:name="表26.B" style:family="table-column">
      <style:table-column-properties style:column-width="1.588cm" style:rel-column-width="6119*"/>
    </style:style>
    <style:style style:name="表26.C" style:family="table-column">
      <style:table-column-properties style:column-width="14.199cm" style:rel-column-width="54738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2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Text_20_body">
      <style:text-properties style:font-name="Arimo" style:font-name-asian="Arimo"/>
    </style:style>
    <style:style style:name="P16" style:family="paragraph" style:parent-style-name="Text_20_body">
      <style:text-properties style:font-name="Arimo" style:font-name-asian="Arimo" style:language-asian="ja" style:country-asian="JP"/>
    </style:style>
    <style:style style:name="P17" style:family="paragraph" style:parent-style-name="Standard" style:list-style-name="L367">
      <style:text-properties style:font-name="Arial" fo:font-size="13pt" style:font-name-asian="Arimo" style:font-size-asian="13pt" style:font-size-complex="13pt"/>
    </style:style>
    <style:style style:name="P18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9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20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21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22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23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24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25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48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97" style:family="paragraph" style:parent-style-name="Table_20_Contents" style:list-style-name="L79">
      <style:text-properties style:font-name="Tahoma" fo:font-size="14pt" style:font-name-asian="Tahoma" style:font-size-asian="14pt" style:language-asian="ja" style:country-asian="JP" style:font-size-complex="14pt"/>
    </style:style>
    <style:style style:name="P98" style:family="paragraph" style:parent-style-name="Table_20_Contents" style:list-style-name="L80">
      <style:text-properties style:font-name="Tahoma" fo:font-size="14pt" style:font-name-asian="Tahoma" style:font-size-asian="14pt" style:language-asian="ja" style:country-asian="JP" style:font-size-complex="14pt"/>
    </style:style>
    <style:style style:name="P99" style:family="paragraph" style:parent-style-name="Table_20_Contents" style:list-style-name="L81">
      <style:text-properties style:font-name="Tahoma" fo:font-size="14pt" style:font-name-asian="Tahoma" style:font-size-asian="14pt" style:language-asian="ja" style:country-asian="JP" style:font-size-complex="14pt"/>
    </style:style>
    <style:style style:name="P100" style:family="paragraph" style:parent-style-name="Table_20_Contents" style:list-style-name="L82">
      <style:text-properties style:font-name="Tahoma" fo:font-size="14pt" style:font-name-asian="Tahoma" style:font-size-asian="14pt" style:language-asian="ja" style:country-asian="JP" style:font-size-complex="14pt"/>
    </style:style>
    <style:style style:name="P101" style:family="paragraph" style:parent-style-name="Table_20_Contents" style:list-style-name="L83">
      <style:text-properties style:font-name="Tahoma" fo:font-size="14pt" style:font-name-asian="Tahoma" style:font-size-asian="14pt" style:language-asian="ja" style:country-asian="JP" style:font-size-complex="14pt"/>
    </style:style>
    <style:style style:name="P102" style:family="paragraph" style:parent-style-name="Table_20_Contents" style:list-style-name="L84">
      <style:text-properties style:font-name="Tahoma" fo:font-size="14pt" style:font-name-asian="Tahoma" style:font-size-asian="14pt" style:language-asian="ja" style:country-asian="JP" style:font-size-complex="14pt"/>
    </style:style>
    <style:style style:name="P103" style:family="paragraph" style:parent-style-name="Table_20_Contents" style:list-style-name="L85">
      <style:text-properties style:font-name="Tahoma" fo:font-size="14pt" style:font-name-asian="Tahoma" style:font-size-asian="14pt" style:language-asian="ja" style:country-asian="JP" style:font-size-complex="14pt"/>
    </style:style>
    <style:style style:name="P104" style:family="paragraph" style:parent-style-name="Table_20_Contents" style:list-style-name="L86">
      <style:text-properties style:font-name="Tahoma" fo:font-size="14pt" style:font-name-asian="Tahoma" style:font-size-asian="14pt" style:language-asian="ja" style:country-asian="JP" style:font-size-complex="14pt"/>
    </style:style>
    <style:style style:name="P105" style:family="paragraph" style:parent-style-name="Table_20_Contents" style:list-style-name="L87">
      <style:text-properties style:font-name="Tahoma" fo:font-size="14pt" style:font-name-asian="Tahoma" style:font-size-asian="14pt" style:language-asian="ja" style:country-asian="JP" style:font-size-complex="14pt"/>
    </style:style>
    <style:style style:name="P106" style:family="paragraph" style:parent-style-name="Table_20_Contents" style:list-style-name="L88">
      <style:text-properties style:font-name="Tahoma" fo:font-size="14pt" style:font-name-asian="Tahoma" style:font-size-asian="14pt" style:language-asian="ja" style:country-asian="JP" style:font-size-complex="14pt"/>
    </style:style>
    <style:style style:name="P107" style:family="paragraph" style:parent-style-name="Table_20_Contents" style:list-style-name="L89">
      <style:text-properties style:font-name="Tahoma" fo:font-size="14pt" style:font-name-asian="Tahoma" style:font-size-asian="14pt" style:language-asian="ja" style:country-asian="JP" style:font-size-complex="14pt"/>
    </style:style>
    <style:style style:name="P108" style:family="paragraph" style:parent-style-name="Table_20_Contents" style:list-style-name="L90">
      <style:text-properties style:font-name="Tahoma" fo:font-size="14pt" style:font-name-asian="Tahoma" style:font-size-asian="14pt" style:language-asian="ja" style:country-asian="JP" style:font-size-complex="14pt"/>
    </style:style>
    <style:style style:name="P109" style:family="paragraph" style:parent-style-name="Table_20_Contents" style:list-style-name="L91">
      <style:text-properties style:font-name="Tahoma" fo:font-size="14pt" style:font-name-asian="Tahoma" style:font-size-asian="14pt" style:language-asian="ja" style:country-asian="JP" style:font-size-complex="14pt"/>
    </style:style>
    <style:style style:name="P110" style:family="paragraph" style:parent-style-name="Table_20_Contents" style:list-style-name="L92">
      <style:text-properties style:font-name="Tahoma" fo:font-size="14pt" style:font-name-asian="Tahoma" style:font-size-asian="14pt" style:language-asian="ja" style:country-asian="JP" style:font-size-complex="14pt"/>
    </style:style>
    <style:style style:name="P111" style:family="paragraph" style:parent-style-name="Table_20_Contents" style:list-style-name="L93">
      <style:text-properties style:font-name="Tahoma" fo:font-size="14pt" style:font-name-asian="Tahoma" style:font-size-asian="14pt" style:language-asian="ja" style:country-asian="JP" style:font-size-complex="14pt"/>
    </style:style>
    <style:style style:name="P112" style:family="paragraph" style:parent-style-name="Table_20_Contents" style:list-style-name="L94">
      <style:text-properties style:font-name="Tahoma" fo:font-size="14pt" style:font-name-asian="Tahoma" style:font-size-asian="14pt" style:language-asian="ja" style:country-asian="JP" style:font-size-complex="14pt"/>
    </style:style>
    <style:style style:name="P113" style:family="paragraph" style:parent-style-name="Table_20_Contents" style:list-style-name="L95">
      <style:text-properties style:font-name="Tahoma" fo:font-size="14pt" style:font-name-asian="Tahoma" style:font-size-asian="14pt" style:language-asian="ja" style:country-asian="JP" style:font-size-complex="14pt"/>
    </style:style>
    <style:style style:name="P114" style:family="paragraph" style:parent-style-name="Table_20_Contents" style:list-style-name="L96">
      <style:text-properties style:font-name="Tahoma" fo:font-size="14pt" style:font-name-asian="Tahoma" style:font-size-asian="14pt" style:language-asian="ja" style:country-asian="JP" style:font-size-complex="14pt"/>
    </style:style>
    <style:style style:name="P115" style:family="paragraph" style:parent-style-name="Table_20_Contents" style:list-style-name="L97">
      <style:text-properties style:font-name="Tahoma" fo:font-size="14pt" style:font-name-asian="Tahoma" style:font-size-asian="14pt" style:language-asian="ja" style:country-asian="JP" style:font-size-complex="14pt"/>
    </style:style>
    <style:style style:name="P116" style:family="paragraph" style:parent-style-name="Table_20_Contents" style:list-style-name="L98">
      <style:text-properties style:font-name="Tahoma" fo:font-size="14pt" style:font-name-asian="Tahoma" style:font-size-asian="14pt" style:language-asian="ja" style:country-asian="JP" style:font-size-complex="14pt"/>
    </style:style>
    <style:style style:name="P117" style:family="paragraph" style:parent-style-name="Table_20_Contents" style:list-style-name="L99">
      <style:text-properties style:font-name="Tahoma" fo:font-size="14pt" style:font-name-asian="Tahoma" style:font-size-asian="14pt" style:language-asian="ja" style:country-asian="JP" style:font-size-complex="14pt"/>
    </style:style>
    <style:style style:name="P118" style:family="paragraph" style:parent-style-name="Table_20_Contents" style:list-style-name="L100">
      <style:text-properties style:font-name="Tahoma" fo:font-size="14pt" style:font-name-asian="Tahoma" style:font-size-asian="14pt" style:language-asian="ja" style:country-asian="JP" style:font-size-complex="14pt"/>
    </style:style>
    <style:style style:name="P119" style:family="paragraph" style:parent-style-name="Table_20_Contents" style:list-style-name="L101">
      <style:text-properties style:font-name="Tahoma" fo:font-size="14pt" style:font-name-asian="Tahoma" style:font-size-asian="14pt" style:language-asian="ja" style:country-asian="JP" style:font-size-complex="14pt"/>
    </style:style>
    <style:style style:name="P120" style:family="paragraph" style:parent-style-name="Table_20_Contents" style:list-style-name="L102">
      <style:text-properties style:font-name="Tahoma" fo:font-size="14pt" style:font-name-asian="Tahoma" style:font-size-asian="14pt" style:language-asian="ja" style:country-asian="JP" style:font-size-complex="14pt"/>
    </style:style>
    <style:style style:name="P121" style:family="paragraph" style:parent-style-name="Table_20_Contents" style:list-style-name="L103">
      <style:text-properties style:font-name="Tahoma" fo:font-size="14pt" style:font-name-asian="Tahoma" style:font-size-asian="14pt" style:language-asian="ja" style:country-asian="JP" style:font-size-complex="14pt"/>
    </style:style>
    <style:style style:name="P122" style:family="paragraph" style:parent-style-name="Table_20_Contents" style:list-style-name="L104">
      <style:text-properties style:font-name="Tahoma" fo:font-size="14pt" style:font-name-asian="Tahoma" style:font-size-asian="14pt" style:language-asian="ja" style:country-asian="JP" style:font-size-complex="14pt"/>
    </style:style>
    <style:style style:name="P123" style:family="paragraph" style:parent-style-name="Table_20_Contents" style:list-style-name="L105">
      <style:text-properties style:font-name="Tahoma" fo:font-size="14pt" style:font-name-asian="Tahoma" style:font-size-asian="14pt" style:language-asian="ja" style:country-asian="JP" style:font-size-complex="14pt"/>
    </style:style>
    <style:style style:name="P124" style:family="paragraph" style:parent-style-name="Table_20_Contents" style:list-style-name="L106">
      <style:text-properties style:font-name="Tahoma" fo:font-size="14pt" style:font-name-asian="Tahoma" style:font-size-asian="14pt" style:language-asian="ja" style:country-asian="JP" style:font-size-complex="14pt"/>
    </style:style>
    <style:style style:name="P125" style:family="paragraph" style:parent-style-name="Table_20_Contents" style:list-style-name="L107">
      <style:text-properties style:font-name="Tahoma" fo:font-size="14pt" style:font-name-asian="Tahoma" style:font-size-asian="14pt" style:language-asian="ja" style:country-asian="JP" style:font-size-complex="14pt"/>
    </style:style>
    <style:style style:name="P126" style:family="paragraph" style:parent-style-name="Table_20_Contents" style:list-style-name="L108">
      <style:text-properties style:font-name="Tahoma" fo:font-size="14pt" style:font-name-asian="Tahoma" style:font-size-asian="14pt" style:language-asian="ja" style:country-asian="JP" style:font-size-complex="14pt"/>
    </style:style>
    <style:style style:name="P127" style:family="paragraph" style:parent-style-name="Table_20_Contents" style:list-style-name="L109">
      <style:text-properties style:font-name="Tahoma" fo:font-size="14pt" style:font-name-asian="Tahoma" style:font-size-asian="14pt" style:language-asian="ja" style:country-asian="JP" style:font-size-complex="14pt"/>
    </style:style>
    <style:style style:name="P128" style:family="paragraph" style:parent-style-name="Table_20_Contents" style:list-style-name="L110">
      <style:text-properties style:font-name="Tahoma" fo:font-size="14pt" style:font-name-asian="Tahoma" style:font-size-asian="14pt" style:language-asian="ja" style:country-asian="JP" style:font-size-complex="14pt"/>
    </style:style>
    <style:style style:name="P129" style:family="paragraph" style:parent-style-name="Table_20_Contents" style:list-style-name="L111">
      <style:text-properties style:font-name="Tahoma" fo:font-size="14pt" style:font-name-asian="Tahoma" style:font-size-asian="14pt" style:language-asian="ja" style:country-asian="JP" style:font-size-complex="14pt"/>
    </style:style>
    <style:style style:name="P130" style:family="paragraph" style:parent-style-name="Table_20_Contents" style:list-style-name="L112">
      <style:text-properties style:font-name="Tahoma" fo:font-size="14pt" style:font-name-asian="Tahoma" style:font-size-asian="14pt" style:language-asian="ja" style:country-asian="JP" style:font-size-complex="14pt"/>
    </style:style>
    <style:style style:name="P131" style:family="paragraph" style:parent-style-name="Table_20_Contents" style:list-style-name="L113">
      <style:text-properties style:font-name="Tahoma" fo:font-size="14pt" style:font-name-asian="Tahoma" style:font-size-asian="14pt" style:language-asian="ja" style:country-asian="JP" style:font-size-complex="14pt"/>
    </style:style>
    <style:style style:name="P132" style:family="paragraph" style:parent-style-name="Table_20_Contents" style:list-style-name="L114">
      <style:text-properties style:font-name="Tahoma" fo:font-size="14pt" style:font-name-asian="Tahoma" style:font-size-asian="14pt" style:language-asian="ja" style:country-asian="JP" style:font-size-complex="14pt"/>
    </style:style>
    <style:style style:name="P133" style:family="paragraph" style:parent-style-name="Table_20_Contents" style:list-style-name="L115">
      <style:text-properties style:font-name="Tahoma" fo:font-size="14pt" style:font-name-asian="Tahoma" style:font-size-asian="14pt" style:language-asian="ja" style:country-asian="JP" style:font-size-complex="14pt"/>
    </style:style>
    <style:style style:name="P134" style:family="paragraph" style:parent-style-name="Table_20_Contents" style:list-style-name="L116">
      <style:text-properties style:font-name="Tahoma" fo:font-size="14pt" style:font-name-asian="Tahoma" style:font-size-asian="14pt" style:language-asian="ja" style:country-asian="JP" style:font-size-complex="14pt"/>
    </style:style>
    <style:style style:name="P135" style:family="paragraph" style:parent-style-name="Table_20_Contents" style:list-style-name="L117">
      <style:text-properties style:font-name="Tahoma" fo:font-size="14pt" style:font-name-asian="Tahoma" style:font-size-asian="14pt" style:language-asian="ja" style:country-asian="JP" style:font-size-complex="14pt"/>
    </style:style>
    <style:style style:name="P136" style:family="paragraph" style:parent-style-name="Table_20_Contents" style:list-style-name="L118">
      <style:text-properties style:font-name="Tahoma" fo:font-size="14pt" style:font-name-asian="Tahoma" style:font-size-asian="14pt" style:language-asian="ja" style:country-asian="JP" style:font-size-complex="14pt"/>
    </style:style>
    <style:style style:name="P137" style:family="paragraph" style:parent-style-name="Table_20_Contents" style:list-style-name="L119">
      <style:text-properties style:font-name="Tahoma" fo:font-size="14pt" style:font-name-asian="Tahoma" style:font-size-asian="14pt" style:language-asian="ja" style:country-asian="JP" style:font-size-complex="14pt"/>
    </style:style>
    <style:style style:name="P138" style:family="paragraph" style:parent-style-name="Table_20_Contents" style:list-style-name="L120">
      <style:text-properties style:font-name="Tahoma" fo:font-size="14pt" style:font-name-asian="Tahoma" style:font-size-asian="14pt" style:language-asian="ja" style:country-asian="JP" style:font-size-complex="14pt"/>
    </style:style>
    <style:style style:name="P139" style:family="paragraph" style:parent-style-name="Table_20_Contents" style:list-style-name="L121">
      <style:text-properties style:font-name="Tahoma" fo:font-size="14pt" style:font-name-asian="Tahoma" style:font-size-asian="14pt" style:language-asian="ja" style:country-asian="JP" style:font-size-complex="14pt"/>
    </style:style>
    <style:style style:name="P140" style:family="paragraph" style:parent-style-name="Table_20_Contents" style:list-style-name="L122">
      <style:text-properties style:font-name="Tahoma" fo:font-size="14pt" style:font-name-asian="Tahoma" style:font-size-asian="14pt" style:language-asian="ja" style:country-asian="JP" style:font-size-complex="14pt"/>
    </style:style>
    <style:style style:name="P141" style:family="paragraph" style:parent-style-name="Table_20_Contents" style:list-style-name="L123">
      <style:text-properties style:font-name="Tahoma" fo:font-size="14pt" style:font-name-asian="Tahoma" style:font-size-asian="14pt" style:language-asian="ja" style:country-asian="JP" style:font-size-complex="14pt"/>
    </style:style>
    <style:style style:name="P142" style:family="paragraph" style:parent-style-name="Table_20_Contents" style:list-style-name="L124">
      <style:text-properties style:font-name="Tahoma" fo:font-size="14pt" style:font-name-asian="Tahoma" style:font-size-asian="14pt" style:language-asian="ja" style:country-asian="JP" style:font-size-complex="14pt"/>
    </style:style>
    <style:style style:name="P143" style:family="paragraph" style:parent-style-name="Table_20_Contents" style:list-style-name="L125">
      <style:text-properties style:font-name="Tahoma" fo:font-size="14pt" style:font-name-asian="Tahoma" style:font-size-asian="14pt" style:language-asian="ja" style:country-asian="JP" style:font-size-complex="14pt"/>
    </style:style>
    <style:style style:name="P144" style:family="paragraph" style:parent-style-name="Table_20_Contents" style:list-style-name="L126">
      <style:text-properties style:font-name="Tahoma" fo:font-size="14pt" style:font-name-asian="Tahoma" style:font-size-asian="14pt" style:language-asian="ja" style:country-asian="JP" style:font-size-complex="14pt"/>
    </style:style>
    <style:style style:name="P145" style:family="paragraph" style:parent-style-name="Table_20_Contents" style:list-style-name="L127">
      <style:text-properties style:font-name="Tahoma" fo:font-size="14pt" style:font-name-asian="Tahoma" style:font-size-asian="14pt" style:language-asian="ja" style:country-asian="JP" style:font-size-complex="14pt"/>
    </style:style>
    <style:style style:name="P146" style:family="paragraph" style:parent-style-name="Table_20_Contents" style:list-style-name="L128">
      <style:text-properties style:font-name="Tahoma" fo:font-size="14pt" style:font-name-asian="Tahoma" style:font-size-asian="14pt" style:language-asian="ja" style:country-asian="JP" style:font-size-complex="14pt"/>
    </style:style>
    <style:style style:name="P147" style:family="paragraph" style:parent-style-name="Table_20_Contents" style:list-style-name="L129">
      <style:text-properties style:font-name="Tahoma" fo:font-size="14pt" style:font-name-asian="Tahoma" style:font-size-asian="14pt" style:language-asian="ja" style:country-asian="JP" style:font-size-complex="14pt"/>
    </style:style>
    <style:style style:name="P148" style:family="paragraph" style:parent-style-name="Table_20_Contents" style:list-style-name="L130">
      <style:text-properties style:font-name="Tahoma" fo:font-size="14pt" style:font-name-asian="Tahoma" style:font-size-asian="14pt" style:language-asian="ja" style:country-asian="JP" style:font-size-complex="14pt"/>
    </style:style>
    <style:style style:name="P149" style:family="paragraph" style:parent-style-name="Table_20_Contents" style:list-style-name="L131">
      <style:text-properties style:font-name="Tahoma" fo:font-size="14pt" style:font-name-asian="Tahoma" style:font-size-asian="14pt" style:language-asian="ja" style:country-asian="JP" style:font-size-complex="14pt"/>
    </style:style>
    <style:style style:name="P150" style:family="paragraph" style:parent-style-name="Table_20_Contents" style:list-style-name="L132">
      <style:text-properties style:font-name="Tahoma" fo:font-size="14pt" style:font-name-asian="Tahoma" style:font-size-asian="14pt" style:language-asian="ja" style:country-asian="JP" style:font-size-complex="14pt"/>
    </style:style>
    <style:style style:name="P151" style:family="paragraph" style:parent-style-name="Table_20_Contents" style:list-style-name="L133">
      <style:text-properties style:font-name="Tahoma" fo:font-size="14pt" style:font-name-asian="Tahoma" style:font-size-asian="14pt" style:language-asian="ja" style:country-asian="JP" style:font-size-complex="14pt"/>
    </style:style>
    <style:style style:name="P152" style:family="paragraph" style:parent-style-name="Table_20_Contents" style:list-style-name="L134">
      <style:text-properties style:font-name="Tahoma" fo:font-size="14pt" style:font-name-asian="Tahoma" style:font-size-asian="14pt" style:language-asian="ja" style:country-asian="JP" style:font-size-complex="14pt"/>
    </style:style>
    <style:style style:name="P153" style:family="paragraph" style:parent-style-name="Table_20_Contents" style:list-style-name="L135">
      <style:text-properties style:font-name="Tahoma" fo:font-size="14pt" style:font-name-asian="Tahoma" style:font-size-asian="14pt" style:language-asian="ja" style:country-asian="JP" style:font-size-complex="14pt"/>
    </style:style>
    <style:style style:name="P154" style:family="paragraph" style:parent-style-name="Table_20_Contents" style:list-style-name="L136">
      <style:text-properties style:font-name="Tahoma" fo:font-size="14pt" style:font-name-asian="Tahoma" style:font-size-asian="14pt" style:language-asian="ja" style:country-asian="JP" style:font-size-complex="14pt"/>
    </style:style>
    <style:style style:name="P155" style:family="paragraph" style:parent-style-name="Table_20_Contents" style:list-style-name="L137">
      <style:text-properties style:font-name="Tahoma" fo:font-size="14pt" style:font-name-asian="Tahoma" style:font-size-asian="14pt" style:language-asian="ja" style:country-asian="JP" style:font-size-complex="14pt"/>
    </style:style>
    <style:style style:name="P156" style:family="paragraph" style:parent-style-name="Table_20_Contents" style:list-style-name="L138">
      <style:text-properties style:font-name="Tahoma" fo:font-size="14pt" style:font-name-asian="Tahoma" style:font-size-asian="14pt" style:language-asian="ja" style:country-asian="JP" style:font-size-complex="14pt"/>
    </style:style>
    <style:style style:name="P157" style:family="paragraph" style:parent-style-name="Table_20_Contents" style:list-style-name="L139">
      <style:text-properties style:font-name="Tahoma" fo:font-size="14pt" style:font-name-asian="Tahoma" style:font-size-asian="14pt" style:language-asian="ja" style:country-asian="JP" style:font-size-complex="14pt"/>
    </style:style>
    <style:style style:name="P158" style:family="paragraph" style:parent-style-name="Table_20_Contents" style:list-style-name="L140">
      <style:text-properties style:font-name="Tahoma" fo:font-size="14pt" style:font-name-asian="Tahoma" style:font-size-asian="14pt" style:language-asian="ja" style:country-asian="JP" style:font-size-complex="14pt"/>
    </style:style>
    <style:style style:name="P159" style:family="paragraph" style:parent-style-name="Table_20_Contents" style:list-style-name="L141">
      <style:text-properties style:font-name="Tahoma" fo:font-size="14pt" style:font-name-asian="Tahoma" style:font-size-asian="14pt" style:language-asian="ja" style:country-asian="JP" style:font-size-complex="14pt"/>
    </style:style>
    <style:style style:name="P160" style:family="paragraph" style:parent-style-name="Table_20_Contents" style:list-style-name="L142">
      <style:text-properties style:font-name="Tahoma" fo:font-size="14pt" style:font-name-asian="Tahoma" style:font-size-asian="14pt" style:language-asian="ja" style:country-asian="JP" style:font-size-complex="14pt"/>
    </style:style>
    <style:style style:name="P161" style:family="paragraph" style:parent-style-name="Table_20_Contents" style:list-style-name="L143">
      <style:text-properties style:font-name="Tahoma" fo:font-size="14pt" style:font-name-asian="Tahoma" style:font-size-asian="14pt" style:language-asian="ja" style:country-asian="JP" style:font-size-complex="14pt"/>
    </style:style>
    <style:style style:name="P162" style:family="paragraph" style:parent-style-name="Table_20_Contents" style:list-style-name="L144">
      <style:text-properties style:font-name="Tahoma" fo:font-size="14pt" style:font-name-asian="Tahoma" style:font-size-asian="14pt" style:language-asian="ja" style:country-asian="JP" style:font-size-complex="14pt"/>
    </style:style>
    <style:style style:name="P163" style:family="paragraph" style:parent-style-name="Table_20_Contents" style:list-style-name="L145">
      <style:text-properties style:font-name="Tahoma" fo:font-size="14pt" style:font-name-asian="Tahoma" style:font-size-asian="14pt" style:language-asian="ja" style:country-asian="JP" style:font-size-complex="14pt"/>
    </style:style>
    <style:style style:name="P164" style:family="paragraph" style:parent-style-name="Table_20_Contents" style:list-style-name="L146">
      <style:text-properties style:font-name="Tahoma" fo:font-size="14pt" style:font-name-asian="Tahoma" style:font-size-asian="14pt" style:language-asian="ja" style:country-asian="JP" style:font-size-complex="14pt"/>
    </style:style>
    <style:style style:name="P165" style:family="paragraph" style:parent-style-name="Table_20_Contents" style:list-style-name="L147">
      <style:text-properties style:font-name="Tahoma" fo:font-size="14pt" style:font-name-asian="Tahoma" style:font-size-asian="14pt" style:language-asian="ja" style:country-asian="JP" style:font-size-complex="14pt"/>
    </style:style>
    <style:style style:name="P166" style:family="paragraph" style:parent-style-name="Table_20_Contents" style:list-style-name="L148">
      <style:text-properties style:font-name="Tahoma" fo:font-size="14pt" style:font-name-asian="Tahoma" style:font-size-asian="14pt" style:language-asian="ja" style:country-asian="JP" style:font-size-complex="14pt"/>
    </style:style>
    <style:style style:name="P167" style:family="paragraph" style:parent-style-name="Table_20_Contents" style:list-style-name="L149">
      <style:text-properties style:font-name="Tahoma" fo:font-size="14pt" style:font-name-asian="Tahoma" style:font-size-asian="14pt" style:language-asian="ja" style:country-asian="JP" style:font-size-complex="14pt"/>
    </style:style>
    <style:style style:name="P168" style:family="paragraph" style:parent-style-name="Table_20_Contents" style:list-style-name="L150">
      <style:text-properties style:font-name="Tahoma" fo:font-size="14pt" style:font-name-asian="Tahoma" style:font-size-asian="14pt" style:language-asian="ja" style:country-asian="JP" style:font-size-complex="14pt"/>
    </style:style>
    <style:style style:name="P169" style:family="paragraph" style:parent-style-name="Table_20_Contents" style:list-style-name="L151">
      <style:text-properties style:font-name="Tahoma" fo:font-size="14pt" style:font-name-asian="Tahoma" style:font-size-asian="14pt" style:language-asian="ja" style:country-asian="JP" style:font-size-complex="14pt"/>
    </style:style>
    <style:style style:name="P170" style:family="paragraph" style:parent-style-name="Table_20_Contents" style:list-style-name="L152">
      <style:text-properties style:font-name="Tahoma" fo:font-size="14pt" style:font-name-asian="Tahoma" style:font-size-asian="14pt" style:language-asian="ja" style:country-asian="JP" style:font-size-complex="14pt"/>
    </style:style>
    <style:style style:name="P171" style:family="paragraph" style:parent-style-name="Table_20_Contents" style:list-style-name="L153">
      <style:text-properties style:font-name="Tahoma" fo:font-size="14pt" style:font-name-asian="Tahoma" style:font-size-asian="14pt" style:language-asian="ja" style:country-asian="JP" style:font-size-complex="14pt"/>
    </style:style>
    <style:style style:name="P172" style:family="paragraph" style:parent-style-name="Table_20_Contents" style:list-style-name="L154">
      <style:text-properties style:font-name="Tahoma" fo:font-size="14pt" style:font-name-asian="Tahoma" style:font-size-asian="14pt" style:language-asian="ja" style:country-asian="JP" style:font-size-complex="14pt"/>
    </style:style>
    <style:style style:name="P173" style:family="paragraph" style:parent-style-name="Table_20_Contents" style:list-style-name="L155">
      <style:text-properties style:font-name="Tahoma" fo:font-size="14pt" style:font-name-asian="Tahoma" style:font-size-asian="14pt" style:language-asian="ja" style:country-asian="JP" style:font-size-complex="14pt"/>
    </style:style>
    <style:style style:name="P174" style:family="paragraph" style:parent-style-name="Table_20_Contents" style:list-style-name="L156">
      <style:text-properties style:font-name="Tahoma" fo:font-size="14pt" style:font-name-asian="Tahoma" style:font-size-asian="14pt" style:language-asian="ja" style:country-asian="JP" style:font-size-complex="14pt"/>
    </style:style>
    <style:style style:name="P175" style:family="paragraph" style:parent-style-name="Table_20_Contents" style:list-style-name="L157">
      <style:text-properties style:font-name="Tahoma" fo:font-size="14pt" style:font-name-asian="Tahoma" style:font-size-asian="14pt" style:language-asian="ja" style:country-asian="JP" style:font-size-complex="14pt"/>
    </style:style>
    <style:style style:name="P176" style:family="paragraph" style:parent-style-name="Table_20_Contents" style:list-style-name="L158">
      <style:text-properties style:font-name="Tahoma" fo:font-size="14pt" style:font-name-asian="Tahoma" style:font-size-asian="14pt" style:language-asian="ja" style:country-asian="JP" style:font-size-complex="14pt"/>
    </style:style>
    <style:style style:name="P177" style:family="paragraph" style:parent-style-name="Table_20_Contents" style:list-style-name="L159">
      <style:text-properties style:font-name="Tahoma" fo:font-size="14pt" style:font-name-asian="Tahoma" style:font-size-asian="14pt" style:language-asian="ja" style:country-asian="JP" style:font-size-complex="14pt"/>
    </style:style>
    <style:style style:name="P178" style:family="paragraph" style:parent-style-name="Table_20_Contents" style:list-style-name="L160">
      <style:text-properties style:font-name="Tahoma" fo:font-size="14pt" style:font-name-asian="Tahoma" style:font-size-asian="14pt" style:language-asian="ja" style:country-asian="JP" style:font-size-complex="14pt"/>
    </style:style>
    <style:style style:name="P179" style:family="paragraph" style:parent-style-name="Table_20_Contents" style:list-style-name="L161">
      <style:text-properties style:font-name="Tahoma" fo:font-size="14pt" style:font-name-asian="Tahoma" style:font-size-asian="14pt" style:language-asian="ja" style:country-asian="JP" style:font-size-complex="14pt"/>
    </style:style>
    <style:style style:name="P180" style:family="paragraph" style:parent-style-name="Table_20_Contents" style:list-style-name="L162">
      <style:text-properties style:font-name="Tahoma" fo:font-size="14pt" style:font-name-asian="Tahoma" style:font-size-asian="14pt" style:language-asian="ja" style:country-asian="JP" style:font-size-complex="14pt"/>
    </style:style>
    <style:style style:name="P181" style:family="paragraph" style:parent-style-name="Table_20_Contents" style:list-style-name="L163">
      <style:text-properties style:font-name="Tahoma" fo:font-size="14pt" style:font-name-asian="Tahoma" style:font-size-asian="14pt" style:language-asian="ja" style:country-asian="JP" style:font-size-complex="14pt"/>
    </style:style>
    <style:style style:name="P182" style:family="paragraph" style:parent-style-name="Table_20_Contents" style:list-style-name="L164">
      <style:text-properties style:font-name="Tahoma" fo:font-size="14pt" style:font-name-asian="Tahoma" style:font-size-asian="14pt" style:language-asian="ja" style:country-asian="JP" style:font-size-complex="14pt"/>
    </style:style>
    <style:style style:name="P183" style:family="paragraph" style:parent-style-name="Table_20_Contents" style:list-style-name="L165">
      <style:text-properties style:font-name="Tahoma" fo:font-size="14pt" style:font-name-asian="Tahoma" style:font-size-asian="14pt" style:language-asian="ja" style:country-asian="JP" style:font-size-complex="14pt"/>
    </style:style>
    <style:style style:name="P184" style:family="paragraph" style:parent-style-name="Table_20_Contents" style:list-style-name="L166">
      <style:text-properties style:font-name="Tahoma" fo:font-size="14pt" style:font-name-asian="Tahoma" style:font-size-asian="14pt" style:language-asian="ja" style:country-asian="JP" style:font-size-complex="14pt"/>
    </style:style>
    <style:style style:name="P185" style:family="paragraph" style:parent-style-name="Table_20_Contents" style:list-style-name="L167">
      <style:text-properties style:font-name="Tahoma" fo:font-size="14pt" style:font-name-asian="Tahoma" style:font-size-asian="14pt" style:language-asian="ja" style:country-asian="JP" style:font-size-complex="14pt"/>
    </style:style>
    <style:style style:name="P186" style:family="paragraph" style:parent-style-name="Table_20_Contents" style:list-style-name="L168">
      <style:text-properties style:font-name="Tahoma" fo:font-size="14pt" style:font-name-asian="Tahoma" style:font-size-asian="14pt" style:language-asian="ja" style:country-asian="JP" style:font-size-complex="14pt"/>
    </style:style>
    <style:style style:name="P187" style:family="paragraph" style:parent-style-name="Table_20_Contents" style:list-style-name="L169">
      <style:text-properties style:font-name="Tahoma" fo:font-size="14pt" style:font-name-asian="Tahoma" style:font-size-asian="14pt" style:language-asian="ja" style:country-asian="JP" style:font-size-complex="14pt"/>
    </style:style>
    <style:style style:name="P188" style:family="paragraph" style:parent-style-name="Table_20_Contents" style:list-style-name="L170">
      <style:text-properties style:font-name="Tahoma" fo:font-size="14pt" style:font-name-asian="Tahoma" style:font-size-asian="14pt" style:language-asian="ja" style:country-asian="JP" style:font-size-complex="14pt"/>
    </style:style>
    <style:style style:name="P189" style:family="paragraph" style:parent-style-name="Table_20_Contents" style:list-style-name="L171">
      <style:text-properties style:font-name="Tahoma" fo:font-size="14pt" style:font-name-asian="Tahoma" style:font-size-asian="14pt" style:language-asian="ja" style:country-asian="JP" style:font-size-complex="14pt"/>
    </style:style>
    <style:style style:name="P190" style:family="paragraph" style:parent-style-name="Table_20_Contents" style:list-style-name="L172">
      <style:text-properties style:font-name="Tahoma" fo:font-size="14pt" style:font-name-asian="Tahoma" style:font-size-asian="14pt" style:language-asian="ja" style:country-asian="JP" style:font-size-complex="14pt"/>
    </style:style>
    <style:style style:name="P191" style:family="paragraph" style:parent-style-name="Table_20_Contents" style:list-style-name="L173">
      <style:text-properties style:font-name="Tahoma" fo:font-size="14pt" style:font-name-asian="Tahoma" style:font-size-asian="14pt" style:language-asian="ja" style:country-asian="JP" style:font-size-complex="14pt"/>
    </style:style>
    <style:style style:name="P192" style:family="paragraph" style:parent-style-name="Table_20_Contents" style:list-style-name="L174">
      <style:text-properties style:font-name="Tahoma" fo:font-size="14pt" style:font-name-asian="Tahoma" style:font-size-asian="14pt" style:language-asian="ja" style:country-asian="JP" style:font-size-complex="14pt"/>
    </style:style>
    <style:style style:name="P193" style:family="paragraph" style:parent-style-name="Table_20_Contents" style:list-style-name="L175">
      <style:text-properties style:font-name="Tahoma" fo:font-size="14pt" style:font-name-asian="Tahoma" style:font-size-asian="14pt" style:language-asian="ja" style:country-asian="JP" style:font-size-complex="14pt"/>
    </style:style>
    <style:style style:name="P194" style:family="paragraph" style:parent-style-name="Table_20_Contents" style:list-style-name="L176">
      <style:text-properties style:font-name="Tahoma" fo:font-size="14pt" style:font-name-asian="Tahoma" style:font-size-asian="14pt" style:language-asian="ja" style:country-asian="JP" style:font-size-complex="14pt"/>
    </style:style>
    <style:style style:name="P195" style:family="paragraph" style:parent-style-name="Table_20_Contents" style:list-style-name="L177">
      <style:text-properties style:font-name="Tahoma" fo:font-size="14pt" style:font-name-asian="Tahoma" style:font-size-asian="14pt" style:language-asian="ja" style:country-asian="JP" style:font-size-complex="14pt"/>
    </style:style>
    <style:style style:name="P196" style:family="paragraph" style:parent-style-name="Table_20_Contents" style:list-style-name="L178">
      <style:text-properties style:font-name="Tahoma" fo:font-size="14pt" style:font-name-asian="Tahoma" style:font-size-asian="14pt" style:language-asian="ja" style:country-asian="JP" style:font-size-complex="14pt"/>
    </style:style>
    <style:style style:name="P197" style:family="paragraph" style:parent-style-name="Table_20_Contents" style:list-style-name="L179">
      <style:text-properties style:font-name="Tahoma" fo:font-size="14pt" style:font-name-asian="Tahoma" style:font-size-asian="14pt" style:language-asian="ja" style:country-asian="JP" style:font-size-complex="14pt"/>
    </style:style>
    <style:style style:name="P198" style:family="paragraph" style:parent-style-name="Table_20_Contents" style:list-style-name="L180">
      <style:text-properties style:font-name="Tahoma" fo:font-size="14pt" style:font-name-asian="Tahoma" style:font-size-asian="14pt" style:language-asian="ja" style:country-asian="JP" style:font-size-complex="14pt"/>
    </style:style>
    <style:style style:name="P199" style:family="paragraph" style:parent-style-name="Table_20_Contents" style:list-style-name="L181">
      <style:text-properties style:font-name="Tahoma" fo:font-size="14pt" style:font-name-asian="Tahoma" style:font-size-asian="14pt" style:language-asian="ja" style:country-asian="JP" style:font-size-complex="14pt"/>
    </style:style>
    <style:style style:name="P200" style:family="paragraph" style:parent-style-name="Table_20_Contents" style:list-style-name="L182">
      <style:text-properties style:font-name="Tahoma" fo:font-size="14pt" style:font-name-asian="Tahoma" style:font-size-asian="14pt" style:language-asian="ja" style:country-asian="JP" style:font-size-complex="14pt"/>
    </style:style>
    <style:style style:name="P201" style:family="paragraph" style:parent-style-name="Table_20_Contents" style:list-style-name="L183">
      <style:text-properties style:font-name="Tahoma" fo:font-size="14pt" style:font-name-asian="Tahoma" style:font-size-asian="14pt" style:language-asian="ja" style:country-asian="JP" style:font-size-complex="14pt"/>
    </style:style>
    <style:style style:name="P202" style:family="paragraph" style:parent-style-name="Table_20_Contents" style:list-style-name="L184">
      <style:text-properties style:font-name="Tahoma" fo:font-size="14pt" style:font-name-asian="Tahoma" style:font-size-asian="14pt" style:language-asian="ja" style:country-asian="JP" style:font-size-complex="14pt"/>
    </style:style>
    <style:style style:name="P203" style:family="paragraph" style:parent-style-name="Table_20_Contents" style:list-style-name="L185">
      <style:text-properties style:font-name="Tahoma" fo:font-size="14pt" style:font-name-asian="Tahoma" style:font-size-asian="14pt" style:language-asian="ja" style:country-asian="JP" style:font-size-complex="14pt"/>
    </style:style>
    <style:style style:name="P204" style:family="paragraph" style:parent-style-name="Table_20_Contents" style:list-style-name="L186">
      <style:text-properties style:font-name="Tahoma" fo:font-size="14pt" style:font-name-asian="Tahoma" style:font-size-asian="14pt" style:language-asian="ja" style:country-asian="JP" style:font-size-complex="14pt"/>
    </style:style>
    <style:style style:name="P205" style:family="paragraph" style:parent-style-name="Table_20_Contents" style:list-style-name="L187">
      <style:text-properties style:font-name="Tahoma" fo:font-size="14pt" style:font-name-asian="Tahoma" style:font-size-asian="14pt" style:language-asian="ja" style:country-asian="JP" style:font-size-complex="14pt"/>
    </style:style>
    <style:style style:name="P206" style:family="paragraph" style:parent-style-name="Table_20_Contents" style:list-style-name="L188">
      <style:text-properties style:font-name="Tahoma" fo:font-size="14pt" style:font-name-asian="Tahoma" style:font-size-asian="14pt" style:language-asian="ja" style:country-asian="JP" style:font-size-complex="14pt"/>
    </style:style>
    <style:style style:name="P207" style:family="paragraph" style:parent-style-name="Table_20_Contents" style:list-style-name="L189">
      <style:text-properties style:font-name="Tahoma" fo:font-size="14pt" style:font-name-asian="Tahoma" style:font-size-asian="14pt" style:language-asian="ja" style:country-asian="JP" style:font-size-complex="14pt"/>
    </style:style>
    <style:style style:name="P208" style:family="paragraph" style:parent-style-name="Table_20_Contents" style:list-style-name="L190">
      <style:text-properties style:font-name="Tahoma" fo:font-size="14pt" style:font-name-asian="Tahoma" style:font-size-asian="14pt" style:language-asian="ja" style:country-asian="JP" style:font-size-complex="14pt"/>
    </style:style>
    <style:style style:name="P209" style:family="paragraph" style:parent-style-name="Table_20_Contents" style:list-style-name="L191">
      <style:text-properties style:font-name="Tahoma" fo:font-size="14pt" style:font-name-asian="Tahoma" style:font-size-asian="14pt" style:language-asian="ja" style:country-asian="JP" style:font-size-complex="14pt"/>
    </style:style>
    <style:style style:name="P210" style:family="paragraph" style:parent-style-name="Table_20_Contents" style:list-style-name="L192">
      <style:text-properties style:font-name="Tahoma" fo:font-size="14pt" style:font-name-asian="Tahoma" style:font-size-asian="14pt" style:language-asian="ja" style:country-asian="JP" style:font-size-complex="14pt"/>
    </style:style>
    <style:style style:name="P211" style:family="paragraph" style:parent-style-name="Table_20_Contents" style:list-style-name="L193">
      <style:text-properties style:font-name="Tahoma" fo:font-size="14pt" style:font-name-asian="Tahoma" style:font-size-asian="14pt" style:language-asian="ja" style:country-asian="JP" style:font-size-complex="14pt"/>
    </style:style>
    <style:style style:name="P212" style:family="paragraph" style:parent-style-name="Table_20_Contents" style:list-style-name="L194">
      <style:text-properties style:font-name="Tahoma" fo:font-size="14pt" style:font-name-asian="Tahoma" style:font-size-asian="14pt" style:language-asian="ja" style:country-asian="JP" style:font-size-complex="14pt"/>
    </style:style>
    <style:style style:name="P213" style:family="paragraph" style:parent-style-name="Table_20_Contents" style:list-style-name="L195">
      <style:text-properties style:font-name="Tahoma" fo:font-size="14pt" style:font-name-asian="Tahoma" style:font-size-asian="14pt" style:language-asian="ja" style:country-asian="JP" style:font-size-complex="14pt"/>
    </style:style>
    <style:style style:name="P214" style:family="paragraph" style:parent-style-name="Table_20_Contents" style:list-style-name="L196">
      <style:text-properties style:font-name="Tahoma" fo:font-size="14pt" style:font-name-asian="Tahoma" style:font-size-asian="14pt" style:language-asian="ja" style:country-asian="JP" style:font-size-complex="14pt"/>
    </style:style>
    <style:style style:name="P215" style:family="paragraph" style:parent-style-name="Table_20_Contents" style:list-style-name="L197">
      <style:text-properties style:font-name="Tahoma" fo:font-size="14pt" style:font-name-asian="Tahoma" style:font-size-asian="14pt" style:language-asian="ja" style:country-asian="JP" style:font-size-complex="14pt"/>
    </style:style>
    <style:style style:name="P216" style:family="paragraph" style:parent-style-name="Table_20_Contents" style:list-style-name="L198">
      <style:text-properties style:font-name="Tahoma" fo:font-size="14pt" style:font-name-asian="Tahoma" style:font-size-asian="14pt" style:language-asian="ja" style:country-asian="JP" style:font-size-complex="14pt"/>
    </style:style>
    <style:style style:name="P217" style:family="paragraph" style:parent-style-name="Table_20_Contents" style:list-style-name="L199">
      <style:text-properties style:font-name="Tahoma" fo:font-size="14pt" style:font-name-asian="Tahoma" style:font-size-asian="14pt" style:language-asian="ja" style:country-asian="JP" style:font-size-complex="14pt"/>
    </style:style>
    <style:style style:name="P218" style:family="paragraph" style:parent-style-name="Table_20_Contents" style:list-style-name="L200">
      <style:text-properties style:font-name="Tahoma" fo:font-size="14pt" style:font-name-asian="Tahoma" style:font-size-asian="14pt" style:language-asian="ja" style:country-asian="JP" style:font-size-complex="14pt"/>
    </style:style>
    <style:style style:name="P219" style:family="paragraph" style:parent-style-name="Table_20_Contents" style:list-style-name="L201">
      <style:text-properties style:font-name="Tahoma" fo:font-size="14pt" style:font-name-asian="Tahoma" style:font-size-asian="14pt" style:language-asian="ja" style:country-asian="JP" style:font-size-complex="14pt"/>
    </style:style>
    <style:style style:name="P220" style:family="paragraph" style:parent-style-name="Table_20_Contents" style:list-style-name="L202">
      <style:text-properties style:font-name="Tahoma" fo:font-size="14pt" style:font-name-asian="Tahoma" style:font-size-asian="14pt" style:language-asian="ja" style:country-asian="JP" style:font-size-complex="14pt"/>
    </style:style>
    <style:style style:name="P221" style:family="paragraph" style:parent-style-name="Table_20_Contents" style:list-style-name="L203">
      <style:text-properties style:font-name="Tahoma" fo:font-size="14pt" style:font-name-asian="Tahoma" style:font-size-asian="14pt" style:language-asian="ja" style:country-asian="JP" style:font-size-complex="14pt"/>
    </style:style>
    <style:style style:name="P222" style:family="paragraph" style:parent-style-name="Table_20_Contents" style:list-style-name="L204">
      <style:text-properties style:font-name="Tahoma" fo:font-size="14pt" style:font-name-asian="Tahoma" style:font-size-asian="14pt" style:language-asian="ja" style:country-asian="JP" style:font-size-complex="14pt"/>
    </style:style>
    <style:style style:name="P223" style:family="paragraph" style:parent-style-name="Table_20_Contents" style:list-style-name="L205">
      <style:text-properties style:font-name="Tahoma" fo:font-size="14pt" style:font-name-asian="Tahoma" style:font-size-asian="14pt" style:language-asian="ja" style:country-asian="JP" style:font-size-complex="14pt"/>
    </style:style>
    <style:style style:name="P224" style:family="paragraph" style:parent-style-name="Table_20_Contents" style:list-style-name="L206">
      <style:text-properties style:font-name="Tahoma" fo:font-size="14pt" style:font-name-asian="Tahoma" style:font-size-asian="14pt" style:language-asian="ja" style:country-asian="JP" style:font-size-complex="14pt"/>
    </style:style>
    <style:style style:name="P225" style:family="paragraph" style:parent-style-name="Table_20_Contents" style:list-style-name="L207">
      <style:text-properties style:font-name="Tahoma" fo:font-size="14pt" style:font-name-asian="Tahoma" style:font-size-asian="14pt" style:language-asian="ja" style:country-asian="JP" style:font-size-complex="14pt"/>
    </style:style>
    <style:style style:name="P226" style:family="paragraph" style:parent-style-name="Table_20_Contents" style:list-style-name="L208">
      <style:text-properties style:font-name="Tahoma" fo:font-size="14pt" style:font-name-asian="Tahoma" style:font-size-asian="14pt" style:language-asian="ja" style:country-asian="JP" style:font-size-complex="14pt"/>
    </style:style>
    <style:style style:name="P227" style:family="paragraph" style:parent-style-name="Table_20_Contents" style:list-style-name="L209">
      <style:text-properties style:font-name="Tahoma" fo:font-size="14pt" style:font-name-asian="Tahoma" style:font-size-asian="14pt" style:language-asian="ja" style:country-asian="JP" style:font-size-complex="14pt"/>
    </style:style>
    <style:style style:name="P228" style:family="paragraph" style:parent-style-name="Table_20_Contents" style:list-style-name="L210">
      <style:text-properties style:font-name="Tahoma" fo:font-size="14pt" style:font-name-asian="Tahoma" style:font-size-asian="14pt" style:language-asian="ja" style:country-asian="JP" style:font-size-complex="14pt"/>
    </style:style>
    <style:style style:name="P229" style:family="paragraph" style:parent-style-name="Table_20_Contents" style:list-style-name="L211">
      <style:text-properties style:font-name="Tahoma" fo:font-size="14pt" style:font-name-asian="Tahoma" style:font-size-asian="14pt" style:language-asian="ja" style:country-asian="JP" style:font-size-complex="14pt"/>
    </style:style>
    <style:style style:name="P230" style:family="paragraph" style:parent-style-name="Table_20_Contents" style:list-style-name="L212">
      <style:text-properties style:font-name="Tahoma" fo:font-size="14pt" style:font-name-asian="Tahoma" style:font-size-asian="14pt" style:language-asian="ja" style:country-asian="JP" style:font-size-complex="14pt"/>
    </style:style>
    <style:style style:name="P231" style:family="paragraph" style:parent-style-name="Table_20_Contents" style:list-style-name="L213">
      <style:text-properties style:font-name="Tahoma" fo:font-size="14pt" style:font-name-asian="Tahoma" style:font-size-asian="14pt" style:language-asian="ja" style:country-asian="JP" style:font-size-complex="14pt"/>
    </style:style>
    <style:style style:name="P232" style:family="paragraph" style:parent-style-name="Table_20_Contents" style:list-style-name="L214">
      <style:text-properties style:font-name="Tahoma" fo:font-size="14pt" style:font-name-asian="Tahoma" style:font-size-asian="14pt" style:language-asian="ja" style:country-asian="JP" style:font-size-complex="14pt"/>
    </style:style>
    <style:style style:name="P233" style:family="paragraph" style:parent-style-name="Table_20_Contents" style:list-style-name="L215">
      <style:text-properties style:font-name="Tahoma" fo:font-size="14pt" style:font-name-asian="Tahoma" style:font-size-asian="14pt" style:language-asian="ja" style:country-asian="JP" style:font-size-complex="14pt"/>
    </style:style>
    <style:style style:name="P234" style:family="paragraph" style:parent-style-name="Table_20_Contents" style:list-style-name="L216">
      <style:text-properties style:font-name="Tahoma" fo:font-size="14pt" style:font-name-asian="Tahoma" style:font-size-asian="14pt" style:language-asian="ja" style:country-asian="JP" style:font-size-complex="14pt"/>
    </style:style>
    <style:style style:name="P235" style:family="paragraph" style:parent-style-name="Table_20_Contents" style:list-style-name="L217">
      <style:text-properties style:font-name="Tahoma" fo:font-size="14pt" style:font-name-asian="Tahoma" style:font-size-asian="14pt" style:language-asian="ja" style:country-asian="JP" style:font-size-complex="14pt"/>
    </style:style>
    <style:style style:name="P236" style:family="paragraph" style:parent-style-name="Table_20_Contents" style:list-style-name="L218">
      <style:text-properties style:font-name="Tahoma" fo:font-size="14pt" style:font-name-asian="Tahoma" style:font-size-asian="14pt" style:language-asian="ja" style:country-asian="JP" style:font-size-complex="14pt"/>
    </style:style>
    <style:style style:name="P237" style:family="paragraph" style:parent-style-name="Table_20_Contents" style:list-style-name="L219">
      <style:text-properties style:font-name="Tahoma" fo:font-size="14pt" style:font-name-asian="Tahoma" style:font-size-asian="14pt" style:language-asian="ja" style:country-asian="JP" style:font-size-complex="14pt"/>
    </style:style>
    <style:style style:name="P238" style:family="paragraph" style:parent-style-name="Table_20_Contents" style:list-style-name="L220">
      <style:text-properties style:font-name="Tahoma" fo:font-size="14pt" style:font-name-asian="Tahoma" style:font-size-asian="14pt" style:language-asian="ja" style:country-asian="JP" style:font-size-complex="14pt"/>
    </style:style>
    <style:style style:name="P239" style:family="paragraph" style:parent-style-name="Table_20_Contents" style:list-style-name="L221">
      <style:text-properties style:font-name="Tahoma" fo:font-size="14pt" style:font-name-asian="Tahoma" style:font-size-asian="14pt" style:language-asian="ja" style:country-asian="JP" style:font-size-complex="14pt"/>
    </style:style>
    <style:style style:name="P240" style:family="paragraph" style:parent-style-name="Table_20_Contents" style:list-style-name="L222">
      <style:text-properties style:font-name="Tahoma" fo:font-size="14pt" style:font-name-asian="Tahoma" style:font-size-asian="14pt" style:language-asian="ja" style:country-asian="JP" style:font-size-complex="14pt"/>
    </style:style>
    <style:style style:name="P241" style:family="paragraph" style:parent-style-name="Table_20_Contents" style:list-style-name="L223">
      <style:text-properties style:font-name="Tahoma" fo:font-size="14pt" style:font-name-asian="Tahoma" style:font-size-asian="14pt" style:language-asian="ja" style:country-asian="JP" style:font-size-complex="14pt"/>
    </style:style>
    <style:style style:name="P242" style:family="paragraph" style:parent-style-name="Table_20_Contents" style:list-style-name="L224">
      <style:text-properties style:font-name="Tahoma" fo:font-size="14pt" style:font-name-asian="Tahoma" style:font-size-asian="14pt" style:language-asian="ja" style:country-asian="JP" style:font-size-complex="14pt"/>
    </style:style>
    <style:style style:name="P243" style:family="paragraph" style:parent-style-name="Table_20_Contents" style:list-style-name="L225">
      <style:text-properties style:font-name="Tahoma" fo:font-size="14pt" style:font-name-asian="Tahoma" style:font-size-asian="14pt" style:language-asian="ja" style:country-asian="JP" style:font-size-complex="14pt"/>
    </style:style>
    <style:style style:name="P244" style:family="paragraph" style:parent-style-name="Table_20_Contents" style:list-style-name="L226">
      <style:text-properties style:font-name="Tahoma" fo:font-size="14pt" style:font-name-asian="Tahoma" style:font-size-asian="14pt" style:language-asian="ja" style:country-asian="JP" style:font-size-complex="14pt"/>
    </style:style>
    <style:style style:name="P245" style:family="paragraph" style:parent-style-name="Table_20_Contents" style:list-style-name="L227">
      <style:text-properties style:font-name="Tahoma" fo:font-size="14pt" style:font-name-asian="Tahoma" style:font-size-asian="14pt" style:language-asian="ja" style:country-asian="JP" style:font-size-complex="14pt"/>
    </style:style>
    <style:style style:name="P246" style:family="paragraph" style:parent-style-name="Table_20_Contents" style:list-style-name="L228">
      <style:text-properties style:font-name="Tahoma" fo:font-size="14pt" style:font-name-asian="Tahoma" style:font-size-asian="14pt" style:language-asian="ja" style:country-asian="JP" style:font-size-complex="14pt"/>
    </style:style>
    <style:style style:name="P247" style:family="paragraph" style:parent-style-name="Table_20_Contents" style:list-style-name="L229">
      <style:text-properties style:font-name="Tahoma" fo:font-size="14pt" style:font-name-asian="Tahoma" style:font-size-asian="14pt" style:language-asian="ja" style:country-asian="JP" style:font-size-complex="14pt"/>
    </style:style>
    <style:style style:name="P248" style:family="paragraph" style:parent-style-name="Table_20_Contents" style:list-style-name="L230">
      <style:text-properties style:font-name="Tahoma" fo:font-size="14pt" style:font-name-asian="Tahoma" style:font-size-asian="14pt" style:language-asian="ja" style:country-asian="JP" style:font-size-complex="14pt"/>
    </style:style>
    <style:style style:name="P249" style:family="paragraph" style:parent-style-name="Table_20_Contents" style:list-style-name="L231">
      <style:text-properties style:font-name="Tahoma" fo:font-size="14pt" style:font-name-asian="Tahoma" style:font-size-asian="14pt" style:language-asian="ja" style:country-asian="JP" style:font-size-complex="14pt"/>
    </style:style>
    <style:style style:name="P250" style:family="paragraph" style:parent-style-name="Table_20_Contents" style:list-style-name="L232">
      <style:text-properties style:font-name="Tahoma" fo:font-size="14pt" style:font-name-asian="Tahoma" style:font-size-asian="14pt" style:language-asian="ja" style:country-asian="JP" style:font-size-complex="14pt"/>
    </style:style>
    <style:style style:name="P251" style:family="paragraph" style:parent-style-name="Table_20_Contents" style:list-style-name="L233">
      <style:text-properties style:font-name="Tahoma" fo:font-size="14pt" style:font-name-asian="Tahoma" style:font-size-asian="14pt" style:language-asian="ja" style:country-asian="JP" style:font-size-complex="14pt"/>
    </style:style>
    <style:style style:name="P252" style:family="paragraph" style:parent-style-name="Table_20_Contents" style:list-style-name="L234">
      <style:text-properties style:font-name="Tahoma" fo:font-size="14pt" style:font-name-asian="Tahoma" style:font-size-asian="14pt" style:language-asian="ja" style:country-asian="JP" style:font-size-complex="14pt"/>
    </style:style>
    <style:style style:name="P253" style:family="paragraph" style:parent-style-name="Table_20_Contents" style:list-style-name="L235">
      <style:text-properties style:font-name="Tahoma" fo:font-size="14pt" style:font-name-asian="Tahoma" style:font-size-asian="14pt" style:language-asian="ja" style:country-asian="JP" style:font-size-complex="14pt"/>
    </style:style>
    <style:style style:name="P254" style:family="paragraph" style:parent-style-name="Table_20_Contents" style:list-style-name="L236">
      <style:text-properties style:font-name="Tahoma" fo:font-size="14pt" style:font-name-asian="Tahoma" style:font-size-asian="14pt" style:language-asian="ja" style:country-asian="JP" style:font-size-complex="14pt"/>
    </style:style>
    <style:style style:name="P255" style:family="paragraph" style:parent-style-name="Table_20_Contents" style:list-style-name="L237">
      <style:text-properties style:font-name="Tahoma" fo:font-size="14pt" style:font-name-asian="Tahoma" style:font-size-asian="14pt" style:language-asian="ja" style:country-asian="JP" style:font-size-complex="14pt"/>
    </style:style>
    <style:style style:name="P256" style:family="paragraph" style:parent-style-name="Table_20_Contents" style:list-style-name="L238">
      <style:text-properties style:font-name="Tahoma" fo:font-size="14pt" style:font-name-asian="Tahoma" style:font-size-asian="14pt" style:language-asian="ja" style:country-asian="JP" style:font-size-complex="14pt"/>
    </style:style>
    <style:style style:name="P257" style:family="paragraph" style:parent-style-name="Table_20_Contents" style:list-style-name="L239">
      <style:text-properties style:font-name="Tahoma" fo:font-size="14pt" style:font-name-asian="Tahoma" style:font-size-asian="14pt" style:language-asian="ja" style:country-asian="JP" style:font-size-complex="14pt"/>
    </style:style>
    <style:style style:name="P258" style:family="paragraph" style:parent-style-name="Table_20_Contents" style:list-style-name="L240">
      <style:text-properties style:font-name="Tahoma" fo:font-size="14pt" style:font-name-asian="Tahoma" style:font-size-asian="14pt" style:language-asian="ja" style:country-asian="JP" style:font-size-complex="14pt"/>
    </style:style>
    <style:style style:name="P259" style:family="paragraph" style:parent-style-name="Table_20_Contents" style:list-style-name="L241">
      <style:text-properties style:font-name="Tahoma" fo:font-size="14pt" style:font-name-asian="Tahoma" style:font-size-asian="14pt" style:language-asian="ja" style:country-asian="JP" style:font-size-complex="14pt"/>
    </style:style>
    <style:style style:name="P260" style:family="paragraph" style:parent-style-name="Table_20_Contents" style:list-style-name="L242">
      <style:text-properties style:font-name="Tahoma" fo:font-size="14pt" style:font-name-asian="Tahoma" style:font-size-asian="14pt" style:language-asian="ja" style:country-asian="JP" style:font-size-complex="14pt"/>
    </style:style>
    <style:style style:name="P261" style:family="paragraph" style:parent-style-name="Table_20_Contents" style:list-style-name="L243">
      <style:text-properties style:font-name="Tahoma" fo:font-size="14pt" style:font-name-asian="Tahoma" style:font-size-asian="14pt" style:language-asian="ja" style:country-asian="JP" style:font-size-complex="14pt"/>
    </style:style>
    <style:style style:name="P262" style:family="paragraph" style:parent-style-name="Table_20_Contents" style:list-style-name="L244">
      <style:text-properties style:font-name="Tahoma" fo:font-size="14pt" style:font-name-asian="Tahoma" style:font-size-asian="14pt" style:language-asian="ja" style:country-asian="JP" style:font-size-complex="14pt"/>
    </style:style>
    <style:style style:name="P263" style:family="paragraph" style:parent-style-name="Table_20_Contents" style:list-style-name="L245">
      <style:text-properties style:font-name="Tahoma" fo:font-size="14pt" style:font-name-asian="Tahoma" style:font-size-asian="14pt" style:language-asian="ja" style:country-asian="JP" style:font-size-complex="14pt"/>
    </style:style>
    <style:style style:name="P264" style:family="paragraph" style:parent-style-name="Table_20_Contents" style:list-style-name="L246">
      <style:text-properties style:font-name="Tahoma" fo:font-size="14pt" style:font-name-asian="Tahoma" style:font-size-asian="14pt" style:language-asian="ja" style:country-asian="JP" style:font-size-complex="14pt"/>
    </style:style>
    <style:style style:name="P265" style:family="paragraph" style:parent-style-name="Table_20_Contents" style:list-style-name="L247">
      <style:text-properties style:font-name="Tahoma" fo:font-size="14pt" style:font-name-asian="Tahoma" style:font-size-asian="14pt" style:language-asian="ja" style:country-asian="JP" style:font-size-complex="14pt"/>
    </style:style>
    <style:style style:name="P266" style:family="paragraph" style:parent-style-name="Table_20_Contents" style:list-style-name="L248">
      <style:text-properties style:font-name="Tahoma" fo:font-size="14pt" style:font-name-asian="Tahoma" style:font-size-asian="14pt" style:language-asian="ja" style:country-asian="JP" style:font-size-complex="14pt"/>
    </style:style>
    <style:style style:name="P267" style:family="paragraph" style:parent-style-name="Table_20_Contents" style:list-style-name="L249">
      <style:text-properties style:font-name="Tahoma" fo:font-size="14pt" style:font-name-asian="Tahoma" style:font-size-asian="14pt" style:language-asian="ja" style:country-asian="JP" style:font-size-complex="14pt"/>
    </style:style>
    <style:style style:name="P268" style:family="paragraph" style:parent-style-name="Table_20_Contents" style:list-style-name="L250">
      <style:text-properties style:font-name="Tahoma" fo:font-size="14pt" style:font-name-asian="Tahoma" style:font-size-asian="14pt" style:language-asian="ja" style:country-asian="JP" style:font-size-complex="14pt"/>
    </style:style>
    <style:style style:name="P269" style:family="paragraph" style:parent-style-name="Table_20_Contents" style:list-style-name="L251">
      <style:text-properties style:font-name="Tahoma" fo:font-size="14pt" style:font-name-asian="Tahoma" style:font-size-asian="14pt" style:language-asian="ja" style:country-asian="JP" style:font-size-complex="14pt"/>
    </style:style>
    <style:style style:name="P270" style:family="paragraph" style:parent-style-name="Table_20_Contents" style:list-style-name="L252">
      <style:text-properties style:font-name="Tahoma" fo:font-size="14pt" style:font-name-asian="Tahoma" style:font-size-asian="14pt" style:language-asian="ja" style:country-asian="JP" style:font-size-complex="14pt"/>
    </style:style>
    <style:style style:name="P271" style:family="paragraph" style:parent-style-name="Table_20_Contents" style:list-style-name="L253">
      <style:text-properties style:font-name="Tahoma" fo:font-size="14pt" style:font-name-asian="Tahoma" style:font-size-asian="14pt" style:language-asian="ja" style:country-asian="JP" style:font-size-complex="14pt"/>
    </style:style>
    <style:style style:name="P272" style:family="paragraph" style:parent-style-name="Table_20_Contents" style:list-style-name="L254">
      <style:text-properties style:font-name="Tahoma" fo:font-size="14pt" style:font-name-asian="Tahoma" style:font-size-asian="14pt" style:language-asian="ja" style:country-asian="JP" style:font-size-complex="14pt"/>
    </style:style>
    <style:style style:name="P273" style:family="paragraph" style:parent-style-name="Table_20_Contents" style:list-style-name="L255">
      <style:text-properties style:font-name="Tahoma" fo:font-size="14pt" style:font-name-asian="Tahoma" style:font-size-asian="14pt" style:language-asian="ja" style:country-asian="JP" style:font-size-complex="14pt"/>
    </style:style>
    <style:style style:name="P274" style:family="paragraph" style:parent-style-name="Table_20_Contents" style:list-style-name="L256">
      <style:text-properties style:font-name="Tahoma" fo:font-size="14pt" style:font-name-asian="Tahoma" style:font-size-asian="14pt" style:language-asian="ja" style:country-asian="JP" style:font-size-complex="14pt"/>
    </style:style>
    <style:style style:name="P275" style:family="paragraph" style:parent-style-name="Table_20_Contents" style:list-style-name="L257">
      <style:text-properties style:font-name="Tahoma" fo:font-size="14pt" style:font-name-asian="Tahoma" style:font-size-asian="14pt" style:language-asian="ja" style:country-asian="JP" style:font-size-complex="14pt"/>
    </style:style>
    <style:style style:name="P276" style:family="paragraph" style:parent-style-name="Table_20_Contents" style:list-style-name="L258">
      <style:text-properties style:font-name="Tahoma" fo:font-size="14pt" style:font-name-asian="Tahoma" style:font-size-asian="14pt" style:language-asian="ja" style:country-asian="JP" style:font-size-complex="14pt"/>
    </style:style>
    <style:style style:name="P277" style:family="paragraph" style:parent-style-name="Table_20_Contents" style:list-style-name="L259">
      <style:text-properties style:font-name="Tahoma" fo:font-size="14pt" style:font-name-asian="Tahoma" style:font-size-asian="14pt" style:language-asian="ja" style:country-asian="JP" style:font-size-complex="14pt"/>
    </style:style>
    <style:style style:name="P278" style:family="paragraph" style:parent-style-name="Table_20_Contents" style:list-style-name="L260">
      <style:text-properties style:font-name="Tahoma" fo:font-size="14pt" style:font-name-asian="Tahoma" style:font-size-asian="14pt" style:language-asian="ja" style:country-asian="JP" style:font-size-complex="14pt"/>
    </style:style>
    <style:style style:name="P279" style:family="paragraph" style:parent-style-name="Table_20_Contents" style:list-style-name="L261">
      <style:text-properties style:font-name="Tahoma" fo:font-size="14pt" style:font-name-asian="Tahoma" style:font-size-asian="14pt" style:language-asian="ja" style:country-asian="JP" style:font-size-complex="14pt"/>
    </style:style>
    <style:style style:name="P280" style:family="paragraph" style:parent-style-name="Table_20_Contents" style:list-style-name="L262">
      <style:text-properties style:font-name="Tahoma" fo:font-size="14pt" style:font-name-asian="Tahoma" style:font-size-asian="14pt" style:language-asian="ja" style:country-asian="JP" style:font-size-complex="14pt"/>
    </style:style>
    <style:style style:name="P281" style:family="paragraph" style:parent-style-name="Table_20_Contents" style:list-style-name="L263">
      <style:text-properties style:font-name="Tahoma" fo:font-size="14pt" style:font-name-asian="Tahoma" style:font-size-asian="14pt" style:language-asian="ja" style:country-asian="JP" style:font-size-complex="14pt"/>
    </style:style>
    <style:style style:name="P282" style:family="paragraph" style:parent-style-name="Table_20_Contents" style:list-style-name="L264">
      <style:text-properties style:font-name="Tahoma" fo:font-size="14pt" style:font-name-asian="Tahoma" style:font-size-asian="14pt" style:language-asian="ja" style:country-asian="JP" style:font-size-complex="14pt"/>
    </style:style>
    <style:style style:name="P283" style:family="paragraph" style:parent-style-name="Table_20_Contents" style:list-style-name="L265">
      <style:text-properties style:font-name="Tahoma" fo:font-size="14pt" style:font-name-asian="Tahoma" style:font-size-asian="14pt" style:language-asian="ja" style:country-asian="JP" style:font-size-complex="14pt"/>
    </style:style>
    <style:style style:name="P284" style:family="paragraph" style:parent-style-name="Table_20_Contents" style:list-style-name="L266">
      <style:text-properties style:font-name="Tahoma" fo:font-size="14pt" style:font-name-asian="Tahoma" style:font-size-asian="14pt" style:language-asian="ja" style:country-asian="JP" style:font-size-complex="14pt"/>
    </style:style>
    <style:style style:name="P285" style:family="paragraph" style:parent-style-name="Table_20_Contents" style:list-style-name="L267">
      <style:text-properties style:font-name="Tahoma" fo:font-size="14pt" style:font-name-asian="Tahoma" style:font-size-asian="14pt" style:language-asian="ja" style:country-asian="JP" style:font-size-complex="14pt"/>
    </style:style>
    <style:style style:name="P286" style:family="paragraph" style:parent-style-name="Table_20_Contents" style:list-style-name="L268">
      <style:text-properties style:font-name="Tahoma" fo:font-size="14pt" style:font-name-asian="Tahoma" style:font-size-asian="14pt" style:language-asian="ja" style:country-asian="JP" style:font-size-complex="14pt"/>
    </style:style>
    <style:style style:name="P287" style:family="paragraph" style:parent-style-name="Table_20_Contents" style:list-style-name="L269">
      <style:text-properties style:font-name="Tahoma" fo:font-size="14pt" style:font-name-asian="Tahoma" style:font-size-asian="14pt" style:language-asian="ja" style:country-asian="JP" style:font-size-complex="14pt"/>
    </style:style>
    <style:style style:name="P288" style:family="paragraph" style:parent-style-name="Table_20_Contents" style:list-style-name="L270">
      <style:text-properties style:font-name="Tahoma" fo:font-size="14pt" style:font-name-asian="Tahoma" style:font-size-asian="14pt" style:language-asian="ja" style:country-asian="JP" style:font-size-complex="14pt"/>
    </style:style>
    <style:style style:name="P289" style:family="paragraph" style:parent-style-name="Table_20_Contents" style:list-style-name="L271">
      <style:text-properties style:font-name="Tahoma" fo:font-size="14pt" style:font-name-asian="Tahoma" style:font-size-asian="14pt" style:language-asian="ja" style:country-asian="JP" style:font-size-complex="14pt"/>
    </style:style>
    <style:style style:name="P290" style:family="paragraph" style:parent-style-name="Table_20_Contents" style:list-style-name="L272">
      <style:text-properties style:font-name="Tahoma" fo:font-size="14pt" style:font-name-asian="Tahoma" style:font-size-asian="14pt" style:language-asian="ja" style:country-asian="JP" style:font-size-complex="14pt"/>
    </style:style>
    <style:style style:name="P291" style:family="paragraph" style:parent-style-name="Table_20_Contents" style:list-style-name="L273">
      <style:text-properties style:font-name="Tahoma" fo:font-size="14pt" style:font-name-asian="Tahoma" style:font-size-asian="14pt" style:language-asian="ja" style:country-asian="JP" style:font-size-complex="14pt"/>
    </style:style>
    <style:style style:name="P292" style:family="paragraph" style:parent-style-name="Table_20_Contents" style:list-style-name="L274">
      <style:text-properties style:font-name="Tahoma" fo:font-size="14pt" style:font-name-asian="Tahoma" style:font-size-asian="14pt" style:language-asian="ja" style:country-asian="JP" style:font-size-complex="14pt"/>
    </style:style>
    <style:style style:name="P293" style:family="paragraph" style:parent-style-name="Table_20_Contents" style:list-style-name="L275">
      <style:text-properties style:font-name="Tahoma" fo:font-size="14pt" style:font-name-asian="Tahoma" style:font-size-asian="14pt" style:language-asian="ja" style:country-asian="JP" style:font-size-complex="14pt"/>
    </style:style>
    <style:style style:name="P294" style:family="paragraph" style:parent-style-name="Table_20_Contents" style:list-style-name="L276">
      <style:text-properties style:font-name="Tahoma" fo:font-size="14pt" style:font-name-asian="Tahoma" style:font-size-asian="14pt" style:language-asian="ja" style:country-asian="JP" style:font-size-complex="14pt"/>
    </style:style>
    <style:style style:name="P295" style:family="paragraph" style:parent-style-name="Table_20_Contents" style:list-style-name="L277">
      <style:text-properties style:font-name="Tahoma" fo:font-size="14pt" style:font-name-asian="Tahoma" style:font-size-asian="14pt" style:language-asian="ja" style:country-asian="JP" style:font-size-complex="14pt"/>
    </style:style>
    <style:style style:name="P296" style:family="paragraph" style:parent-style-name="Table_20_Contents" style:list-style-name="L278">
      <style:text-properties style:font-name="Tahoma" fo:font-size="14pt" style:font-name-asian="Tahoma" style:font-size-asian="14pt" style:language-asian="ja" style:country-asian="JP" style:font-size-complex="14pt"/>
    </style:style>
    <style:style style:name="P297" style:family="paragraph" style:parent-style-name="Table_20_Contents" style:list-style-name="L279">
      <style:text-properties style:font-name="Tahoma" fo:font-size="14pt" style:font-name-asian="Tahoma" style:font-size-asian="14pt" style:language-asian="ja" style:country-asian="JP" style:font-size-complex="14pt"/>
    </style:style>
    <style:style style:name="P298" style:family="paragraph" style:parent-style-name="Table_20_Contents" style:list-style-name="L280">
      <style:text-properties style:font-name="Tahoma" fo:font-size="14pt" style:font-name-asian="Tahoma" style:font-size-asian="14pt" style:language-asian="ja" style:country-asian="JP" style:font-size-complex="14pt"/>
    </style:style>
    <style:style style:name="P299" style:family="paragraph" style:parent-style-name="Table_20_Contents" style:list-style-name="L281">
      <style:text-properties style:font-name="Tahoma" fo:font-size="14pt" style:font-name-asian="Tahoma" style:font-size-asian="14pt" style:language-asian="ja" style:country-asian="JP" style:font-size-complex="14pt"/>
    </style:style>
    <style:style style:name="P300" style:family="paragraph" style:parent-style-name="Table_20_Contents" style:list-style-name="L282">
      <style:text-properties style:font-name="Tahoma" fo:font-size="14pt" style:font-name-asian="Tahoma" style:font-size-asian="14pt" style:language-asian="ja" style:country-asian="JP" style:font-size-complex="14pt"/>
    </style:style>
    <style:style style:name="P301" style:family="paragraph" style:parent-style-name="Table_20_Contents" style:list-style-name="L283">
      <style:text-properties style:font-name="Tahoma" fo:font-size="14pt" style:font-name-asian="Tahoma" style:font-size-asian="14pt" style:language-asian="ja" style:country-asian="JP" style:font-size-complex="14pt"/>
    </style:style>
    <style:style style:name="P302" style:family="paragraph" style:parent-style-name="Table_20_Contents" style:list-style-name="L284">
      <style:text-properties style:font-name="Tahoma" fo:font-size="14pt" style:font-name-asian="Tahoma" style:font-size-asian="14pt" style:language-asian="ja" style:country-asian="JP" style:font-size-complex="14pt"/>
    </style:style>
    <style:style style:name="P303" style:family="paragraph" style:parent-style-name="Table_20_Contents" style:list-style-name="L285">
      <style:text-properties style:font-name="Tahoma" fo:font-size="14pt" style:font-name-asian="Tahoma" style:font-size-asian="14pt" style:language-asian="ja" style:country-asian="JP" style:font-size-complex="14pt"/>
    </style:style>
    <style:style style:name="P304" style:family="paragraph" style:parent-style-name="Table_20_Contents" style:list-style-name="L286">
      <style:text-properties style:font-name="Tahoma" fo:font-size="14pt" style:font-name-asian="Tahoma" style:font-size-asian="14pt" style:language-asian="ja" style:country-asian="JP" style:font-size-complex="14pt"/>
    </style:style>
    <style:style style:name="P305" style:family="paragraph" style:parent-style-name="Table_20_Contents" style:list-style-name="L287">
      <style:text-properties style:font-name="Tahoma" fo:font-size="14pt" style:font-name-asian="Tahoma" style:font-size-asian="14pt" style:language-asian="ja" style:country-asian="JP" style:font-size-complex="14pt"/>
    </style:style>
    <style:style style:name="P306" style:family="paragraph" style:parent-style-name="Table_20_Contents" style:list-style-name="L288">
      <style:text-properties style:font-name="Tahoma" fo:font-size="14pt" style:font-name-asian="Tahoma" style:font-size-asian="14pt" style:language-asian="ja" style:country-asian="JP" style:font-size-complex="14pt"/>
    </style:style>
    <style:style style:name="P307" style:family="paragraph" style:parent-style-name="Table_20_Contents" style:list-style-name="L289">
      <style:text-properties style:font-name="Tahoma" fo:font-size="14pt" style:font-name-asian="Tahoma" style:font-size-asian="14pt" style:language-asian="ja" style:country-asian="JP" style:font-size-complex="14pt"/>
    </style:style>
    <style:style style:name="P308" style:family="paragraph" style:parent-style-name="Table_20_Contents" style:list-style-name="L290">
      <style:text-properties style:font-name="Tahoma" fo:font-size="14pt" style:font-name-asian="Tahoma" style:font-size-asian="14pt" style:language-asian="ja" style:country-asian="JP" style:font-size-complex="14pt"/>
    </style:style>
    <style:style style:name="P309" style:family="paragraph" style:parent-style-name="Table_20_Contents" style:list-style-name="L291">
      <style:text-properties style:font-name="Tahoma" fo:font-size="14pt" style:font-name-asian="Tahoma" style:font-size-asian="14pt" style:language-asian="ja" style:country-asian="JP" style:font-size-complex="14pt"/>
    </style:style>
    <style:style style:name="P310" style:family="paragraph" style:parent-style-name="Table_20_Contents" style:list-style-name="L292">
      <style:text-properties style:font-name="Tahoma" fo:font-size="14pt" style:font-name-asian="Tahoma" style:font-size-asian="14pt" style:language-asian="ja" style:country-asian="JP" style:font-size-complex="14pt"/>
    </style:style>
    <style:style style:name="P311" style:family="paragraph" style:parent-style-name="Table_20_Contents" style:list-style-name="L293">
      <style:text-properties style:font-name="Tahoma" fo:font-size="14pt" style:font-name-asian="Tahoma" style:font-size-asian="14pt" style:language-asian="ja" style:country-asian="JP" style:font-size-complex="14pt"/>
    </style:style>
    <style:style style:name="P312" style:family="paragraph" style:parent-style-name="Table_20_Contents" style:list-style-name="L294">
      <style:text-properties style:font-name="Tahoma" fo:font-size="14pt" style:font-name-asian="Tahoma" style:font-size-asian="14pt" style:language-asian="ja" style:country-asian="JP" style:font-size-complex="14pt"/>
    </style:style>
    <style:style style:name="P313" style:family="paragraph" style:parent-style-name="Table_20_Contents" style:list-style-name="L295">
      <style:text-properties style:font-name="Tahoma" fo:font-size="14pt" style:font-name-asian="Tahoma" style:font-size-asian="14pt" style:language-asian="ja" style:country-asian="JP" style:font-size-complex="14pt"/>
    </style:style>
    <style:style style:name="P314" style:family="paragraph" style:parent-style-name="Table_20_Contents" style:list-style-name="L296">
      <style:text-properties style:font-name="Tahoma" fo:font-size="14pt" style:font-name-asian="Tahoma" style:font-size-asian="14pt" style:language-asian="ja" style:country-asian="JP" style:font-size-complex="14pt"/>
    </style:style>
    <style:style style:name="P315" style:family="paragraph" style:parent-style-name="Table_20_Contents" style:list-style-name="L297">
      <style:text-properties style:font-name="Tahoma" fo:font-size="14pt" style:font-name-asian="Tahoma" style:font-size-asian="14pt" style:language-asian="ja" style:country-asian="JP" style:font-size-complex="14pt"/>
    </style:style>
    <style:style style:name="P316" style:family="paragraph" style:parent-style-name="Table_20_Contents" style:list-style-name="L298">
      <style:text-properties style:font-name="Tahoma" fo:font-size="14pt" style:font-name-asian="Tahoma" style:font-size-asian="14pt" style:language-asian="ja" style:country-asian="JP" style:font-size-complex="14pt"/>
    </style:style>
    <style:style style:name="P317" style:family="paragraph" style:parent-style-name="Table_20_Contents" style:list-style-name="L299">
      <style:text-properties style:font-name="Tahoma" fo:font-size="14pt" style:font-name-asian="Tahoma" style:font-size-asian="14pt" style:language-asian="ja" style:country-asian="JP" style:font-size-complex="14pt"/>
    </style:style>
    <style:style style:name="P318" style:family="paragraph" style:parent-style-name="Table_20_Contents" style:list-style-name="L300">
      <style:text-properties style:font-name="Tahoma" fo:font-size="14pt" style:font-name-asian="Tahoma" style:font-size-asian="14pt" style:language-asian="ja" style:country-asian="JP" style:font-size-complex="14pt"/>
    </style:style>
    <style:style style:name="P319" style:family="paragraph" style:parent-style-name="Table_20_Contents" style:list-style-name="L301">
      <style:text-properties style:font-name="Tahoma" fo:font-size="14pt" style:font-name-asian="Tahoma" style:font-size-asian="14pt" style:language-asian="ja" style:country-asian="JP" style:font-size-complex="14pt"/>
    </style:style>
    <style:style style:name="P320" style:family="paragraph" style:parent-style-name="Table_20_Contents" style:list-style-name="L302">
      <style:text-properties style:font-name="Tahoma" fo:font-size="14pt" style:font-name-asian="Tahoma" style:font-size-asian="14pt" style:language-asian="ja" style:country-asian="JP" style:font-size-complex="14pt"/>
    </style:style>
    <style:style style:name="P321" style:family="paragraph" style:parent-style-name="Table_20_Contents" style:list-style-name="L303">
      <style:text-properties style:font-name="Tahoma" fo:font-size="14pt" style:font-name-asian="Tahoma" style:font-size-asian="14pt" style:language-asian="ja" style:country-asian="JP" style:font-size-complex="14pt"/>
    </style:style>
    <style:style style:name="P322" style:family="paragraph" style:parent-style-name="Table_20_Contents" style:list-style-name="L304">
      <style:text-properties style:font-name="Tahoma" fo:font-size="14pt" style:font-name-asian="Tahoma" style:font-size-asian="14pt" style:language-asian="ja" style:country-asian="JP" style:font-size-complex="14pt"/>
    </style:style>
    <style:style style:name="P323" style:family="paragraph" style:parent-style-name="Table_20_Contents" style:list-style-name="L305">
      <style:text-properties style:font-name="Tahoma" fo:font-size="14pt" style:font-name-asian="Tahoma" style:font-size-asian="14pt" style:language-asian="ja" style:country-asian="JP" style:font-size-complex="14pt"/>
    </style:style>
    <style:style style:name="P324" style:family="paragraph" style:parent-style-name="Table_20_Contents" style:list-style-name="L306">
      <style:text-properties style:font-name="Tahoma" fo:font-size="14pt" style:font-name-asian="Tahoma" style:font-size-asian="14pt" style:language-asian="ja" style:country-asian="JP" style:font-size-complex="14pt"/>
    </style:style>
    <style:style style:name="P325" style:family="paragraph" style:parent-style-name="Table_20_Contents" style:list-style-name="L307">
      <style:text-properties style:font-name="Tahoma" fo:font-size="14pt" style:font-name-asian="Tahoma" style:font-size-asian="14pt" style:language-asian="ja" style:country-asian="JP" style:font-size-complex="14pt"/>
    </style:style>
    <style:style style:name="P326" style:family="paragraph" style:parent-style-name="Table_20_Contents" style:list-style-name="L308">
      <style:text-properties style:font-name="Tahoma" fo:font-size="14pt" style:font-name-asian="Tahoma" style:font-size-asian="14pt" style:language-asian="ja" style:country-asian="JP" style:font-size-complex="14pt"/>
    </style:style>
    <style:style style:name="P327" style:family="paragraph" style:parent-style-name="Table_20_Contents" style:list-style-name="L309">
      <style:text-properties style:font-name="Tahoma" fo:font-size="14pt" style:font-name-asian="Tahoma" style:font-size-asian="14pt" style:language-asian="ja" style:country-asian="JP" style:font-size-complex="14pt"/>
    </style:style>
    <style:style style:name="P328" style:family="paragraph" style:parent-style-name="Table_20_Contents" style:list-style-name="L310">
      <style:text-properties style:font-name="Tahoma" fo:font-size="14pt" style:font-name-asian="Tahoma" style:font-size-asian="14pt" style:language-asian="ja" style:country-asian="JP" style:font-size-complex="14pt"/>
    </style:style>
    <style:style style:name="P329" style:family="paragraph" style:parent-style-name="Table_20_Contents" style:list-style-name="L311">
      <style:text-properties style:font-name="Tahoma" fo:font-size="14pt" style:font-name-asian="Tahoma" style:font-size-asian="14pt" style:language-asian="ja" style:country-asian="JP" style:font-size-complex="14pt"/>
    </style:style>
    <style:style style:name="P330" style:family="paragraph" style:parent-style-name="Table_20_Contents" style:list-style-name="L312">
      <style:text-properties style:font-name="Tahoma" fo:font-size="14pt" style:font-name-asian="Tahoma" style:font-size-asian="14pt" style:language-asian="ja" style:country-asian="JP" style:font-size-complex="14pt"/>
    </style:style>
    <style:style style:name="P331" style:family="paragraph" style:parent-style-name="Table_20_Contents" style:list-style-name="L313">
      <style:text-properties style:font-name="Tahoma" fo:font-size="14pt" style:font-name-asian="Tahoma" style:font-size-asian="14pt" style:language-asian="ja" style:country-asian="JP" style:font-size-complex="14pt"/>
    </style:style>
    <style:style style:name="P332" style:family="paragraph" style:parent-style-name="Table_20_Contents" style:list-style-name="L314">
      <style:text-properties style:font-name="Tahoma" fo:font-size="14pt" style:font-name-asian="Tahoma" style:font-size-asian="14pt" style:language-asian="ja" style:country-asian="JP" style:font-size-complex="14pt"/>
    </style:style>
    <style:style style:name="P333" style:family="paragraph" style:parent-style-name="Table_20_Contents" style:list-style-name="L315">
      <style:text-properties style:font-name="Tahoma" fo:font-size="14pt" style:font-name-asian="Tahoma" style:font-size-asian="14pt" style:language-asian="ja" style:country-asian="JP" style:font-size-complex="14pt"/>
    </style:style>
    <style:style style:name="P334" style:family="paragraph" style:parent-style-name="Table_20_Contents" style:list-style-name="L316">
      <style:text-properties style:font-name="Tahoma" fo:font-size="14pt" style:font-name-asian="Tahoma" style:font-size-asian="14pt" style:language-asian="ja" style:country-asian="JP" style:font-size-complex="14pt"/>
    </style:style>
    <style:style style:name="P335" style:family="paragraph" style:parent-style-name="Table_20_Contents" style:list-style-name="L317">
      <style:text-properties style:font-name="Tahoma" fo:font-size="14pt" style:font-name-asian="Tahoma" style:font-size-asian="14pt" style:language-asian="ja" style:country-asian="JP" style:font-size-complex="14pt"/>
    </style:style>
    <style:style style:name="P336" style:family="paragraph" style:parent-style-name="Table_20_Contents" style:list-style-name="L318">
      <style:text-properties style:font-name="Tahoma" fo:font-size="14pt" style:font-name-asian="Tahoma" style:font-size-asian="14pt" style:language-asian="ja" style:country-asian="JP" style:font-size-complex="14pt"/>
    </style:style>
    <style:style style:name="P337" style:family="paragraph" style:parent-style-name="Table_20_Contents" style:list-style-name="L319">
      <style:text-properties style:font-name="Tahoma" fo:font-size="14pt" style:font-name-asian="Tahoma" style:font-size-asian="14pt" style:language-asian="ja" style:country-asian="JP" style:font-size-complex="14pt"/>
    </style:style>
    <style:style style:name="P338" style:family="paragraph" style:parent-style-name="Table_20_Contents" style:list-style-name="L320">
      <style:text-properties style:font-name="Tahoma" fo:font-size="14pt" style:font-name-asian="Tahoma" style:font-size-asian="14pt" style:language-asian="ja" style:country-asian="JP" style:font-size-complex="14pt"/>
    </style:style>
    <style:style style:name="P339" style:family="paragraph" style:parent-style-name="Table_20_Contents" style:list-style-name="L321">
      <style:text-properties style:font-name="Tahoma" fo:font-size="14pt" style:font-name-asian="Tahoma" style:font-size-asian="14pt" style:language-asian="ja" style:country-asian="JP" style:font-size-complex="14pt"/>
    </style:style>
    <style:style style:name="P340" style:family="paragraph" style:parent-style-name="Table_20_Contents" style:list-style-name="L322">
      <style:text-properties style:font-name="Tahoma" fo:font-size="14pt" style:font-name-asian="Tahoma" style:font-size-asian="14pt" style:language-asian="ja" style:country-asian="JP" style:font-size-complex="14pt"/>
    </style:style>
    <style:style style:name="P341" style:family="paragraph" style:parent-style-name="Table_20_Contents" style:list-style-name="L323">
      <style:text-properties style:font-name="Tahoma" fo:font-size="14pt" style:font-name-asian="Tahoma" style:font-size-asian="14pt" style:language-asian="ja" style:country-asian="JP" style:font-size-complex="14pt"/>
    </style:style>
    <style:style style:name="P342" style:family="paragraph" style:parent-style-name="Table_20_Contents" style:list-style-name="L324">
      <style:text-properties style:font-name="Tahoma" fo:font-size="14pt" style:font-name-asian="Tahoma" style:font-size-asian="14pt" style:language-asian="ja" style:country-asian="JP" style:font-size-complex="14pt"/>
    </style:style>
    <style:style style:name="P343" style:family="paragraph" style:parent-style-name="Table_20_Contents" style:list-style-name="L325">
      <style:text-properties style:font-name="Tahoma" fo:font-size="14pt" style:font-name-asian="Tahoma" style:font-size-asian="14pt" style:language-asian="ja" style:country-asian="JP" style:font-size-complex="14pt"/>
    </style:style>
    <style:style style:name="P344" style:family="paragraph" style:parent-style-name="Table_20_Contents" style:list-style-name="L326">
      <style:text-properties style:font-name="Tahoma" fo:font-size="14pt" style:font-name-asian="Tahoma" style:font-size-asian="14pt" style:language-asian="ja" style:country-asian="JP" style:font-size-complex="14pt"/>
    </style:style>
    <style:style style:name="P345" style:family="paragraph" style:parent-style-name="Table_20_Contents" style:list-style-name="L327">
      <style:text-properties style:font-name="Tahoma" fo:font-size="14pt" style:font-name-asian="Tahoma" style:font-size-asian="14pt" style:language-asian="ja" style:country-asian="JP" style:font-size-complex="14pt"/>
    </style:style>
    <style:style style:name="P346" style:family="paragraph" style:parent-style-name="Table_20_Contents" style:list-style-name="L328">
      <style:text-properties style:font-name="Tahoma" fo:font-size="14pt" style:font-name-asian="Tahoma" style:font-size-asian="14pt" style:language-asian="ja" style:country-asian="JP" style:font-size-complex="14pt"/>
    </style:style>
    <style:style style:name="P347" style:family="paragraph" style:parent-style-name="Table_20_Contents" style:list-style-name="L329">
      <style:text-properties style:font-name="Tahoma" fo:font-size="14pt" style:font-name-asian="Tahoma" style:font-size-asian="14pt" style:language-asian="ja" style:country-asian="JP" style:font-size-complex="14pt"/>
    </style:style>
    <style:style style:name="P348" style:family="paragraph" style:parent-style-name="Table_20_Contents" style:list-style-name="L330">
      <style:text-properties style:font-name="Tahoma" fo:font-size="14pt" style:font-name-asian="Tahoma" style:font-size-asian="14pt" style:language-asian="ja" style:country-asian="JP" style:font-size-complex="14pt"/>
    </style:style>
    <style:style style:name="P349" style:family="paragraph" style:parent-style-name="Table_20_Contents" style:list-style-name="L331">
      <style:text-properties style:font-name="Tahoma" fo:font-size="14pt" style:font-name-asian="Tahoma" style:font-size-asian="14pt" style:language-asian="ja" style:country-asian="JP" style:font-size-complex="14pt"/>
    </style:style>
    <style:style style:name="P350" style:family="paragraph" style:parent-style-name="Table_20_Contents" style:list-style-name="L332">
      <style:text-properties style:font-name="Tahoma" fo:font-size="14pt" style:font-name-asian="Tahoma" style:font-size-asian="14pt" style:language-asian="ja" style:country-asian="JP" style:font-size-complex="14pt"/>
    </style:style>
    <style:style style:name="P351" style:family="paragraph" style:parent-style-name="Table_20_Contents" style:list-style-name="L333">
      <style:text-properties style:font-name="Tahoma" fo:font-size="14pt" style:font-name-asian="Tahoma" style:font-size-asian="14pt" style:language-asian="ja" style:country-asian="JP" style:font-size-complex="14pt"/>
    </style:style>
    <style:style style:name="P352" style:family="paragraph" style:parent-style-name="Table_20_Contents" style:list-style-name="L334">
      <style:text-properties style:font-name="Tahoma" fo:font-size="14pt" style:font-name-asian="Tahoma" style:font-size-asian="14pt" style:language-asian="ja" style:country-asian="JP" style:font-size-complex="14pt"/>
    </style:style>
    <style:style style:name="P353" style:family="paragraph" style:parent-style-name="Table_20_Contents" style:list-style-name="L335">
      <style:text-properties style:font-name="Tahoma" fo:font-size="14pt" style:font-name-asian="Tahoma" style:font-size-asian="14pt" style:language-asian="ja" style:country-asian="JP" style:font-size-complex="14pt"/>
    </style:style>
    <style:style style:name="P354" style:family="paragraph" style:parent-style-name="Table_20_Contents" style:list-style-name="L336">
      <style:text-properties style:font-name="Tahoma" fo:font-size="14pt" style:font-name-asian="Tahoma" style:font-size-asian="14pt" style:language-asian="ja" style:country-asian="JP" style:font-size-complex="14pt"/>
    </style:style>
    <style:style style:name="P355" style:family="paragraph" style:parent-style-name="Table_20_Contents" style:list-style-name="L337">
      <style:text-properties style:font-name="Tahoma" fo:font-size="14pt" style:font-name-asian="Tahoma" style:font-size-asian="14pt" style:language-asian="ja" style:country-asian="JP" style:font-size-complex="14pt"/>
    </style:style>
    <style:style style:name="P356" style:family="paragraph" style:parent-style-name="Table_20_Contents" style:list-style-name="L338">
      <style:text-properties style:font-name="Tahoma" fo:font-size="14pt" style:font-name-asian="Tahoma" style:font-size-asian="14pt" style:language-asian="ja" style:country-asian="JP" style:font-size-complex="14pt"/>
    </style:style>
    <style:style style:name="P357" style:family="paragraph" style:parent-style-name="Table_20_Contents" style:list-style-name="L339">
      <style:text-properties style:font-name="Tahoma" fo:font-size="14pt" style:font-name-asian="Tahoma" style:font-size-asian="14pt" style:language-asian="ja" style:country-asian="JP" style:font-size-complex="14pt"/>
    </style:style>
    <style:style style:name="P358" style:family="paragraph" style:parent-style-name="Table_20_Contents" style:list-style-name="L340">
      <style:text-properties style:font-name="Tahoma" fo:font-size="14pt" style:font-name-asian="Tahoma" style:font-size-asian="14pt" style:language-asian="ja" style:country-asian="JP" style:font-size-complex="14pt"/>
    </style:style>
    <style:style style:name="P359" style:family="paragraph" style:parent-style-name="Table_20_Contents" style:list-style-name="L341">
      <style:text-properties style:font-name="Tahoma" fo:font-size="14pt" style:font-name-asian="Tahoma" style:font-size-asian="14pt" style:language-asian="ja" style:country-asian="JP" style:font-size-complex="14pt"/>
    </style:style>
    <style:style style:name="P360" style:family="paragraph" style:parent-style-name="Table_20_Contents" style:list-style-name="L342">
      <style:text-properties style:font-name="Tahoma" fo:font-size="14pt" style:font-name-asian="Tahoma" style:font-size-asian="14pt" style:language-asian="ja" style:country-asian="JP" style:font-size-complex="14pt"/>
    </style:style>
    <style:style style:name="P361" style:family="paragraph" style:parent-style-name="Table_20_Contents" style:list-style-name="L343">
      <style:text-properties style:font-name="Tahoma" fo:font-size="14pt" style:font-name-asian="Tahoma" style:font-size-asian="14pt" style:language-asian="ja" style:country-asian="JP" style:font-size-complex="14pt"/>
    </style:style>
    <style:style style:name="P362" style:family="paragraph" style:parent-style-name="Table_20_Contents" style:list-style-name="L344">
      <style:text-properties style:font-name="Tahoma" fo:font-size="14pt" style:font-name-asian="Tahoma" style:font-size-asian="14pt" style:language-asian="ja" style:country-asian="JP" style:font-size-complex="14pt"/>
    </style:style>
    <style:style style:name="P363" style:family="paragraph" style:parent-style-name="Table_20_Contents" style:list-style-name="L345">
      <style:text-properties style:font-name="Tahoma" fo:font-size="14pt" style:font-name-asian="Tahoma" style:font-size-asian="14pt" style:language-asian="ja" style:country-asian="JP" style:font-size-complex="14pt"/>
    </style:style>
    <style:style style:name="P364" style:family="paragraph" style:parent-style-name="Table_20_Contents" style:list-style-name="L346">
      <style:text-properties style:font-name="Tahoma" fo:font-size="14pt" style:font-name-asian="Tahoma" style:font-size-asian="14pt" style:language-asian="ja" style:country-asian="JP" style:font-size-complex="14pt"/>
    </style:style>
    <style:style style:name="P365" style:family="paragraph" style:parent-style-name="Table_20_Contents" style:list-style-name="L347">
      <style:text-properties style:font-name="Tahoma" fo:font-size="14pt" style:font-name-asian="Tahoma" style:font-size-asian="14pt" style:language-asian="ja" style:country-asian="JP" style:font-size-complex="14pt"/>
    </style:style>
    <style:style style:name="P366" style:family="paragraph" style:parent-style-name="Table_20_Contents" style:list-style-name="L348">
      <style:text-properties style:font-name="Tahoma" fo:font-size="14pt" style:font-name-asian="Tahoma" style:font-size-asian="14pt" style:language-asian="ja" style:country-asian="JP" style:font-size-complex="14pt"/>
    </style:style>
    <style:style style:name="P367" style:family="paragraph" style:parent-style-name="Table_20_Contents" style:list-style-name="L349">
      <style:text-properties style:font-name="Tahoma" fo:font-size="14pt" style:font-name-asian="Tahoma" style:font-size-asian="14pt" style:language-asian="ja" style:country-asian="JP" style:font-size-complex="14pt"/>
    </style:style>
    <style:style style:name="P368" style:family="paragraph" style:parent-style-name="Table_20_Contents" style:list-style-name="L350">
      <style:text-properties style:font-name="Tahoma" fo:font-size="14pt" style:font-name-asian="Tahoma" style:font-size-asian="14pt" style:language-asian="ja" style:country-asian="JP" style:font-size-complex="14pt"/>
    </style:style>
    <style:style style:name="P369" style:family="paragraph" style:parent-style-name="Table_20_Contents" style:list-style-name="L351">
      <style:text-properties style:font-name="Tahoma" fo:font-size="14pt" style:font-name-asian="Tahoma" style:font-size-asian="14pt" style:language-asian="ja" style:country-asian="JP" style:font-size-complex="14pt"/>
    </style:style>
    <style:style style:name="P370" style:family="paragraph" style:parent-style-name="Table_20_Contents" style:list-style-name="L352">
      <style:text-properties style:font-name="Tahoma" fo:font-size="14pt" style:font-name-asian="Tahoma" style:font-size-asian="14pt" style:language-asian="ja" style:country-asian="JP" style:font-size-complex="14pt"/>
    </style:style>
    <style:style style:name="P371" style:family="paragraph" style:parent-style-name="Table_20_Contents" style:list-style-name="L353">
      <style:text-properties style:font-name="Tahoma" fo:font-size="14pt" style:font-name-asian="Tahoma" style:font-size-asian="14pt" style:language-asian="ja" style:country-asian="JP" style:font-size-complex="14pt"/>
    </style:style>
    <style:style style:name="P372" style:family="paragraph" style:parent-style-name="Table_20_Contents" style:list-style-name="L354">
      <style:text-properties style:font-name="Tahoma" fo:font-size="14pt" style:font-name-asian="Tahoma" style:font-size-asian="14pt" style:language-asian="ja" style:country-asian="JP" style:font-size-complex="14pt"/>
    </style:style>
    <style:style style:name="P373" style:family="paragraph" style:parent-style-name="Table_20_Contents" style:list-style-name="L355">
      <style:text-properties style:font-name="Tahoma" fo:font-size="14pt" style:font-name-asian="Tahoma" style:font-size-asian="14pt" style:language-asian="ja" style:country-asian="JP" style:font-size-complex="14pt"/>
    </style:style>
    <style:style style:name="P374" style:family="paragraph" style:parent-style-name="Table_20_Contents" style:list-style-name="L356">
      <style:text-properties style:font-name="Tahoma" fo:font-size="14pt" style:font-name-asian="Tahoma" style:font-size-asian="14pt" style:language-asian="ja" style:country-asian="JP" style:font-size-complex="14pt"/>
    </style:style>
    <style:style style:name="P375" style:family="paragraph" style:parent-style-name="Table_20_Contents" style:list-style-name="L357">
      <style:text-properties style:font-name="Tahoma" fo:font-size="14pt" style:font-name-asian="Tahoma" style:font-size-asian="14pt" style:language-asian="ja" style:country-asian="JP" style:font-size-complex="14pt"/>
    </style:style>
    <style:style style:name="P376" style:family="paragraph" style:parent-style-name="Table_20_Contents" style:list-style-name="L358">
      <style:text-properties style:font-name="Tahoma" fo:font-size="14pt" style:font-name-asian="Tahoma" style:font-size-asian="14pt" style:language-asian="ja" style:country-asian="JP" style:font-size-complex="14pt"/>
    </style:style>
    <style:style style:name="P377" style:family="paragraph" style:parent-style-name="Table_20_Contents" style:list-style-name="L359">
      <style:text-properties style:font-name="Tahoma" fo:font-size="14pt" style:font-name-asian="Tahoma" style:font-size-asian="14pt" style:language-asian="ja" style:country-asian="JP" style:font-size-complex="14pt"/>
    </style:style>
    <style:style style:name="P378" style:family="paragraph" style:parent-style-name="Table_20_Contents" style:list-style-name="L360">
      <style:text-properties style:font-name="Tahoma" fo:font-size="14pt" style:font-name-asian="Tahoma" style:font-size-asian="14pt" style:language-asian="ja" style:country-asian="JP" style:font-size-complex="14pt"/>
    </style:style>
    <style:style style:name="P379" style:family="paragraph" style:parent-style-name="Table_20_Contents" style:list-style-name="L361">
      <style:text-properties style:font-name="Tahoma" fo:font-size="14pt" style:font-name-asian="Tahoma" style:font-size-asian="14pt" style:language-asian="ja" style:country-asian="JP" style:font-size-complex="14pt"/>
    </style:style>
    <style:style style:name="P380" style:family="paragraph" style:parent-style-name="Table_20_Contents" style:list-style-name="L362">
      <style:text-properties style:font-name="Tahoma" fo:font-size="14pt" style:font-name-asian="Tahoma" style:font-size-asian="14pt" style:language-asian="ja" style:country-asian="JP" style:font-size-complex="14pt"/>
    </style:style>
    <style:style style:name="P381" style:family="paragraph" style:parent-style-name="Table_20_Contents" style:list-style-name="L363">
      <style:text-properties style:font-name="Tahoma" fo:font-size="14pt" style:font-name-asian="Tahoma" style:font-size-asian="14pt" style:language-asian="ja" style:country-asian="JP" style:font-size-complex="14pt"/>
    </style:style>
    <style:style style:name="P382" style:family="paragraph" style:parent-style-name="Table_20_Contents" style:list-style-name="L364">
      <style:text-properties style:font-name="Tahoma" fo:font-size="14pt" style:font-name-asian="Tahoma" style:font-size-asian="14pt" style:language-asian="ja" style:country-asian="JP" style:font-size-complex="14pt"/>
    </style:style>
    <style:style style:name="P383" style:family="paragraph" style:parent-style-name="Table_20_Contents" style:list-style-name="L365">
      <style:text-properties style:font-name="Tahoma" fo:font-size="14pt" style:font-name-asian="Tahoma" style:font-size-asian="14pt" style:language-asian="ja" style:country-asian="JP" style:font-size-complex="14pt"/>
    </style:style>
    <style:style style:name="P384" style:family="paragraph" style:parent-style-name="Table_20_Contents" style:list-style-name="L368">
      <style:text-properties style:font-name="Tahoma" fo:font-size="14pt" style:font-name-asian="Tahoma" style:font-size-asian="14pt" style:language-asian="ja" style:country-asian="JP" style:font-size-complex="14pt"/>
    </style:style>
    <style:style style:name="P385" style:family="paragraph" style:parent-style-name="Table_20_Contents" style:list-style-name="L369">
      <style:text-properties style:font-name="Tahoma" fo:font-size="14pt" style:font-name-asian="Tahoma" style:font-size-asian="14pt" style:language-asian="ja" style:country-asian="JP" style:font-size-complex="14pt"/>
    </style:style>
    <style:style style:name="P386" style:family="paragraph" style:parent-style-name="Table_20_Contents" style:list-style-name="L370">
      <style:text-properties style:font-name="Tahoma" fo:font-size="14pt" style:font-name-asian="Tahoma" style:font-size-asian="14pt" style:language-asian="ja" style:country-asian="JP" style:font-size-complex="14pt"/>
    </style:style>
    <style:style style:name="P387" style:family="paragraph" style:parent-style-name="Table_20_Contents" style:list-style-name="L371">
      <style:text-properties style:font-name="Tahoma" fo:font-size="14pt" style:font-name-asian="Tahoma" style:font-size-asian="14pt" style:language-asian="ja" style:country-asian="JP" style:font-size-complex="14pt"/>
    </style:style>
    <style:style style:name="P388" style:family="paragraph" style:parent-style-name="Table_20_Contents" style:list-style-name="L372">
      <style:text-properties style:font-name="Tahoma" fo:font-size="14pt" style:font-name-asian="Tahoma" style:font-size-asian="14pt" style:language-asian="ja" style:country-asian="JP" style:font-size-complex="14pt"/>
    </style:style>
    <style:style style:name="P389" style:family="paragraph" style:parent-style-name="Table_20_Contents" style:list-style-name="L373">
      <style:text-properties style:font-name="Tahoma" fo:font-size="14pt" style:font-name-asian="Tahoma" style:font-size-asian="14pt" style:language-asian="ja" style:country-asian="JP" style:font-size-complex="14pt"/>
    </style:style>
    <style:style style:name="P390" style:family="paragraph" style:parent-style-name="Table_20_Contents" style:list-style-name="L374">
      <style:text-properties style:font-name="Tahoma" fo:font-size="14pt" style:font-name-asian="Tahoma" style:font-size-asian="14pt" style:language-asian="ja" style:country-asian="JP" style:font-size-complex="14pt"/>
    </style:style>
    <style:style style:name="P391" style:family="paragraph" style:parent-style-name="Table_20_Contents" style:list-style-name="L375">
      <style:text-properties style:font-name="Tahoma" fo:font-size="14pt" style:font-name-asian="Tahoma" style:font-size-asian="14pt" style:language-asian="ja" style:country-asian="JP" style:font-size-complex="14pt"/>
    </style:style>
    <style:style style:name="P392" style:family="paragraph" style:parent-style-name="Table_20_Contents" style:list-style-name="L376">
      <style:text-properties style:font-name="Tahoma" fo:font-size="14pt" style:font-name-asian="Tahoma" style:font-size-asian="14pt" style:language-asian="ja" style:country-asian="JP" style:font-size-complex="14pt"/>
    </style:style>
    <style:style style:name="P393" style:family="paragraph" style:parent-style-name="Table_20_Contents" style:list-style-name="L377">
      <style:text-properties style:font-name="Tahoma" fo:font-size="14pt" style:font-name-asian="Tahoma" style:font-size-asian="14pt" style:language-asian="ja" style:country-asian="JP" style:font-size-complex="14pt"/>
    </style:style>
    <style:style style:name="P394" style:family="paragraph" style:parent-style-name="Table_20_Contents" style:list-style-name="L378">
      <style:text-properties style:font-name="Tahoma" fo:font-size="14pt" style:font-name-asian="Tahoma" style:font-size-asian="14pt" style:language-asian="ja" style:country-asian="JP" style:font-size-complex="14pt"/>
    </style:style>
    <style:style style:name="P395" style:family="paragraph" style:parent-style-name="Table_20_Contents" style:list-style-name="L379">
      <style:text-properties style:font-name="Tahoma" fo:font-size="14pt" style:font-name-asian="Tahoma" style:font-size-asian="14pt" style:language-asian="ja" style:country-asian="JP" style:font-size-complex="14pt"/>
    </style:style>
    <style:style style:name="P396" style:family="paragraph" style:parent-style-name="Table_20_Contents" style:list-style-name="L380">
      <style:text-properties style:font-name="Tahoma" fo:font-size="14pt" style:font-name-asian="Tahoma" style:font-size-asian="14pt" style:language-asian="ja" style:country-asian="JP" style:font-size-complex="14pt"/>
    </style:style>
    <style:style style:name="P397" style:family="paragraph" style:parent-style-name="Table_20_Contents" style:list-style-name="L381">
      <style:text-properties style:font-name="Tahoma" fo:font-size="14pt" style:font-name-asian="Tahoma" style:font-size-asian="14pt" style:language-asian="ja" style:country-asian="JP" style:font-size-complex="14pt"/>
    </style:style>
    <style:style style:name="P398" style:family="paragraph" style:parent-style-name="Table_20_Contents" style:list-style-name="L382">
      <style:text-properties style:font-name="Tahoma" fo:font-size="14pt" style:font-name-asian="Tahoma" style:font-size-asian="14pt" style:language-asian="ja" style:country-asian="JP" style:font-size-complex="14pt"/>
    </style:style>
    <style:style style:name="P399" style:family="paragraph" style:parent-style-name="Table_20_Contents" style:list-style-name="L383">
      <style:text-properties style:font-name="Tahoma" fo:font-size="14pt" style:font-name-asian="Tahoma" style:font-size-asian="14pt" style:language-asian="ja" style:country-asian="JP" style:font-size-complex="14pt"/>
    </style:style>
    <style:style style:name="P400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401" style:family="paragraph" style:parent-style-name="Table_20_Contents">
      <style:text-properties style:font-name="ＭＳ Ｐゴシック" style:font-name-asian="ＭＳ Ｐゴシック"/>
    </style:style>
    <style:style style:name="P402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403" style:family="paragraph" style:parent-style-name="Text_20_body" style:list-style-name="L367">
      <style:text-properties style:font-name="Arial" fo:font-size="13pt" style:font-name-asian="Arimo" style:font-size-asian="13pt" style:font-size-complex="13pt"/>
    </style:style>
    <style:style style:name="P404" style:family="paragraph" style:parent-style-name="Text_20_body">
      <style:text-properties style:font-name="ＭＳ Ｐゴシック" style:font-name-asian="ＭＳ Ｐゴシック"/>
    </style:style>
    <style:style style:name="P405" style:family="paragraph" style:parent-style-name="Text_20_body" style:list-style-name="L366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40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40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40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0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4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4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1128_162946</text:p>
      <text:p text:style-name="P13">myself / towa diary / XXX</text:p>
      <text:p text:style-name="P3"><text:span text:style-name="T3">作業日：11</text:span><text:span text:style-name="T5">/27</text:span><text:span text:style-name="T4"> sa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8">1</text:p>
          </table:table-cell>
          <table:table-cell table:style-name="表21.B1" office:value-type="string">
            <text:p text:style-name="P8">現場</text:p>
          </table:table-cell>
          <table:table-cell table:style-name="表21.C1" office:value-type="string">
            <text:p text:style-name="P11">特養ホーム　和光園</text:p>
          </table:table-cell>
        </table:table-row>
        <table:table-row>
          <table:table-cell table:style-name="表21.A2" office:value-type="float" office:value="2">
            <text:p text:style-name="P8">2</text:p>
          </table:table-cell>
          <table:table-cell table:style-name="表21.B2" office:value-type="string">
            <text:p text:style-name="P8">天気</text:p>
          </table:table-cell>
          <table:table-cell table:style-name="表21.C2" office:value-type="string">
            <text:p text:style-name="P11">晴れ。구름, 있음.</text:p>
          </table:table-cell>
        </table:table-row>
        <table:table-row>
          <table:table-cell table:style-name="表21.A2" office:value-type="float" office:value="3">
            <text:p text:style-name="P8">3</text:p>
          </table:table-cell>
          <table:table-cell table:style-name="表21.B2" office:value-type="string">
            <text:p text:style-name="P8">最寄り</text:p>
          </table:table-cell>
          <table:table-cell table:style-name="表21.C2" office:value-type="string">
            <text:p text:style-name="P11">牛込柳町역</text:p>
          </table:table-cell>
        </table:table-row>
        <table:table-row>
          <table:table-cell table:style-name="表21.B2" office:value-type="string">
            <text:p text:style-name="P8">3-2</text:p>
            <text:p text:style-name="P8"/>
          </table:table-cell>
          <table:table-cell table:style-name="表21.B2" office:value-type="string">
            <text:p text:style-name="P9">開始／終了時刻</text:p>
          </table:table-cell>
          <table:table-cell table:style-name="表21.C2" office:value-type="string">
            <text:list xml:id="list8488931514866503941" text:style-name="L1">
              <text:list-item>
                <text:p text:style-name="P19">開始 <text:s/>：　１０：１０무렵</text:p>
              </text:list-item>
              <text:list-item>
                <text:p text:style-name="P19">詰所到着　：　１３：０８（손목 시계를 봤을 때의 시계(스마트폰)의 표시.）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8">4</text:p>
          </table:table-cell>
          <table:table-cell table:style-name="表21.B2" office:value-type="string">
            <text:p text:style-name="P8">他職：ポンプ</text:p>
          </table:table-cell>
          <table:table-cell table:style-name="表21.C2" office:value-type="string">
            <text:list xml:id="list3085139419429397319" text:style-name="L2">
              <text:list-item>
                <text:p text:style-name="P20">足立工業。세 사람. </text:p>
              </text:list-item>
              <text:list-item>
                <text:p text:style-name="P20">한 사람, 직장이겠지, 일본인. <text:s/>&lt;1&gt; 몸 키는 175 좀. 크다. 약간 마른 몸. &lt;2&gt; 초반에 두 번 정도 슬라브로 왔다. 그 후는 없어. &lt;3&gt; 지금 생각하면, 그 후 다른 현장으로 가던 것일까.</text:p>
              </text:list-item>
              <text:list-item>
                <text:p text:style-name="P20">다른 두 사람들은 모두 베트남 사람들인가. &lt;2&gt; 그 들의 한 사람은 이전에 한 번일까 본 적이 있어. &lt;3&gt; 눈 엉덩이가 약간 늘어져있다.</text:p>
              </text:list-item>
              <text:list-item>
                <text:p text:style-name="P20">다른 베트남인은 다시 젊은 사람. 체격이 촣다. 165 좀. 과묵.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8">5</text:p>
          </table:table-cell>
          <table:table-cell table:style-name="表21.B2" office:value-type="string">
            <text:p text:style-name="P8">他職：土工さん</text:p>
          </table:table-cell>
          <table:table-cell table:style-name="表21.C2" office:value-type="string">
            <text:list xml:id="list6055233532937419039" text:style-name="L3">
              <text:list-item>
                <text:p text:style-name="P21">바이브는 세 사람으로 했었다. 제일 마지막, 슬라브를 칠 때가 되어, 두 사람으로 했다.</text:p>
              </text:list-item>
              <text:list-item>
                <text:p text:style-name="P21">직장 분은 바이브가 아니, 아래에서 두드리기를 하고 있었을까. &lt;2&gt; 마지막 감독 분에 뭔가 말한 후 나에게 이미 끝나도 좋다라고 말하주었다. 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8">6</text:p>
          </table:table-cell>
          <table:table-cell table:style-name="表21.B2" office:value-type="string">
            <text:p text:style-name="P8">他職：電気屋さんの相番の人</text:p>
          </table:table-cell>
          <table:table-cell table:style-name="表21.C2" office:value-type="string">
            <text:list xml:id="list8680282461332514009" text:style-name="L4">
              <text:list-item>
                <text:p text:style-name="P22">상번 만을 계약한 사람인가. 나이는 60 전반일까. 몸집. 160 좀. &lt;2&gt; 최후 이 사람에게 인사는 하지않고 먼저 종료했다.</text:p>
              </text:list-item>
            </text:list>
          </table:table-cell>
        </table:table-row>
        <table:table-row>
          <table:table-cell table:style-name="表21.B2" office:value-type="string">
            <text:p text:style-name="P8">6--2</text:p>
          </table:table-cell>
          <table:table-cell table:style-name="表21.B2" office:value-type="string">
            <text:p text:style-name="P8">他職：<text:span text:style-name="T2">警備</text:span></text:p>
          </table:table-cell>
          <table:table-cell table:style-name="表21.C2" office:value-type="string">
            <text:list xml:id="list4763306211983882694" text:style-name="L5">
              <text:list-item>
                <text:p text:style-name="P23">아침, 화장실의 장소를 물었다. 가르쳐 주었다.</text:p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土間屋さん</text:span></text:p>
          </table:table-cell>
          <table:table-cell table:style-name="表21.C2" office:value-type="string">
            <text:list xml:id="list4746149783336080631" text:style-name="L6">
              <text:list-item>
                <text:p text:style-name="P24"/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大工さん</text:span></text:p>
          </table:table-cell>
          <table:table-cell table:style-name="表21.C2" office:value-type="string">
            <text:list xml:id="list1469920965487667965" text:style-name="L7">
              <text:list-item>
                <text:p text:style-name="P25"/>
              </text:list-item>
            </text:list>
          </table:table-cell>
        </table:table-row>
        <text:soft-page-break/>
        <table:table-row>
          <table:table-cell table:style-name="表21.A2" office:value-type="float" office:value="7">
            <text:p text:style-name="P8">7</text:p>
          </table:table-cell>
          <table:table-cell table:style-name="表21.B2" office:value-type="string">
            <text:p text:style-name="P8">監督さん</text:p>
          </table:table-cell>
          <table:table-cell table:style-name="表21.C2" office:value-type="string">
            <text:list xml:id="list2923672674007679644" text:style-name="L8">
              <text:list-item>
                <text:p text:style-name="P26"/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8">8</text:p>
          </table:table-cell>
          <table:table-cell table:style-name="表21.B2" office:value-type="string">
            <text:p text:style-name="P8">発注者の方</text:p>
          </table:table-cell>
          <table:table-cell table:style-name="表21.C2" office:value-type="string">
            <text:list xml:id="list6640554713661768941" text:style-name="L9">
              <text:list-item>
                <text:p text:style-name="P27">今村씨。60 전반 정도. 160 좀. 스스로 작용을 하고있다. &lt;2&gt; 아침례에서 또 다른 한 사람이 있다고 발언하고 있었다.</text:p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東和からの同僚</text:p>
          </table:table-cell>
          <table:table-cell table:style-name="表21.C2" office:value-type="string">
            <text:list xml:id="list6849856017465827972" text:style-name="L10">
              <text:list-item>
                <text:p text:style-name="P28"/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8">9</text:p>
          </table:table-cell>
          <table:table-cell table:style-name="表21.B2" office:value-type="string">
            <text:p text:style-name="P8">現場見取り図</text:p>
          </table:table-cell>
          <table:table-cell table:style-name="表21.C2" office:value-type="string">
            <text:p text:style-name="P12"/>
          </table:table-cell>
        </table:table-row>
        <table:table-row>
          <table:table-cell table:style-name="表21.A2" office:value-type="float" office:value="10">
            <text:p text:style-name="P8">10</text:p>
          </table:table-cell>
          <table:table-cell table:style-name="表21.B2" office:value-type="string">
            <text:p text:style-name="P9">段取り</text:p>
          </table:table-cell>
          <table:table-cell table:style-name="表21.C2" office:value-type="string">
            <text:list xml:id="list8831482410247203316" text:style-name="L11">
              <text:list-item>
                <text:p text:style-name="P29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行き帰りでの出来事、見聞</text:p>
          </table:table-cell>
          <table:table-cell table:style-name="表21.C2" office:value-type="string">
            <text:list xml:id="list1272365843457566334" text:style-name="L12">
              <text:list-item>
                <text:p text:style-name="P30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周囲の事物</text:p>
          </table:table-cell>
          <table:table-cell table:style-name="表21.C2" office:value-type="string">
            <text:list xml:id="list6155368480507148262" text:style-name="L13">
              <text:list-item>
                <text:p text:style-name="P31">북 쪽일까, 사원의 부지. 무덤.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8">11</text:p>
          </table:table-cell>
          <table:table-cell table:style-name="表21.B2" office:value-type="string">
            <text:p text:style-name="P9">その他</text:p>
          </table:table-cell>
          <table:table-cell table:style-name="表21.C2" office:value-type="string">
            <text:list xml:id="list6705164788304386670" text:style-name="L14">
              <text:list-item>
                <text:p text:style-name="P32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8">12</text:p>
          </table:table-cell>
          <table:table-cell table:style-name="表21.B2" office:value-type="string">
            <text:p text:style-name="P9">やってもらったこと</text:p>
          </table:table-cell>
          <table:table-cell table:style-name="表21.C2" office:value-type="string">
            <text:list xml:id="list7990672799595747028" text:style-name="L15">
              <text:list-item>
                <text:p text:style-name="P33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危険予知、危険感知</text:p>
          </table:table-cell>
          <table:table-cell table:style-name="表21.C2" office:value-type="string">
            <text:list xml:id="list3980817896555907291" text:style-name="L16">
              <text:list-item>
                <text:p text:style-name="P34">슬라브 상에서 제작물의 철금. &lt;2&gt; <text:s/>눈에 찔릴지도 모른다.</text:p>
              </text:list-item>
            </text:list>
          </table:table-cell>
        </table:table-row>
      </table:table>
      <text:p text:style-name="P13"/>
      <text:p text:style-name="P4">[/ XXXX] 20211128_170158</text:p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2</text:span><text:span text:style-name="T5">/4</text:span><text:span text:style-name="T4"> sa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8">1</text:p>
          </table:table-cell>
          <table:table-cell table:style-name="表24.B1" office:value-type="string">
            <text:p text:style-name="P8">現場</text:p>
          </table:table-cell>
          <table:table-cell table:style-name="表24.C1" office:value-type="string">
            <text:p text:style-name="P11">鵜の木３丁目計画新築工事</text:p>
          </table:table-cell>
        </table:table-row>
        <table:table-row>
          <table:table-cell table:style-name="表24.A2" office:value-type="float" office:value="2">
            <text:p text:style-name="P8">2</text:p>
          </table:table-cell>
          <table:table-cell table:style-name="表24.B2" office:value-type="string">
            <text:p text:style-name="P8">天気</text:p>
          </table:table-cell>
          <table:table-cell table:style-name="表24.C2" office:value-type="string">
            <text:p text:style-name="P11">맑다.</text:p>
          </table:table-cell>
        </table:table-row>
        <table:table-row>
          <table:table-cell table:style-name="表24.A2" office:value-type="float" office:value="3">
            <text:p text:style-name="P8">3</text:p>
          </table:table-cell>
          <table:table-cell table:style-name="表24.B2" office:value-type="string">
            <text:p text:style-name="P8">最寄り</text:p>
          </table:table-cell>
          <table:table-cell table:style-name="表24.C2" office:value-type="string">
            <text:p text:style-name="P11">鵜の木（東急多摩川線）</text:p>
          </table:table-cell>
        </table:table-row>
        <text:soft-page-break/>
        <table:table-row>
          <table:table-cell table:style-name="表24.B2" office:value-type="string">
            <text:p text:style-name="P8">3-2</text:p>
            <text:p text:style-name="P8"/>
          </table:table-cell>
          <table:table-cell table:style-name="表24.B2" office:value-type="string">
            <text:p text:style-name="P9">開始／終了時刻</text:p>
          </table:table-cell>
          <table:table-cell table:style-name="表24.C2" office:value-type="string">
            <text:list xml:id="list1683821012208091545" text:style-name="L17">
              <text:list-item>
                <text:p text:style-name="P35">開始　：　９時すぎか。</text:p>
              </text:list-item>
              <text:list-item>
                <text:p text:style-name="P35">詰所到着　：　１３：５０ 경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8">4</text:p>
          </table:table-cell>
          <table:table-cell table:style-name="表24.B2" office:value-type="string">
            <text:p text:style-name="P8">他職：ポンプ</text:p>
          </table:table-cell>
          <table:table-cell table:style-name="表24.C2" office:value-type="string">
            <text:list xml:id="list6197848866142245533" text:style-name="L18">
              <text:list-item>
                <text:p text:style-name="P36">那須産業。두 사람.</text:p>
              </text:list-item>
              <text:list-item>
                <text:p text:style-name="P36">한 사람은 일본인. <text:s/>다른 사람은 베트남인인가.</text:p>
              </text:list-item>
              <text:list-item>
                <text:p text:style-name="P36">일본인 분. 직장인가. 체격이 좋다. / 처음 때, 토공 가게 분들의 이른바 `도시락` 을 스스로 그 위치를 바꾸고 있었다. </text:p>
              </text:list-item>
              <text:list-item>
                <text:p text:style-name="P36">믹서 차량을 기다리고 있을 때 슬래브 가장자리의 벽판에 앉아, 판을 손으로 두드리고 있었다.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8">5</text:p>
          </table:table-cell>
          <table:table-cell table:style-name="表24.B2" office:value-type="string">
            <text:p text:style-name="P8">他職：土工さん</text:p>
          </table:table-cell>
          <table:table-cell table:style-name="表24.C2" office:value-type="string">
            <text:list xml:id="list7479947404403491472" text:style-name="L19">
              <text:list-item>
                <text:p text:style-name="P37">바이브(진동기), 두 사람. / 내가 담당했던 사람은 베트남인. 젊다. 작은 몸집.</text:p>
              </text:list-item>
              <text:list-item>
                <text:p text:style-name="P37">얼굴 표정이 여성적. 어쨌든 약하다. 어리석은 느낌. / 지금 다시 생각하면, 울(鬱)일까.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8">6</text:p>
          </table:table-cell>
          <table:table-cell table:style-name="表24.B2" office:value-type="string">
            <text:p text:style-name="P8">他職：電気屋さんの相番の人</text:p>
          </table:table-cell>
          <table:table-cell table:style-name="表24.C2" office:value-type="string">
            <text:list xml:id="list1465348611230687929" text:style-name="L20">
              <text:list-item>
                <text:p text:style-name="P38">본직 사람일까. 175 정도. 긴 몸집. 길쭉하다.</text:p>
              </text:list-item>
              <text:list-item>
                <text:p text:style-name="P38">마지막 나에게 먼저 끝이 좋다고 말해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>6--2</text:p>
          </table:table-cell>
          <table:table-cell table:style-name="表24.B2" office:value-type="string">
            <text:p text:style-name="P8">他職：<text:span text:style-name="T2">警備</text:span></text:p>
          </table:table-cell>
          <table:table-cell table:style-name="表24.C2" office:value-type="string">
            <text:list xml:id="list8763691577331762775" text:style-name="L21">
              <text:list-item>
                <text:p text:style-name="P39"/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土間屋さん</text:span></text:p>
          </table:table-cell>
          <table:table-cell table:style-name="表24.C2" office:value-type="string">
            <text:list xml:id="list2075915155638054270" text:style-name="L22">
              <text:list-item>
                <text:p text:style-name="P40">저 사람은 흙마 가게 분이었는가. 아침 내가 게이트 앞에 앉아고 있으면, 통용문 열쇠를 열고, 내 쪽을 보고, 수긍하고 더욱이 휴게소의 장소를 가르쳐 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大工さん</text:span></text:p>
          </table:table-cell>
          <table:table-cell table:style-name="表24.C2" office:value-type="string">
            <text:list xml:id="list3702573548773390793" text:style-name="L23">
              <text:list-item>
                <text:p text:style-name="P41"/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8">7</text:p>
          </table:table-cell>
          <table:table-cell table:style-name="表24.B2" office:value-type="string">
            <text:p text:style-name="P8">監督さん</text:p>
          </table:table-cell>
          <table:table-cell table:style-name="表24.C2" office:value-type="string">
            <text:list xml:id="list3973090436250895819" text:style-name="L24">
              <text:list-item>
                <text:p text:style-name="P42">세 명. 소장은 간사이의 사람인가. 말 속에 그 지역의 억양이 넣고 있다.</text:p>
              </text:list-item>
              <text:list-item>
                <text:p text:style-name="P42">한 사람은 젊다. 우리가 낮에 휴식을 취할 때, 화장실 앞의 비계 보드를 수리하고 있다. &lt;2&gt; 휴식할 수 없다.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8">8</text:p>
          </table:table-cell>
          <table:table-cell table:style-name="表24.B2" office:value-type="string">
            <text:p text:style-name="P8">発注者の方</text:p>
          </table:table-cell>
          <table:table-cell table:style-name="表24.C2" office:value-type="string">
            <text:list xml:id="list7663475822448636034" text:style-name="L25">
              <text:list-item>
                <text:p text:style-name="P43">종료 보고 한 때, 응답했다.</text:p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東和からの同僚</text:p>
          </table:table-cell>
          <table:table-cell table:style-name="表24.C2" office:value-type="string">
            <text:list xml:id="list235704774690064997" text:style-name="L26">
              <text:list-item>
                <text:p text:style-name="P44"/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8">9</text:p>
          </table:table-cell>
          <table:table-cell table:style-name="表24.B2" office:value-type="string">
            <text:p text:style-name="P8">現場見取り図</text:p>
          </table:table-cell>
          <table:table-cell table:style-name="表24.C2" office:value-type="string">
            <text:p text:style-name="P12"/>
          </table:table-cell>
        </table:table-row>
        <table:table-row>
          <table:table-cell table:style-name="表24.A2" office:value-type="float" office:value="10">
            <text:p text:style-name="P8">10</text:p>
          </table:table-cell>
          <table:table-cell table:style-name="表24.B2" office:value-type="string">
            <text:p text:style-name="P9">段取り</text:p>
          </table:table-cell>
          <table:table-cell table:style-name="表24.C2" office:value-type="string">
            <text:list xml:id="list7443892136915305497" text:style-name="L27">
              <text:list-item>
                <text:p text:style-name="P45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行き帰<text:soft-page-break/>りでの出来事、見聞</text:p>
          </table:table-cell>
          <table:table-cell table:style-name="表24.C2" office:value-type="string">
            <text:list xml:id="list5534926234436120211" text:style-name="L28">
              <text:list-item>
                <text:p text:style-name="P46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周囲の事物</text:p>
          </table:table-cell>
          <table:table-cell table:style-name="表24.C2" office:value-type="string">
            <text:list xml:id="list3565269491375255567" text:style-name="L29">
              <text:list-item>
                <text:p text:style-name="P47"/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8">11</text:p>
          </table:table-cell>
          <table:table-cell table:style-name="表24.B2" office:value-type="string">
            <text:p text:style-name="P9">その他</text:p>
          </table:table-cell>
          <table:table-cell table:style-name="表24.C2" office:value-type="string">
            <text:list xml:id="list8546532980016494791" text:style-name="L30">
              <text:list-item>
                <text:p text:style-name="P48"/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8">12</text:p>
          </table:table-cell>
          <table:table-cell table:style-name="表24.B2" office:value-type="string">
            <text:p text:style-name="P9">やってもらったこと</text:p>
          </table:table-cell>
          <table:table-cell table:style-name="表24.C2" office:value-type="string">
            <text:list xml:id="list2629946566630073554" text:style-name="L31">
              <text:list-item>
                <text:p text:style-name="P49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危険予知、危険感知</text:p>
          </table:table-cell>
          <table:table-cell table:style-name="表24.C2" office:value-type="string">
            <text:list xml:id="list5693993443493170471" text:style-name="L32">
              <text:list-item>
                <text:p text:style-name="P50"/>
              </text:list-item>
            </text:list>
          </table:table-cell>
        </table:table-row>
      </table:table>
      <text:p text:style-name="P13"/>
      <text:p text:style-name="P4">[/ XXXX] 20211209_091121</text:p>
      <text:p text:style-name="P13"/>
      <text:p text:style-name="P13"/>
      <text:p text:style-name="P7"/>
      <text:p text:style-name="P2">---------------------------------------------------------------</text:p>
      <text:p text:style-name="P4">[XXX] 20211209_091203</text:p>
      <text:p text:style-name="P13">myself / towa diary / XXX</text:p>
      <text:p text:style-name="P3"><text:span text:style-name="T3">作業日：12</text:span><text:span text:style-name="T5">/6</text:span><text:span text:style-name="T4"> m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11">安藤様共同住宅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11">날씨는 흐리기.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11">NHK技研（버스 정류장）二子玉川（기차）</text:p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刻</text:p>
          </table:table-cell>
          <table:table-cell table:style-name="表1.C2" office:value-type="string">
            <text:list xml:id="list7603147250604711097" text:style-name="L33">
              <text:list-item>
                <text:p text:style-name="P51">開始　：　９：１０ 정도</text:p>
              </text:list-item>
              <text:list-item>
                <text:p text:style-name="P51">詰所到着　１６：３０ 무렵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3300436467912635291" text:style-name="L34">
              <text:list-item>
                <text:p text:style-name="P52">`貢石` 。두 명</text:p>
              </text:list-item>
              <text:list-item>
                <text:p text:style-name="P52">컨트롤러를 갓고 있었던 분은 `てつ` 라는 문자가 들어있는 씰을 헬벳에 붙이고 있다.</text:p>
              </text:list-item>
              <text:list-item>
                <text:p text:style-name="P52">호스를 취급하던 분은 <text:s/>젊은 사람.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5032370035119830131" text:style-name="L35">
              <text:list-item>
                <text:p text:style-name="P53">바이브 두 명.</text:p>
              </text:list-item>
              <text:list-item>
                <text:p text:style-name="P53">내가 담당해던 분은 베트남인. 165 좀. 젊다.</text:p>
              </text:list-item>
              <text:list-item>
                <text:p text:style-name="P53">이전에도 본 적이 있을까. / 본 적이 있는 것 같은 느낌이 있다.</text:p>
              </text:list-item>
              <text:list-item>
                <text:p text:style-name="P53">마지막, 종료 근처, 내가 담당하던 그 사람이 사라 버린다. <text:soft-page-break/>/ 그래서 나는 바이브를 잡고 콘크리트를 진동 시키 시작했다.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8747873553313165142" text:style-name="L36">
              <text:list-item>
                <text:p text:style-name="P54">전회도 있던 사람. 작은 몸집. / 60좀 정도. / 도중 바이브를 방치해, 휴대폰을 조작하고 있다. 게다가, 도공 본에 아무것도 <text:s/>신호하지 않다.</text:p>
              </text:list-item>
              <text:list-item>
                <text:p text:style-name="P54">마치, 도공 분들이 거기엔 없는 것처럼.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3447164613523862205" text:style-name="L37">
              <text:list-item>
                <text:p text:style-name="P55">아는 사람. 작은 몸집. 얼굴은 둥근 윤곽선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583073634188205174" text:style-name="L38">
              <text:list-item>
                <text:p text:style-name="P56">아는 사람. 60 정도 일까. 뚱뚱한 체격. 검정한 피부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370690934241624900" text:style-name="L39">
              <text:list-item>
                <text:p text:style-name="P57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5364179713859638333" text:style-name="L40">
              <text:list-item>
                <text:p text:style-name="P58">여성 감독. 두 회 전에 있었다.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5381237003158515289" text:style-name="L41">
              <text:list-item>
                <text:p text:style-name="P59">다시 木村 씨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3271896043570901208" text:style-name="L42">
              <text:list-item>
                <text:p text:style-name="P60">中谷 씨. 아침, 영업소엔 연락은 하지 않다.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12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5193947766312675175" text:style-name="L43">
              <text:list-item>
                <text:p text:style-name="P61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1867133086244641520" text:style-name="L44">
              <text:list-item>
                <text:p text:style-name="P62">복로 버스. 유아용차를 소지한 승객. 세 쌍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4893247503883619050" text:style-name="L45">
              <text:list-item>
                <text:p text:style-name="P63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2002529851608413622" text:style-name="L46">
              <text:list-item>
                <text:p text:style-name="P64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9093972723724488306" text:style-name="L47">
              <text:list-item>
                <text:p text:style-name="P65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3949209137416008620" text:style-name="L48">
              <text:list-item>
                <text:p text:style-name="P66"/>
              </text:list-item>
            </text:list>
          </table:table-cell>
        </table:table-row>
      </table:table>
      <text:p text:style-name="P13"/>
      <text:p text:style-name="P4">[/ XXXX] 20211209_094559</text:p>
      <text:p text:style-name="P13"><text:soft-page-break/></text:p>
      <text:p text:style-name="P13"/>
      <text:p text:style-name="P7"/>
      <text:p text:style-name="P2">---------------------------------------------------------------</text:p>
      <text:p text:style-name="P4">[XXX] 20211219_162139</text:p>
      <text:p text:style-name="P13">myself / towa diary / XXX</text:p>
      <text:p text:style-name="P3"><text:span text:style-name="T3">作業日：12</text:span><text:span text:style-name="T5">/16</text:span><text:span text:style-name="T4"> th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11">ライオンズマンション広尾建替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11">밝다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11">広尾駅（日比谷線）</text:p>
          </table:table-cell>
        </table:table-row>
        <table:table-row>
          <table:table-cell table:style-name="表2.B2" office:value-type="string">
            <text:p text:style-name="P8">3-2</text:p>
            <text:p text:style-name="P8"/>
          </table:table-cell>
          <table:table-cell table:style-name="表2.B2" office:value-type="string">
            <text:p text:style-name="P9">開始／終了時刻</text:p>
          </table:table-cell>
          <table:table-cell table:style-name="表2.C2" office:value-type="string">
            <text:list xml:id="list6150999130933329741" text:style-name="L49">
              <text:list-item>
                <text:p text:style-name="P67">開始　９：００무렵 이었을까.</text:p>
              </text:list-item>
              <text:list-item>
                <text:p text:style-name="P67">詰所到着　１４：５０경.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1548906225486263196" text:style-name="L50">
              <text:list-item>
                <text:p text:style-name="P68">FUJITA</text:p>
              </text:list-item>
              <text:list-item>
                <text:p text:style-name="P68">두 명. 한 사람, 직장 처럼. 일본인. 이전에도 본 적이 있다. / 약간 작은 몸집. / 하루에 타고 있다.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5404031143806783326" text:style-name="L51">
              <text:list-item>
                <text:p text:style-name="P69">두 바이브. 모두 젊은 사람. 내가 담당했던 사람은 눈의 시선이 약간 안 쪽으로 향하고 있다.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3577782578800563437" text:style-name="L52">
              <text:list-item>
                <text:p text:style-name="P70">작은 몸집. 50대 정도 있을까. / 일에 대해 익숙해진 모습.</text:p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6895835943128556989" text:style-name="L53">
              <text:list-item>
                <text:p text:style-name="P71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5890379432987662353" text:style-name="L54">
              <text:list-item>
                <text:p text:style-name="P72">한 사람. 50대 있을까. / 얼굴의 윤곽은 세로로 길다.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5117446071656248766" text:style-name="L55">
              <text:list-item>
                <text:p text:style-name="P73">두 사람 있었을까.</text:p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5095875342138149631" text:style-name="L56">
              <text:list-item>
                <text:p text:style-name="P74">세 사람. 타설 담당은 두 사람. / 모두 키가 크다.</text:p>
              </text:list-item>
              <text:list-item>
                <text:p text:style-name="P74">한 사람은 30전후 저도 있을까. / 아침에 아침례 후 내 신규자용 기입 용지를 받아주었다.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3179372333307588832" text:style-name="L57">
              <text:list-item>
                <text:p text:style-name="P75">아침엔 전화에 나와주었다. `나는 갈 수 없지만...` 라고 한말 말해주었다.</text:p>
              </text:list-item>
            </text:list>
          </table:table-cell>
        </table:table-row>
        <text:soft-page-break/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3151992855490539677" text:style-name="L58">
              <text:list-item>
                <text:p text:style-name="P76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12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4221472181404475734" text:style-name="L59">
              <text:list-item>
                <text:p text:style-name="P77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3882878885749053110" text:style-name="L60">
              <text:list-item>
                <text:p text:style-name="P78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4203083957547338804" text:style-name="L61">
              <text:list-item>
                <text:p text:style-name="P79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8826369281157800291" text:style-name="L62">
              <text:list-item>
                <text:p text:style-name="P80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8">12</text:p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6884216557661026607" text:style-name="L63">
              <text:list-item>
                <text:p text:style-name="P81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危険予知、危険感知</text:p>
          </table:table-cell>
          <table:table-cell table:style-name="表2.C2" office:value-type="string">
            <text:list xml:id="list2429610111410620393" text:style-name="L64">
              <text:list-item>
                <text:p text:style-name="P82"/>
              </text:list-item>
            </text:list>
          </table:table-cell>
        </table:table-row>
      </table:table>
      <text:p text:style-name="P13"/>
      <text:p text:style-name="P4">[/ XXXX] 20211219_164146</text:p>
      <text:p text:style-name="P13"/>
      <text:p text:style-name="P7"/>
      <text:p text:style-name="P2">---------------------------------------------------------------</text:p>
      <text:p text:style-name="P4">[XXX] 20211227_151313</text:p>
      <text:p text:style-name="P13">myself / towa diary / XXX</text:p>
      <text:p text:style-name="P3"><text:span text:style-name="T3">作業日：12</text:span><text:span text:style-name="T5">/24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11">十日市場マンション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11">十日市場（JR）</text:p>
          </table:table-cell>
        </table:table-row>
        <table:table-row>
          <table:table-cell table:style-name="表3.B2" office:value-type="string">
            <text:p text:style-name="P8">3-2</text:p>
            <text:p text:style-name="P8"/>
          </table:table-cell>
          <table:table-cell table:style-name="表3.B2" office:value-type="string">
            <text:p text:style-name="P9">開始／終了時刻</text:p>
          </table:table-cell>
          <table:table-cell table:style-name="表3.C2" office:value-type="string">
            <text:list xml:id="list2569325649837145175" text:style-name="L65">
              <text:list-item>
                <text:p text:style-name="P83">開始　9시 무렵</text:p>
              </text:list-item>
              <text:list-item>
                <text:p text:style-name="P83">詰所到着　：　１６：０５ぐらい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2989628865879125092" text:style-name="L66">
              <text:list-item>
                <text:p text:style-name="P84">10 톤. 회사명은 불명. 알아려고 하지 않았다.</text:p>
              </text:list-item>
              <text:list-item>
                <text:p text:style-name="P84">두 명. 모두 젊은 사람.</text:p>
              </text:list-item>
              <text:list-item>
                <text:p text:style-name="P84">한 사람. <text:s/>타설 도중에 말했던 말 : `나는 머리가 나쁘기 때<text:soft-page-break/>문에...`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1477660223531758745" text:style-name="L67">
              <text:list-item>
                <text:p text:style-name="P85">바이브 두 명. 세 명 이었던 때도 있었을까.</text:p>
              </text:list-item>
              <text:list-item>
                <text:p text:style-name="P85">직장 처럼 사람은 바이브 담당. &lt;2&gt; 세탁 담당했던 분. 일시적으로 바이브도. &lt;3&gt; 175 정도. 60대 있는가. 발달 관계 이상이 갖고 있는 모습. 얼굴의 표정.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3772440220528799804" text:style-name="L68">
              <text:list-item>
                <text:p text:style-name="P86">전기 본직 분 있을까. &lt;2&gt; 아사쿠사에서 오는다라고 한다.</text:p>
              </text:list-item>
              <text:list-item>
                <text:p text:style-name="P86">1 층의 나머지 부분의 타설. &lt;2&gt; `장캥` 을 하고 그 사람이 담당학 것으로 했다.</text:p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2">警備</text:span></text:p>
          </table:table-cell>
          <table:table-cell table:style-name="表3.C2" office:value-type="string">
            <text:list xml:id="list1432857646644689313" text:style-name="L69">
              <text:list-item>
                <text:p text:style-name="P87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土間屋さん</text:span></text:p>
          </table:table-cell>
          <table:table-cell table:style-name="表3.C2" office:value-type="string">
            <text:list xml:id="list5641881892135308374" text:style-name="L70">
              <text:list-item>
                <text:p text:style-name="P88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大工さん</text:span></text:p>
          </table:table-cell>
          <table:table-cell table:style-name="表3.C2" office:value-type="string">
            <text:list xml:id="list6627659954748407893" text:style-name="L71">
              <text:list-item>
                <text:p text:style-name="P89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4932217782978952033" text:style-name="L72">
              <text:list-item>
                <text:p text:style-name="P90">슬래브 담당 감독. 젊은 사람. &lt;2&gt; 한 때, 토양 담당 직공 분에서 꾸짖었다.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6716328371200130849" text:style-name="L73">
              <text:list-item>
                <text:p text:style-name="P91">타설 종료 후, 휴게소 앞에서 전화했다. 16시 5분 무렵. &lt;2&gt; (나는) 거기(휴게소)에 가기 때문에, 거기에서 기다리라 라고 했다. &lt;3&gt; 20 분 무렵, 아직 오지않다. 전화를 하려고 했을 때 담당 사람, 건노 씨가 근처에서 걷고 있었다. &lt;4&gt; 전화를 했으면, `(갈 수 없으니까) 사인을 (스스로) 하라` 라고 했다.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3209817490764798773" text:style-name="L74">
              <text:list-item>
                <text:p text:style-name="P92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12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8913658166636937785" text:style-name="L75">
              <text:list-item>
                <text:p text:style-name="P93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見聞</text:p>
          </table:table-cell>
          <table:table-cell table:style-name="表3.C2" office:value-type="string">
            <text:list xml:id="list5454620287399481055" text:style-name="L76">
              <text:list-item>
                <text:p text:style-name="P94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2180792761520799620" text:style-name="L77">
              <text:list-item>
                <text:p text:style-name="P95">“十日市場　夢タウン”だったか。そんな名称の、団地の案内板が、現場の前の歩道に、立っていた。その前の車道の向こう側。いくつか、マンションが散在しているらしい。ピンクがかった色の屋根の、大きめの棟が、３つ<text:soft-page-break/>４つ、他の建物の合間に、見えている。</text:p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1418805767746623684" text:style-name="L78">
              <text:list-item>
                <text:p text:style-name="P96"/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8">12</text:p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6399317376992652447" text:style-name="L79">
              <text:list-item>
                <text:p text:style-name="P97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危険予知、危険感知</text:p>
          </table:table-cell>
          <table:table-cell table:style-name="表3.C2" office:value-type="string">
            <text:list xml:id="list2471622424043646952" text:style-name="L80">
              <text:list-item>
                <text:p text:style-name="P98"/>
              </text:list-item>
            </text:list>
          </table:table-cell>
        </table:table-row>
      </table:table>
      <text:p text:style-name="P13"/>
      <text:p text:style-name="P4">[/ XXXX] 20211227_155712</text:p>
      <text:p text:style-name="P13"/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</text:span><text:span text:style-name="T5">/7</text:span><text:span text:style-name="T4">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11">ブリシア高島町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11">날씨. 맑은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11">高島町（市営地下鉄）</text:p>
          </table:table-cell>
        </table:table-row>
        <table:table-row>
          <table:table-cell table:style-name="表4.B2" office:value-type="string">
            <text:p text:style-name="P8">3-2</text:p>
            <text:p text:style-name="P8"/>
          </table:table-cell>
          <table:table-cell table:style-name="表4.B2" office:value-type="string">
            <text:p text:style-name="P9">開始／終了時刻</text:p>
          </table:table-cell>
          <table:table-cell table:style-name="表4.C2" office:value-type="string">
            <text:list xml:id="list8012366814980395874" text:style-name="L81">
              <text:list-item>
                <text:p text:style-name="P99">開始　：　10 시 지날 때.</text:p>
              </text:list-item>
              <text:list-item>
                <text:p text:style-name="P99">詰所到着 <text:s/>: <text:s/>16:40 (시계를 보면)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8598634017671930622" text:style-name="L82">
              <text:list-item>
                <text:p text:style-name="P100">3 명. 모두 일본 사람.</text:p>
              </text:list-item>
              <text:list-item>
                <text:p text:style-name="P100">호스를 잡고 있었던 사람. 젊은 사람. 20대 후방 정도 일까.</text:p>
              </text:list-item>
              <text:list-item>
                <text:p text:style-name="P100">호스 돌리기 담당. 약간 높은 나이의 사람. 60 대 전반 일까. 얼굴 피부는 얕은 검은 색. 얼굴 피부는 얕은 검은 색.</text:p>
              </text:list-item>
              <text:list-item>
                <text:p text:style-name="P100">직장 일까, 약간 뚱뚱한 사람. 50 전후 일까. `빨리 귀가하고 싶다` 라고 중얼거려 있었다.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1180863994992105665" text:style-name="L83">
              <text:list-item>
                <text:p text:style-name="P101">내가 담당한 사람. 얼굴 윤곽은 사각형. 165 정도. </text:p>
              </text:list-item>
              <text:list-item>
                <text:p text:style-name="P101">씻기 담당. 외국인. 남아시아계의 얼굴 모습. 방글라데시 일까.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<text:soft-page-break/>相番の人</text:p>
          </table:table-cell>
          <table:table-cell table:style-name="表4.C2" office:value-type="string">
            <text:list xml:id="list8031130366041917232" text:style-name="L84">
              <text:list-item>
                <text:p text:style-name="P102">도어와의 사이터어 씨. 전기 가게의 상번(相番)</text:p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2">警備</text:span></text:p>
          </table:table-cell>
          <table:table-cell table:style-name="表4.C2" office:value-type="string">
            <text:list xml:id="list6797940333739243198" text:style-name="L85">
              <text:list-item>
                <text:p text:style-name="P103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土間屋さん</text:span></text:p>
          </table:table-cell>
          <table:table-cell table:style-name="表4.C2" office:value-type="string">
            <text:list xml:id="list8490587262558170062" text:style-name="L86">
              <text:list-item>
                <text:p text:style-name="P104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大工さん</text:span></text:p>
          </table:table-cell>
          <table:table-cell table:style-name="表4.C2" office:value-type="string">
            <text:list xml:id="list7045882899115182243" text:style-name="L87">
              <text:list-item>
                <text:p text:style-name="P105"/>
              </text:list-item>
            </text:list>
          </table:table-cell>
        </table:table-row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1238451587592011700" text:style-name="L88">
              <text:list-item>
                <text:p text:style-name="P106">젊은 사람. 30대 전반 일까. 목소리가 높다. 신경질적인.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6566333296470525387" text:style-name="L89">
              <text:list-item>
                <text:p text:style-name="P107">50대 일까. 아침, 그리고 종료시. 모두 전화에 응답 해주었다.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7646497194047314017" text:style-name="L90">
              <text:list-item>
                <text:p text:style-name="P108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12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1713093112513017706" text:style-name="L91">
              <text:list-item>
                <text:p text:style-name="P109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3686889002723743315" text:style-name="L92">
              <text:list-item>
                <text:p text:style-name="P110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7523697185337449626" text:style-name="L93">
              <text:list-item>
                <text:p text:style-name="P111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6024518020132292550" text:style-name="L94">
              <text:list-item>
                <text:p text:style-name="P112"/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8">12</text:p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5052345663828492937" text:style-name="L95">
              <text:list-item>
                <text:p text:style-name="P113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危険予知、危険感知</text:p>
          </table:table-cell>
          <table:table-cell table:style-name="表4.C2" office:value-type="string">
            <text:list xml:id="list8136460278764985317" text:style-name="L96">
              <text:list-item>
                <text:p text:style-name="P114">梁の上の配筋。間隔が大きい場所、あり。前回か、左脚、ズボッと、落ちた。真下に落ちて、身体は動かなかった。足は折れなかった。</text:p>
              </text:list-item>
              <text:list-item>
                <text:p text:style-name="P114">（対策）下見のときに、見る対象。梁に渡してある配筋、間隔の長短も、入れよう。</text:p>
              </text:list-item>
            </text:list>
          </table:table-cell>
        </table:table-row>
      </table:table>
      <text:p text:style-name="P13"/>
      <text:p text:style-name="P4">[/ XXXX] 20220109_141036</text:p>
      <text:p text:style-name="P1"/>
      <text:p text:style-name="P1"/>
      <text:p text:style-name="P7"><text:soft-page-break/></text:p>
      <text:p text:style-name="P1"/>
      <text:p text:style-name="P2">---------------------------------------------------------------</text:p>
      <text:p text:style-name="P4">[XXX] 20220117_163040</text:p>
      <text:p text:style-name="P13">myself / towa diary / XXX</text:p>
      <text:p text:style-name="P3"><text:span text:style-name="T3">作業日：01</text:span><text:span text:style-name="T5">/14</text:span><text:span text:style-name="T4"> f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8">現場</text:p>
          </table:table-cell>
          <table:table-cell table:style-name="表5.C1" office:value-type="string">
            <text:p text:style-name="P11">雪が谷大塚プロジェクト</text:p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8">天気</text:p>
          </table:table-cell>
          <table:table-cell table:style-name="表5.C2" office:value-type="string">
            <text:p text:style-name="P11">맑다. 구름, 있다.</text:p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8">最寄り</text:p>
          </table:table-cell>
          <table:table-cell table:style-name="表5.C2" office:value-type="string">
            <text:p text:style-name="P11">雪が谷大塚駅（池上線）</text:p>
          </table:table-cell>
        </table:table-row>
        <table:table-row>
          <table:table-cell table:style-name="表5.B2" office:value-type="string">
            <text:p text:style-name="P8">3-2</text:p>
            <text:p text:style-name="P8"/>
          </table:table-cell>
          <table:table-cell table:style-name="表5.B2" office:value-type="string">
            <text:p text:style-name="P9">開始／終了時刻</text:p>
          </table:table-cell>
          <table:table-cell table:style-name="表5.C2" office:value-type="string">
            <text:list xml:id="list7723528571886685469" text:style-name="L97">
              <text:list-item>
                <text:p text:style-name="P115">開始　： ９時半すぎ。</text:p>
              </text:list-item>
              <text:list-item>
                <text:p text:style-name="P115">詰所到着　：　１５：００무렵 일까.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8">4</text:p>
          </table:table-cell>
          <table:table-cell table:style-name="表5.B2" office:value-type="string">
            <text:p text:style-name="P8">他職：ポンプ</text:p>
          </table:table-cell>
          <table:table-cell table:style-name="表5.C2" office:value-type="string">
            <text:list xml:id="list3203844737602329879" text:style-name="L98">
              <text:list-item>
                <text:p text:style-name="P116"/>
              </text:list-item>
            </text:list>
          </table:table-cell>
        </table:table-row>
        <table:table-row>
          <table:table-cell table:style-name="表5.A2" office:value-type="float" office:value="5">
            <text:p text:style-name="P8">5</text:p>
          </table:table-cell>
          <table:table-cell table:style-name="表5.B2" office:value-type="string">
            <text:p text:style-name="P8">他職：土工さん</text:p>
          </table:table-cell>
          <table:table-cell table:style-name="表5.C2" office:value-type="string">
            <text:list xml:id="list2628734198969882648" text:style-name="L99">
              <text:list-item>
                <text:p text:style-name="P117">세탁 담당 사람. 고령이라고 보인다.</text:p>
              </text:list-item>
              <text:list-item>
                <text:p text:style-name="P117">한 번, 이 사람이 다른 작업자에게 양동이를 지나주세요 라고 말했다. &lt;2&gt; 나는 양동이 근처서 있었으니까, 나가 양동이를 잡고, 그에게 지나졌다.</text:p>
              </text:list-item>
              <text:list-item>
                <text:p text:style-name="P117">&lt;3&gt; 그러자, `감사 드립니다` 라고, 위협을 느끼고 있는 처럼, 밀했다.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8">6</text:p>
          </table:table-cell>
          <table:table-cell table:style-name="表5.B2" office:value-type="string">
            <text:p text:style-name="P8">他職：電気屋さんの相番の人</text:p>
          </table:table-cell>
          <table:table-cell table:style-name="表5.C2" office:value-type="string">
            <text:list xml:id="list281018501885587823" text:style-name="L100">
              <text:list-item>
                <text:p text:style-name="P118">젊은 사람. 30대 중반 정도 일까.</text:p>
              </text:list-item>
              <text:list-item>
                <text:p text:style-name="P118">&lt;2&gt; 마지막, 나는 슬래브를 떠날 때, 그에 대해 손을 흔들며 인사했다.</text:p>
              </text:list-item>
            </text:list>
          </table:table-cell>
        </table:table-row>
        <table:table-row>
          <table:table-cell table:style-name="表5.B2" office:value-type="string">
            <text:p text:style-name="P8">6--2</text:p>
          </table:table-cell>
          <table:table-cell table:style-name="表5.B2" office:value-type="string">
            <text:p text:style-name="P8">他職：<text:span text:style-name="T2">警備</text:span></text:p>
          </table:table-cell>
          <table:table-cell table:style-name="表5.C2" office:value-type="string">
            <text:list xml:id="list8519194212164598247" text:style-name="L101">
              <text:list-item>
                <text:p text:style-name="P119">전 번에도 있었던 사람. &lt;2&gt; 이 번도 종이를 그에서 주졌다.</text:p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土間屋さん</text:span></text:p>
          </table:table-cell>
          <table:table-cell table:style-name="表5.C2" office:value-type="string">
            <text:list xml:id="list2271793596673106445" text:style-name="L102">
              <text:list-item>
                <text:p text:style-name="P120"/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大工さん</text:span></text:p>
          </table:table-cell>
          <table:table-cell table:style-name="表5.C2" office:value-type="string">
            <text:list xml:id="list3506379870018138631" text:style-name="L103">
              <text:list-item>
                <text:p text:style-name="P121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8">7</text:p>
          </table:table-cell>
          <table:table-cell table:style-name="表5.B2" office:value-type="string">
            <text:p text:style-name="P8">監督さん</text:p>
          </table:table-cell>
          <table:table-cell table:style-name="表5.C2" office:value-type="string">
            <text:list xml:id="list3965736209920607070" text:style-name="L104">
              <text:list-item>
                <text:p text:style-name="P122">슬래브 담당, 여성 감독.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8">8</text:p>
          </table:table-cell>
          <table:table-cell table:style-name="表5.B2" office:value-type="string">
            <text:p text:style-name="P8">発注者の方</text:p>
          </table:table-cell>
          <table:table-cell table:style-name="表5.C2" office:value-type="string">
            <text:list xml:id="list2272542115821919314" text:style-name="L105">
              <text:list-item>
                <text:p text:style-name="P123">아침엔 본인이 전화로 나가셨다.</text:p>
              </text:list-item>
            </text:list>
          </table:table-cell>
        </table:table-row>
        <text:soft-page-break/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東和からの同僚</text:p>
          </table:table-cell>
          <table:table-cell table:style-name="表5.C2" office:value-type="string">
            <text:list xml:id="list5831935697536727297" text:style-name="L106">
              <text:list-item>
                <text:p text:style-name="P124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8">9</text:p>
          </table:table-cell>
          <table:table-cell table:style-name="表5.B2" office:value-type="string">
            <text:p text:style-name="P8">現場見取り図</text:p>
          </table:table-cell>
          <table:table-cell table:style-name="表5.C2" office:value-type="string">
            <text:p text:style-name="P12"/>
          </table:table-cell>
        </table:table-row>
        <table:table-row>
          <table:table-cell table:style-name="表5.A2" office:value-type="float" office:value="10">
            <text:p text:style-name="P8">10</text:p>
          </table:table-cell>
          <table:table-cell table:style-name="表5.B2" office:value-type="string">
            <text:p text:style-name="P9">段取り</text:p>
          </table:table-cell>
          <table:table-cell table:style-name="表5.C2" office:value-type="string">
            <text:list xml:id="list2992048024777248439" text:style-name="L107">
              <text:list-item>
                <text:p text:style-name="P125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行き帰りでの出来事、見聞</text:p>
          </table:table-cell>
          <table:table-cell table:style-name="表5.C2" office:value-type="string">
            <text:list xml:id="list1762159268126083263" text:style-name="L108">
              <text:list-item>
                <text:p text:style-name="P126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周囲の事物</text:p>
          </table:table-cell>
          <table:table-cell table:style-name="表5.C2" office:value-type="string">
            <text:list xml:id="list187447032260123565" text:style-name="L109">
              <text:list-item>
                <text:p text:style-name="P127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8">11</text:p>
          </table:table-cell>
          <table:table-cell table:style-name="表5.B2" office:value-type="string">
            <text:p text:style-name="P9">その他</text:p>
          </table:table-cell>
          <table:table-cell table:style-name="表5.C2" office:value-type="string">
            <text:list xml:id="list379931609629017595" text:style-name="L110">
              <text:list-item>
                <text:p text:style-name="P128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8">12</text:p>
          </table:table-cell>
          <table:table-cell table:style-name="表5.B2" office:value-type="string">
            <text:p text:style-name="P9">やってもらったこと</text:p>
          </table:table-cell>
          <table:table-cell table:style-name="表5.C2" office:value-type="string">
            <text:list xml:id="list838564513375439099" text:style-name="L111">
              <text:list-item>
                <text:p text:style-name="P129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危険予知、危険感知</text:p>
          </table:table-cell>
          <table:table-cell table:style-name="表5.C2" office:value-type="string">
            <text:list xml:id="list5416926641830615334" text:style-name="L112">
              <text:list-item>
                <text:p text:style-name="P130"/>
              </text:list-item>
            </text:list>
          </table:table-cell>
        </table:table-row>
      </table:table>
      <text:p text:style-name="P13"/>
      <text:p text:style-name="P4">[/ XXXX] 20220117_165451</text:p>
      <text:p text:style-name="P5"/>
      <text:p text:style-name="P5"/>
      <text:p text:style-name="P5"/>
      <text:p text:style-name="P7"/>
      <text:p text:style-name="P2">---------------------------------------------------------------</text:p>
      <text:p text:style-name="P4">[XXX] 20220124_125559</text:p>
      <text:p text:style-name="P13">myself / towa diary / XXX</text:p>
      <text:p text:style-name="P3"><text:span text:style-name="T3">作業日：</text:span><text:span text:style-name="T5">XX/</text:span><text:span text:style-name="T4">XX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8">現場</text:p>
          </table:table-cell>
          <table:table-cell table:style-name="表6.C1" office:value-type="string">
            <text:p text:style-name="P11">九段北４丁目建替</text:p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8">天気</text:p>
          </table:table-cell>
          <table:table-cell table:style-name="表6.C2" office:value-type="string">
            <text:p text:style-name="P11">맑은 날씨. / 아침엔 바람, 좀. 추운 바람. <text:s/>/ 발끝이 차갑고, 아팠다. 힘들었다. &lt;== <office:annotation office:name="__Annotation__2310_273173072"><dc:creator>iwabuchi ken</dc:creator><dc:date>2022-01-28T16:07:27.53</dc:date><text:p text:style-name="P411"><text:span text:style-name="T6">追加</text:span></text:p></office:annotation>ホッカイロ、足用。指の下へ。上側ではなく。<office:annotation-end office:name="__Annotation__2310_273173072"/></text:p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8">最寄り</text:p>
          </table:table-cell>
          <table:table-cell table:style-name="表6.C2" office:value-type="string">
            <text:p text:style-name="P11">市ヶ谷역.</text:p>
          </table:table-cell>
        </table:table-row>
        <table:table-row>
          <table:table-cell table:style-name="表6.B2" office:value-type="string">
            <text:p text:style-name="P8">3-2</text:p>
            <text:p text:style-name="P8"/>
          </table:table-cell>
          <table:table-cell table:style-name="表6.B2" office:value-type="string">
            <text:p text:style-name="P9">開始／終了時<text:soft-page-break/>刻</text:p>
          </table:table-cell>
          <table:table-cell table:style-name="表6.C2" office:value-type="string">
            <text:list xml:id="list2155071344880894459" text:style-name="L113">
              <text:list-item>
                <text:p text:style-name="P131">開始　：　9:15 경.</text:p>
              </text:list-item>
              <text:list-item>
                <text:p text:style-name="P131">詰所到着　　：　16:00 경.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8">他職：ポンプ</text:p>
          </table:table-cell>
          <table:table-cell table:style-name="表6.C2" office:value-type="string">
            <text:list xml:id="list1885707129665425499" text:style-name="L114">
              <text:list-item>
                <text:p text:style-name="P132">“KYOEI FUJITA”</text:p>
              </text:list-item>
              <text:list-item>
                <text:p text:style-name="P132">3 명. 한 사람은 일본인. / 타설 후반엔 베트남인 두 사람.</text:p>
              </text:list-item>
              <text:list-item>
                <text:p text:style-name="P132"/>
              </text:list-item>
            </text:list>
          </table:table-cell>
        </table:table-row>
        <table:table-row>
          <table:table-cell table:style-name="表6.A2" office:value-type="float" office:value="5">
            <text:p text:style-name="P8">5</text:p>
          </table:table-cell>
          <table:table-cell table:style-name="表6.B2" office:value-type="string">
            <text:p text:style-name="P8">他職：土工さん</text:p>
          </table:table-cell>
          <table:table-cell table:style-name="表6.C2" office:value-type="string">
            <text:list xml:id="list7274474787279947640" text:style-name="L115">
              <text:list-item>
                <text:p text:style-name="P133"/>
              </text:list-item>
            </text:list>
          </table:table-cell>
        </table:table-row>
        <table:table-row>
          <table:table-cell table:style-name="表6.A2" office:value-type="float" office:value="6">
            <text:p text:style-name="P8">6</text:p>
          </table:table-cell>
          <table:table-cell table:style-name="表6.B2" office:value-type="string">
            <text:p text:style-name="P8">他職：電気屋さんの相番の人</text:p>
          </table:table-cell>
          <table:table-cell table:style-name="表6.C2" office:value-type="string">
            <text:list xml:id="list3449390180974663595" text:style-name="L116">
              <text:list-item>
                <text:p text:style-name="P134">본직자 일까. 젊은 사람. 20대 후반 정도 일까. 몸은 173 정도. 크다.</text:p>
              </text:list-item>
            </text:list>
          </table:table-cell>
        </table:table-row>
        <table:table-row>
          <table:table-cell table:style-name="表6.B2" office:value-type="string">
            <text:p text:style-name="P8">6--2</text:p>
          </table:table-cell>
          <table:table-cell table:style-name="表6.B2" office:value-type="string">
            <text:p text:style-name="P8">他職：<text:span text:style-name="T2">警備</text:span></text:p>
          </table:table-cell>
          <table:table-cell table:style-name="表6.C2" office:value-type="string">
            <text:list xml:id="list8364734399919334930" text:style-name="L117">
              <text:list-item>
                <text:p text:style-name="P135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土間屋さん</text:span></text:p>
          </table:table-cell>
          <table:table-cell table:style-name="表6.C2" office:value-type="string">
            <text:list xml:id="list6379667171596044295" text:style-name="L118">
              <text:list-item>
                <text:p text:style-name="P136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大工さん</text:span></text:p>
          </table:table-cell>
          <table:table-cell table:style-name="表6.C2" office:value-type="string">
            <text:list xml:id="list5004330358301457284" text:style-name="L119">
              <text:list-item>
                <text:p text:style-name="P137">두 사람. (1) 직장 처럼 사람, 일본인 일깜. 173 정도. 햇볕에 탄 얼굴. (2) 마지막 슬라브 가장자리. 스스로 바이브를 하고 있었다. 끝났을 때, `완벽하야!` 라고 목고리를 내고있었다.</text:p>
              </text:list-item>
              <text:list-item>
                <text:p text:style-name="P137">다른 사람은 베트남인. 젊은 사람. / 견습 중 일깜. 침착하다.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8">7</text:p>
          </table:table-cell>
          <table:table-cell table:style-name="表6.B2" office:value-type="string">
            <text:p text:style-name="P8">監督さん</text:p>
          </table:table-cell>
          <table:table-cell table:style-name="表6.C2" office:value-type="string">
            <text:list xml:id="list3658520438664183185" text:style-name="L120">
              <text:list-item>
                <text:p text:style-name="P138">두 사람. (1) 소장. 약간 몸집. 목소리가 크다. (2) 마지막 타설이 끝난 후, 내에게 목소리를 던지고 주었다. (3) 아침엔 갈아입기에 관해, 사무소서 할 수 있다고 말해주었다.</text:p>
              </text:list-item>
              <text:list-item>
                <text:p text:style-name="P138">다른 감독 분. 젊은 사람. 20대 일까. &lt;2&gt; 헬멧에는 소장분와 다른 명칭이 들어가있다. &lt;3&gt; 아침, 신규 용지와 KY 용지를 받고 주었다.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8">8</text:p>
          </table:table-cell>
          <table:table-cell table:style-name="表6.B2" office:value-type="string">
            <text:p text:style-name="P8">発注者の方</text:p>
          </table:table-cell>
          <table:table-cell table:style-name="表6.C2" office:value-type="string">
            <text:list xml:id="list1609951415300934054" text:style-name="L121">
              <text:list-item>
                <text:p text:style-name="P139">아침, 그리고 끝난 때, 전화로 대응해주었다.</text:p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東和からの同僚</text:p>
          </table:table-cell>
          <table:table-cell table:style-name="表6.C2" office:value-type="string">
            <text:list xml:id="list2118085743910933779" text:style-name="L122">
              <text:list-item>
                <text:p text:style-name="P140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8">9</text:p>
          </table:table-cell>
          <table:table-cell table:style-name="表6.B2" office:value-type="string">
            <text:p text:style-name="P8">現場見取り図</text:p>
          </table:table-cell>
          <table:table-cell table:style-name="表6.C2" office:value-type="string">
            <text:p text:style-name="P12"/>
          </table:table-cell>
        </table:table-row>
        <table:table-row>
          <table:table-cell table:style-name="表6.A2" office:value-type="float" office:value="10">
            <text:p text:style-name="P8">10</text:p>
          </table:table-cell>
          <table:table-cell table:style-name="表6.B2" office:value-type="string">
            <text:p text:style-name="P9">段取り</text:p>
          </table:table-cell>
          <table:table-cell table:style-name="表6.C2" office:value-type="string">
            <text:list xml:id="list5703136976192042564" text:style-name="L123">
              <text:list-item>
                <text:p text:style-name="P141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行き帰りでの出来事、<text:soft-page-break/>見聞</text:p>
          </table:table-cell>
          <table:table-cell table:style-name="表6.C2" office:value-type="string">
            <text:list xml:id="list1719153430143067702" text:style-name="L124">
              <text:list-item>
                <text:p text:style-name="P142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周囲の事物</text:p>
          </table:table-cell>
          <table:table-cell table:style-name="表6.C2" office:value-type="string">
            <text:list xml:id="list7013918677267549720" text:style-name="L125">
              <text:list-item>
                <text:p text:style-name="P143">현장 앞에 돗자리. 조깅하는 사람들, 때때로.</text:p>
              </text:list-item>
              <text:list-item>
                <text:p text:style-name="P143">`ライト工業` 의 플레이트가 입구에 내걸고 있는 빌딩.</text:p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8">11</text:p>
          </table:table-cell>
          <table:table-cell table:style-name="表6.B2" office:value-type="string">
            <text:p text:style-name="P9">その他</text:p>
          </table:table-cell>
          <table:table-cell table:style-name="表6.C2" office:value-type="string">
            <text:list xml:id="list6464753029107146834" text:style-name="L126">
              <text:list-item>
                <text:p text:style-name="P144"/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8">12</text:p>
          </table:table-cell>
          <table:table-cell table:style-name="表6.B2" office:value-type="string">
            <text:p text:style-name="P9">やってもらったこと</text:p>
          </table:table-cell>
          <table:table-cell table:style-name="表6.C2" office:value-type="string">
            <text:list xml:id="list5611567673407455137" text:style-name="L127">
              <text:list-item>
                <text:p text:style-name="P145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危険予知、危険感知</text:p>
          </table:table-cell>
          <table:table-cell table:style-name="表6.C2" office:value-type="string">
            <text:list xml:id="list5557440051897814108" text:style-name="L128">
              <text:list-item>
                <text:p text:style-name="P146"/>
              </text:list-item>
            </text:list>
          </table:table-cell>
        </table:table-row>
      </table:table>
      <text:p text:style-name="P13"/>
      <text:p text:style-name="P4">[/ XXXX] 20220124_132546</text:p>
      <text:p text:style-name="P13"/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</text:span><text:span text:style-name="T5">/29</text:span><text:span text:style-name="T4">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8">1</text:p>
          </table:table-cell>
          <table:table-cell table:style-name="表7.B1" office:value-type="string">
            <text:p text:style-name="P8">現場</text:p>
          </table:table-cell>
          <table:table-cell table:style-name="表7.C1" office:value-type="string">
            <text:p text:style-name="P11">上野北プロジェクト新築工事　９F立ち上がり</text:p>
          </table:table-cell>
        </table:table-row>
        <table:table-row>
          <table:table-cell table:style-name="表7.A2" office:value-type="float" office:value="2">
            <text:p text:style-name="P8">2</text:p>
          </table:table-cell>
          <table:table-cell table:style-name="表7.B2" office:value-type="string">
            <text:p text:style-name="P8">天気</text:p>
          </table:table-cell>
          <table:table-cell table:style-name="表7.C2" office:value-type="string">
            <text:p text:style-name="P11"/>
          </table:table-cell>
        </table:table-row>
        <table:table-row>
          <table:table-cell table:style-name="表7.A2" office:value-type="float" office:value="3">
            <text:p text:style-name="P8">3</text:p>
          </table:table-cell>
          <table:table-cell table:style-name="表7.B2" office:value-type="string">
            <text:p text:style-name="P8">最寄り</text:p>
          </table:table-cell>
          <table:table-cell table:style-name="表7.C2" office:value-type="string">
            <text:p text:style-name="P11">入谷駅</text:p>
          </table:table-cell>
        </table:table-row>
        <table:table-row>
          <table:table-cell table:style-name="表7.B2" office:value-type="string">
            <text:p text:style-name="P8">3-2</text:p>
            <text:p text:style-name="P8"/>
          </table:table-cell>
          <table:table-cell table:style-name="表7.B2" office:value-type="string">
            <text:p text:style-name="P9">開始／終了時刻</text:p>
          </table:table-cell>
          <table:table-cell table:style-name="表7.C2" office:value-type="string">
            <text:list xml:id="list2819991793978616977" text:style-name="L129">
              <text:list-item>
                <text:p text:style-name="P147">開始 <text:s/>：　9시 지날 경.</text:p>
              </text:list-item>
              <text:list-item>
                <text:p text:style-name="P147">詰所到着 <text:s/>：　14:50 <text:s/>경. 오후 휴식 시간 전.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8">4</text:p>
          </table:table-cell>
          <table:table-cell table:style-name="表7.B2" office:value-type="string">
            <text:p text:style-name="P8">他職：ポンプ</text:p>
          </table:table-cell>
          <table:table-cell table:style-name="表7.C2" office:value-type="string">
            <text:list xml:id="list8879958960411217416" text:style-name="L130">
              <text:list-item>
                <text:p text:style-name="P148">두 사람. 모두 고령 분.</text:p>
              </text:list-item>
              <text:list-item>
                <text:p text:style-name="P148">직장 같은 사람이 아닌 쪽의 사람. 몸은 175 정도. / 후반, 흙간 가게에서 `오늘은 이른 것이 아닌가?` 라고 받았다. 응답해, `오늘은 상태가 좋다. 항상은 콘크리트가 단단한다. 그래서 좀처럼 들어가지 않는다. 그 중, 싫은 기분이 되고 버린다`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8">5</text:p>
          </table:table-cell>
          <table:table-cell table:style-name="表7.B2" office:value-type="string">
            <text:p text:style-name="P8">他職：土工さん</text:p>
          </table:table-cell>
          <table:table-cell table:style-name="表7.C2" office:value-type="string">
            <text:list xml:id="list6821073650140816303" text:style-name="L131">
              <text:list-item>
                <text:p text:style-name="P149">한 사람을 제외해 다른 사람들은 모두 고령자 (라고 보였다.). </text:p>
              </text:list-item>
              <text:list-item>
                <text:p text:style-name="P149">직장 (부장 일까) 같은 사람이, 시작 전 불어내기를 기다리고 있었던 때, `오늘은 고령자 팀 이 때문` 라고 하고있었<text:soft-page-break/>다.</text:p>
              </text:list-item>
              <text:list-item>
                <text:p text:style-name="P149">직장 같은 사람. 항상 직원에게 `이렇지 아니, 그렇지 아니` 라고 하고있다.</text:p>
              </text:list-item>
            </text:list>
          </table:table-cell>
        </table:table-row>
        <table:table-row>
          <table:table-cell table:style-name="表7.A2" office:value-type="float" office:value="6">
            <text:p text:style-name="P8">6</text:p>
          </table:table-cell>
          <table:table-cell table:style-name="表7.B2" office:value-type="string">
            <text:p text:style-name="P8">他職：電気屋さんの相番の人</text:p>
          </table:table-cell>
          <table:table-cell table:style-name="表7.C2" office:value-type="string">
            <text:list xml:id="list8411686089458569577" text:style-name="L132">
              <text:list-item>
                <text:p text:style-name="P150">아침, 아침례 후, 리프트 속에 서서있다. 내가 타다. 곧, 흙간 가게분이 왔다. / 이 사람은 말해, `혼자 사용하면, 화가 나서니까, 기다리고 있었다.`</text:p>
              </text:list-item>
            </text:list>
          </table:table-cell>
        </table:table-row>
        <table:table-row>
          <table:table-cell table:style-name="表7.B2" office:value-type="string">
            <text:p text:style-name="P8">6--2</text:p>
          </table:table-cell>
          <table:table-cell table:style-name="表7.B2" office:value-type="string">
            <text:p text:style-name="P8">他職：<text:span text:style-name="T2">警備</text:span></text:p>
          </table:table-cell>
          <table:table-cell table:style-name="表7.C2" office:value-type="string">
            <text:list xml:id="list7730658028467186290" text:style-name="L133">
              <text:list-item>
                <text:p text:style-name="P151">아침, 게이트가 열리기 전, 게이트 앞서 말을 두삼 개 했다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土間屋さん</text:span></text:p>
          </table:table-cell>
          <table:table-cell table:style-name="表7.C2" office:value-type="string">
            <text:list xml:id="list6412000465119656555" text:style-name="L134">
              <text:list-item>
                <text:p text:style-name="P152">두 사람. 40대 일까. 다른 사람은, 고령분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大工さん</text:span></text:p>
          </table:table-cell>
          <table:table-cell table:style-name="表7.C2" office:value-type="string">
            <text:list xml:id="list1824878545293349474" text:style-name="L135">
              <text:list-item>
                <text:p text:style-name="P153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8">7</text:p>
          </table:table-cell>
          <table:table-cell table:style-name="表7.B2" office:value-type="string">
            <text:p text:style-name="P8">監督さん</text:p>
          </table:table-cell>
          <table:table-cell table:style-name="表7.C2" office:value-type="string">
            <text:list xml:id="list2046407535867213489" text:style-name="L136">
              <text:list-item>
                <text:p text:style-name="P154">두 사람. 소장분도 젊은 사람. 슬래브 담당 분. 후반, 내가 철근에 기대어 있었다. 감독 분이 나에게 `기대어 하지 마` 라고 했다.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8">8</text:p>
          </table:table-cell>
          <table:table-cell table:style-name="表7.B2" office:value-type="string">
            <text:p text:style-name="P8">発注者の方</text:p>
          </table:table-cell>
          <table:table-cell table:style-name="表7.C2" office:value-type="string">
            <text:list xml:id="list8437403547149854937" text:style-name="L137">
              <text:list-item>
                <text:p text:style-name="P155">NTEC㈱</text:p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東和からの同僚</text:p>
          </table:table-cell>
          <table:table-cell table:style-name="表7.C2" office:value-type="string">
            <text:list xml:id="list3712632811311017916" text:style-name="L138">
              <text:list-item>
                <text:p text:style-name="P156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8">9</text:p>
          </table:table-cell>
          <table:table-cell table:style-name="表7.B2" office:value-type="string">
            <text:p text:style-name="P8">現場見取り図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10">
            <text:p text:style-name="P8">10</text:p>
          </table:table-cell>
          <table:table-cell table:style-name="表7.B2" office:value-type="string">
            <text:p text:style-name="P9">段取り</text:p>
          </table:table-cell>
          <table:table-cell table:style-name="表7.C2" office:value-type="string">
            <text:list xml:id="list1948867407522274674" text:style-name="L139">
              <text:list-item>
                <text:p text:style-name="P157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行き帰りでの出来事、見聞</text:p>
          </table:table-cell>
          <table:table-cell table:style-name="表7.C2" office:value-type="string">
            <text:list xml:id="list4148150742792943009" text:style-name="L140">
              <text:list-item>
                <text:p text:style-name="P158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周囲の事物</text:p>
          </table:table-cell>
          <table:table-cell table:style-name="表7.C2" office:value-type="string">
            <text:list xml:id="list4964820490245847269" text:style-name="L141">
              <text:list-item>
                <text:p text:style-name="P159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8">11</text:p>
          </table:table-cell>
          <table:table-cell table:style-name="表7.B2" office:value-type="string">
            <text:p text:style-name="P9">その他</text:p>
          </table:table-cell>
          <table:table-cell table:style-name="表7.C2" office:value-type="string">
            <text:list xml:id="list3987607851859536632" text:style-name="L142">
              <text:list-item>
                <text:p text:style-name="P160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8">12</text:p>
          </table:table-cell>
          <table:table-cell table:style-name="表7.B2" office:value-type="string">
            <text:p text:style-name="P9">やってもらったこと</text:p>
          </table:table-cell>
          <table:table-cell table:style-name="表7.C2" office:value-type="string">
            <text:list xml:id="list3110274390949819402" text:style-name="L143">
              <text:list-item>
                <text:p text:style-name="P161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危険予知、危険感知</text:p>
          </table:table-cell>
          <table:table-cell table:style-name="表7.C2" office:value-type="string">
            <text:list xml:id="list7105761841641188495" text:style-name="L144">
              <text:list-item>
                <text:p text:style-name="P162">자신이 상번을 담당하는 토공 사람이 서둘러 이동할 때, 나도 서둘러 이동한다. / 이 때, 슬래브 철근을 볼 여유가 없는 경우가 있다. / 그러한 상태를 피하에 위해 어떠한 것<text:soft-page-break/>이 할 수 있을까.</text:p>
              </text:list-item>
            </text:list>
          </table:table-cell>
        </table:table-row>
      </table:table>
      <text:p text:style-name="P13"/>
      <text:p text:style-name="P4">[/ XXXX] 20220131_114413</text:p>
      <text:p text:style-name="P5"/>
      <text:p text:style-name="P5"/>
      <text:p text:style-name="P7"/>
      <text:p text:style-name="P2">---------------------------------------------------------------</text:p>
      <text:p text:style-name="P4">[XXX] 20220206_141731</text:p>
      <text:p text:style-name="P13">myself / towa diary / XXX</text:p>
      <text:p text:style-name="P3"><text:span text:style-name="T3">作業日：2</text:span><text:span text:style-name="T5">/5</text:span><text:span text:style-name="T4">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8">1</text:p>
          </table:table-cell>
          <table:table-cell table:style-name="表8.B1" office:value-type="string">
            <text:p text:style-name="P8">現場</text:p>
          </table:table-cell>
          <table:table-cell table:style-name="表8.C1" office:value-type="string">
            <text:p text:style-name="P11">十日市場マンション</text:p>
          </table:table-cell>
        </table:table-row>
        <table:table-row>
          <table:table-cell table:style-name="表8.A2" office:value-type="float" office:value="2">
            <text:p text:style-name="P8">2</text:p>
          </table:table-cell>
          <table:table-cell table:style-name="表8.B2" office:value-type="string">
            <text:p text:style-name="P8">天気</text:p>
          </table:table-cell>
          <table:table-cell table:style-name="表8.C2" office:value-type="string">
            <text:p text:style-name="P11">맑은. 구름 있음. 오후, 3시 경 일까, 눈이 약간 왔다. 가루 눈.</text:p>
          </table:table-cell>
        </table:table-row>
        <table:table-row>
          <table:table-cell table:style-name="表8.A2" office:value-type="float" office:value="3">
            <text:p text:style-name="P8">3</text:p>
          </table:table-cell>
          <table:table-cell table:style-name="表8.B2" office:value-type="string">
            <text:p text:style-name="P8">最寄り</text:p>
          </table:table-cell>
          <table:table-cell table:style-name="表8.C2" office:value-type="string">
            <text:p text:style-name="P11">十日市場역. JR선.</text:p>
          </table:table-cell>
        </table:table-row>
        <table:table-row>
          <table:table-cell table:style-name="表8.B2" office:value-type="string">
            <text:p text:style-name="P8">3-2</text:p>
            <text:p text:style-name="P8"/>
          </table:table-cell>
          <table:table-cell table:style-name="表8.B2" office:value-type="string">
            <text:p text:style-name="P9">開始／終了時刻</text:p>
          </table:table-cell>
          <table:table-cell table:style-name="表8.C2" office:value-type="string">
            <text:list xml:id="list8791918851335378147" text:style-name="L145">
              <text:list-item>
                <text:p text:style-name="P163">開始 <text:s/>9 시 무렵 일까. 아침례 후, 곧이 아니.</text:p>
              </text:list-item>
              <text:list-item>
                <text:p text:style-name="P163">詰所到着 <text:s/>: <text:s/>15:27. 시계를 봤다.</text:p>
              </text:list-item>
            </text:list>
          </table:table-cell>
        </table:table-row>
        <table:table-row>
          <table:table-cell table:style-name="表8.A2" office:value-type="float" office:value="4">
            <text:p text:style-name="P8">4</text:p>
          </table:table-cell>
          <table:table-cell table:style-name="表8.B2" office:value-type="string">
            <text:p text:style-name="P8">他職：ポンプ</text:p>
          </table:table-cell>
          <table:table-cell table:style-name="表8.C2" office:value-type="string">
            <text:list xml:id="list8771802676115342742" text:style-name="L146">
              <text:list-item>
                <text:p text:style-name="P164">北斗工業。”NIPPON JUNJIN GROUP”と、車体の、運転席の前面に、入っている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8">5</text:p>
          </table:table-cell>
          <table:table-cell table:style-name="表8.B2" office:value-type="string">
            <text:p text:style-name="P8">他職：土工さん</text:p>
          </table:table-cell>
          <table:table-cell table:style-name="表8.C2" office:value-type="string">
            <text:list xml:id="list1544742088450575049" text:style-name="L147">
              <text:list-item>
                <text:p text:style-name="P165">노란색 헬멧.</text:p>
              </text:list-item>
              <text:list-item>
                <text:p text:style-name="P165">직장 분 일까. 몸집. 콧수염. 안경을 쓰고 있었는지.</text:p>
                <text:list>
                  <text:list-item>
                    <text:p text:style-name="P165">동료들에게 화를 내기. 모욕하는 말을 내기. , 는 없음.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6">
            <text:p text:style-name="P8">6</text:p>
          </table:table-cell>
          <table:table-cell table:style-name="表8.B2" office:value-type="string">
            <text:p text:style-name="P8">他職：電気屋さんの相番の人</text:p>
          </table:table-cell>
          <table:table-cell table:style-name="表8.C2" office:value-type="string">
            <text:list xml:id="list7068200074313048080" text:style-name="L148">
              <text:list-item>
                <text:p text:style-name="P166">흰 처럼 색의 옷, 입고 있다.</text:p>
              </text:list-item>
              <text:list-item>
                <text:p text:style-name="P166">여름철의 에어컨 옷 일까.</text:p>
              </text:list-item>
              <text:list-item>
                <text:p text:style-name="P166">백발, 약간 있음. 뚱뚱한다.</text:p>
              </text:list-item>
              <text:list-item>
                <text:p text:style-name="P166"/>
              </text:list-item>
            </text:list>
          </table:table-cell>
        </table:table-row>
        <table:table-row>
          <table:table-cell table:style-name="表8.B2" office:value-type="string">
            <text:p text:style-name="P8">6--2</text:p>
          </table:table-cell>
          <table:table-cell table:style-name="表8.B2" office:value-type="string">
            <text:p text:style-name="P8">他職：<text:span text:style-name="T2">警備</text:span></text:p>
          </table:table-cell>
          <table:table-cell table:style-name="表8.C2" office:value-type="string">
            <text:list xml:id="list1103486020779562103" text:style-name="L149">
              <text:list-item>
                <text:p text:style-name="P167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土間屋さん</text:span></text:p>
          </table:table-cell>
          <table:table-cell table:style-name="表8.C2" office:value-type="string">
            <text:list xml:id="list8443441615565808253" text:style-name="L150">
              <text:list-item>
                <text:p text:style-name="P168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大工さん</text:span></text:p>
          </table:table-cell>
          <table:table-cell table:style-name="表8.C2" office:value-type="string">
            <text:list xml:id="list3467799888264615268" text:style-name="L151">
              <text:list-item>
                <text:p text:style-name="P169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8">7</text:p>
          </table:table-cell>
          <table:table-cell table:style-name="表8.B2" office:value-type="string">
            <text:p text:style-name="P8">監督さん</text:p>
          </table:table-cell>
          <table:table-cell table:style-name="表8.C2" office:value-type="string">
            <text:list xml:id="list7559712240825079036" text:style-name="L152">
              <text:list-item>
                <text:p text:style-name="P170">여성 감독. 20대 일까. 말하는 방법이 엄격한 느낌.</text:p>
              </text:list-item>
            </text:list>
          </table:table-cell>
        </table:table-row>
        <text:soft-page-break/>
        <table:table-row>
          <table:table-cell table:style-name="表8.A2" office:value-type="float" office:value="8">
            <text:p text:style-name="P8">8</text:p>
          </table:table-cell>
          <table:table-cell table:style-name="表8.B2" office:value-type="string">
            <text:p text:style-name="P8">発注者の方</text:p>
          </table:table-cell>
          <table:table-cell table:style-name="表8.C2" office:value-type="string">
            <text:list xml:id="list342650885302036269" text:style-name="L153">
              <text:list-item>
                <text:p text:style-name="P171">丹野設備工業所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東和からの同僚</text:p>
          </table:table-cell>
          <table:table-cell table:style-name="表8.C2" office:value-type="string">
            <text:list xml:id="list2560166009649487119" text:style-name="L154">
              <text:list-item>
                <text:p text:style-name="P172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8">9</text:p>
          </table:table-cell>
          <table:table-cell table:style-name="表8.B2" office:value-type="string">
            <text:p text:style-name="P8">現場見取り図</text:p>
          </table:table-cell>
          <table:table-cell table:style-name="表8.C2" office:value-type="string">
            <text:p text:style-name="P12"/>
          </table:table-cell>
        </table:table-row>
        <table:table-row>
          <table:table-cell table:style-name="表8.A2" office:value-type="float" office:value="10">
            <text:p text:style-name="P8">10</text:p>
          </table:table-cell>
          <table:table-cell table:style-name="表8.B2" office:value-type="string">
            <text:p text:style-name="P9">段取り</text:p>
          </table:table-cell>
          <table:table-cell table:style-name="表8.C2" office:value-type="string">
            <text:list xml:id="list6617836409037739070" text:style-name="L155">
              <text:list-item>
                <text:p text:style-name="P173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行き帰りでの出来事、見聞</text:p>
          </table:table-cell>
          <table:table-cell table:style-name="表8.C2" office:value-type="string">
            <text:list xml:id="list6374727956749544333" text:style-name="L156">
              <text:list-item>
                <text:p text:style-name="P174">역이에서 이어지는 보도. 조약돌을 공사 중.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周囲の事物</text:p>
          </table:table-cell>
          <table:table-cell table:style-name="表8.C2" office:value-type="string">
            <text:list xml:id="list7273388886115684169" text:style-name="L157">
              <text:list-item>
                <text:p text:style-name="P175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8">11</text:p>
          </table:table-cell>
          <table:table-cell table:style-name="表8.B2" office:value-type="string">
            <text:p text:style-name="P9">その他</text:p>
          </table:table-cell>
          <table:table-cell table:style-name="表8.C2" office:value-type="string">
            <text:list xml:id="list5223614040708041683" text:style-name="L158">
              <text:list-item>
                <text:p text:style-name="P176"/>
              </text:list-item>
            </text:list>
          </table:table-cell>
        </table:table-row>
        <table:table-row>
          <table:table-cell table:style-name="表8.A2" office:value-type="float" office:value="12">
            <text:p text:style-name="P8">12</text:p>
          </table:table-cell>
          <table:table-cell table:style-name="表8.B2" office:value-type="string">
            <text:p text:style-name="P9">やってもらったこと</text:p>
          </table:table-cell>
          <table:table-cell table:style-name="表8.C2" office:value-type="string">
            <text:list xml:id="list3519074387695517051" text:style-name="L159">
              <text:list-item>
                <text:p text:style-name="P177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危険予知、危険感知</text:p>
          </table:table-cell>
          <table:table-cell table:style-name="表8.C2" office:value-type="string">
            <text:list xml:id="list6236874909367047382" text:style-name="L160">
              <text:list-item>
                <text:p text:style-name="P178">펌프차. 그의 팔. 팔 팁에 공기 튜브가 붙져있다.</text:p>
              </text:list-item>
              <text:list-item>
                <text:p text:style-name="P178">여기에 부딪치면, 튜브가 분리될 가능성. 그러자, 튜브 자체가 날아, 자신의 눈 등에 부딪힐 가능성. </text:p>
              </text:list-item>
              <text:list-item>
                <text:p text:style-name="P178">또, 튜브 또는 연결 장치가 손상될 우려.</text:p>
              </text:list-item>
            </text:list>
          </table:table-cell>
        </table:table-row>
      </table:table>
      <text:p text:style-name="P13"/>
      <text:p text:style-name="P4">[/ XXXX] 20220206_144443</text:p>
      <text:p text:style-name="P5"/>
      <text:p text:style-name="P5"/>
      <text:p text:style-name="P7"/>
      <text:p text:style-name="P2">---------------------------------------------------------------</text:p>
      <text:p text:style-name="P4">[XXX] 20220219_142756</text:p>
      <text:p text:style-name="P13">myself / towa diary / XXX</text:p>
      <text:p text:style-name="P3"><text:span text:style-name="T3">作業日：2</text:span><text:span text:style-name="T5">/12</text:span><text:span text:style-name="T4">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8">1</text:p>
          </table:table-cell>
          <table:table-cell table:style-name="表9.B1" office:value-type="string">
            <text:p text:style-name="P8">現場</text:p>
          </table:table-cell>
          <table:table-cell table:style-name="表9.C1" office:value-type="string">
            <text:p text:style-name="P11">オープンレジデンシア池袋</text:p>
          </table:table-cell>
        </table:table-row>
        <table:table-row>
          <table:table-cell table:style-name="表9.A2" office:value-type="float" office:value="2">
            <text:p text:style-name="P8">2</text:p>
          </table:table-cell>
          <table:table-cell table:style-name="表9.B2" office:value-type="string">
            <text:p text:style-name="P8">天気</text:p>
          </table:table-cell>
          <table:table-cell table:style-name="表9.C2" office:value-type="string">
            <text:p text:style-name="P11">흐림.</text:p>
          </table:table-cell>
        </table:table-row>
        <table:table-row>
          <table:table-cell table:style-name="表9.A2" office:value-type="float" office:value="3">
            <text:p text:style-name="P8">3</text:p>
          </table:table-cell>
          <table:table-cell table:style-name="表9.B2" office:value-type="string">
            <text:p text:style-name="P8">最寄り</text:p>
          </table:table-cell>
          <table:table-cell table:style-name="表9.C2" office:value-type="string">
            <text:p text:style-name="P11">雑司が谷역</text:p>
          </table:table-cell>
        </table:table-row>
        <table:table-row>
          <table:table-cell table:style-name="表9.B2" office:value-type="string">
            <text:p text:style-name="P8">3-2</text:p>
            <text:p text:style-name="P8"/>
          </table:table-cell>
          <table:table-cell table:style-name="表9.B2" office:value-type="string">
            <text:p text:style-name="P9">開始／終了時<text:soft-page-break/>刻</text:p>
          </table:table-cell>
          <table:table-cell table:style-name="表9.C2" office:value-type="string">
            <text:list xml:id="list6974147672257258170" text:style-name="L161">
              <text:list-item>
                <text:p text:style-name="P179">開始　9시 정도에는 시작하고 있었는가.</text:p>
              </text:list-item>
              <text:list-item>
                <text:p text:style-name="P179"><text:soft-page-break/>詰所到着　１６：２０</text:p>
              </text:list-item>
            </text:list>
          </table:table-cell>
        </table:table-row>
        <table:table-row>
          <table:table-cell table:style-name="表9.A2" office:value-type="float" office:value="4">
            <text:p text:style-name="P8">4</text:p>
          </table:table-cell>
          <table:table-cell table:style-name="表9.B2" office:value-type="string">
            <text:p text:style-name="P8">他職：ポンプ</text:p>
          </table:table-cell>
          <table:table-cell table:style-name="表9.C2" office:value-type="string">
            <text:list xml:id="list4098733145221809914" text:style-name="L162">
              <text:list-item>
                <text:p text:style-name="P180">3 명. 두 사람은 베트남인. &lt;1&gt; 직장분은 몸집. 60 정도 일까. &lt;2&gt; 베트남인의 한 사람. 머리카락을 짧게 깎고있다.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8">5</text:p>
          </table:table-cell>
          <table:table-cell table:style-name="表9.B2" office:value-type="string">
            <text:p text:style-name="P8">他職：土工さん</text:p>
          </table:table-cell>
          <table:table-cell table:style-name="表9.C2" office:value-type="string">
            <text:list xml:id="list8847939038203026068" text:style-name="L163">
              <text:list-item>
                <text:p text:style-name="P181"/>
              </text:list-item>
            </text:list>
          </table:table-cell>
        </table:table-row>
        <table:table-row>
          <table:table-cell table:style-name="表9.A2" office:value-type="float" office:value="6">
            <text:p text:style-name="P8">6</text:p>
          </table:table-cell>
          <table:table-cell table:style-name="表9.B2" office:value-type="string">
            <text:p text:style-name="P8">他職：電気屋さんの相番の人</text:p>
          </table:table-cell>
          <table:table-cell table:style-name="表9.C2" office:value-type="string">
            <text:list xml:id="list2278672393580885051" text:style-name="L164">
              <text:list-item>
                <text:p text:style-name="P182">(1) 본직 분. 30대 중반 일까. &lt;1&gt; 종료 후, 내가 1회에서 걷고 있었던 때 이 사람은 한 방 안에서 이미 작업을 하고있었다.</text:p>
              </text:list-item>
            </text:list>
          </table:table-cell>
        </table:table-row>
        <table:table-row>
          <table:table-cell table:style-name="表9.B2" office:value-type="string">
            <text:p text:style-name="P8">6--2</text:p>
          </table:table-cell>
          <table:table-cell table:style-name="表9.B2" office:value-type="string">
            <text:p text:style-name="P8">他職：<text:span text:style-name="T2">警備</text:span></text:p>
          </table:table-cell>
          <table:table-cell table:style-name="表9.C2" office:value-type="string">
            <text:list xml:id="list3021644696535393942" text:style-name="L165">
              <text:list-item>
                <text:p text:style-name="P183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土間屋さん</text:span></text:p>
          </table:table-cell>
          <table:table-cell table:style-name="表9.C2" office:value-type="string">
            <text:list xml:id="list7474917781951168845" text:style-name="L166">
              <text:list-item>
                <text:p text:style-name="P184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大工さん</text:span></text:p>
          </table:table-cell>
          <table:table-cell table:style-name="表9.C2" office:value-type="string">
            <text:list xml:id="list1643789135698271258" text:style-name="L167">
              <text:list-item>
                <text:p text:style-name="P185"/>
              </text:list-item>
            </text:list>
          </table:table-cell>
        </table:table-row>
        <table:table-row>
          <table:table-cell table:style-name="表9.A2" office:value-type="float" office:value="7">
            <text:p text:style-name="P8">7</text:p>
          </table:table-cell>
          <table:table-cell table:style-name="表9.B2" office:value-type="string">
            <text:p text:style-name="P8">監督さん</text:p>
          </table:table-cell>
          <table:table-cell table:style-name="表9.C2" office:value-type="string">
            <text:list xml:id="list2831150898579614756" text:style-name="L168">
              <text:list-item>
                <text:p text:style-name="P186">아침 현장에 도착한 때 이미 있었다. &lt;1&gt; 나를 보고있다. 나는 대답 `장비직에서 상번으로 왔습니다`.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8">8</text:p>
          </table:table-cell>
          <table:table-cell table:style-name="表9.B2" office:value-type="string">
            <text:p text:style-name="P8">発注者の方</text:p>
          </table:table-cell>
          <table:table-cell table:style-name="表9.C2" office:value-type="string">
            <text:list xml:id="list6380219605550407379" text:style-name="L169">
              <text:list-item>
                <text:p text:style-name="P187">(1) 아침의 연락 때, 대답해주었다. (2) 종료 때, 대답히지 않아. &lt;1&gt; 그 후 착신이 들어오고 있었다. 눈치채지 못했다.</text:p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東和からの同僚</text:p>
          </table:table-cell>
          <table:table-cell table:style-name="表9.C2" office:value-type="string">
            <text:list xml:id="list1599376170486997383" text:style-name="L170">
              <text:list-item>
                <text:p text:style-name="P188"/>
              </text:list-item>
            </text:list>
          </table:table-cell>
        </table:table-row>
        <table:table-row>
          <table:table-cell table:style-name="表9.A2" office:value-type="float" office:value="9">
            <text:p text:style-name="P8">9</text:p>
          </table:table-cell>
          <table:table-cell table:style-name="表9.B2" office:value-type="string">
            <text:p text:style-name="P8">現場見取り図</text:p>
          </table:table-cell>
          <table:table-cell table:style-name="表9.C2" office:value-type="string">
            <text:p text:style-name="P12"/>
          </table:table-cell>
        </table:table-row>
        <table:table-row>
          <table:table-cell table:style-name="表9.A2" office:value-type="float" office:value="10">
            <text:p text:style-name="P8">10</text:p>
          </table:table-cell>
          <table:table-cell table:style-name="表9.B2" office:value-type="string">
            <text:p text:style-name="P9">段取り</text:p>
          </table:table-cell>
          <table:table-cell table:style-name="表9.C2" office:value-type="string">
            <text:list xml:id="list108270496305466600" text:style-name="L171">
              <text:list-item>
                <text:p text:style-name="P189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行き帰りでの出来事、見聞</text:p>
          </table:table-cell>
          <table:table-cell table:style-name="表9.C2" office:value-type="string">
            <text:list xml:id="list3604598154839690709" text:style-name="L172">
              <text:list-item>
                <text:p text:style-name="P190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周囲の事物</text:p>
          </table:table-cell>
          <table:table-cell table:style-name="表9.C2" office:value-type="string">
            <text:list xml:id="list2143007832766708170" text:style-name="L173">
              <text:list-item>
                <text:p text:style-name="P191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8">11</text:p>
          </table:table-cell>
          <table:table-cell table:style-name="表9.B2" office:value-type="string">
            <text:p text:style-name="P9">その他</text:p>
          </table:table-cell>
          <table:table-cell table:style-name="表9.C2" office:value-type="string">
            <text:list xml:id="list6383841477267918583" text:style-name="L174">
              <text:list-item>
                <text:p text:style-name="P192"/>
              </text:list-item>
            </text:list>
          </table:table-cell>
        </table:table-row>
        <table:table-row>
          <table:table-cell table:style-name="表9.A2" office:value-type="float" office:value="12">
            <text:p text:style-name="P8">12</text:p>
          </table:table-cell>
          <table:table-cell table:style-name="表9.B2" office:value-type="string">
            <text:p text:style-name="P9">やってもらったこと</text:p>
          </table:table-cell>
          <table:table-cell table:style-name="表9.C2" office:value-type="string">
            <text:list xml:id="list8812743465474555820" text:style-name="L175">
              <text:list-item>
                <text:p text:style-name="P193"/>
              </text:list-item>
            </text:list>
          </table:table-cell>
        </table:table-row>
        <text:soft-page-break/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危険予知、危険感知</text:p>
          </table:table-cell>
          <table:table-cell table:style-name="表9.C2" office:value-type="string">
            <text:list xml:id="list6745994046669734754" text:style-name="L176">
              <text:list-item>
                <text:p text:style-name="P194"/>
              </text:list-item>
            </text:list>
          </table:table-cell>
        </table:table-row>
      </table:table>
      <text:p text:style-name="P13"/>
      <text:p text:style-name="P4">[/ XXXX] 20220219_150345</text:p>
      <text:p text:style-name="P5"/>
      <text:p text:style-name="P7"/>
      <text:p text:style-name="P2">---------------------------------------------------------------</text:p>
      <text:p text:style-name="P4">[XXX] 20220303_143343</text:p>
      <text:p text:style-name="P13">myself / towa diary / XXX</text:p>
      <text:p text:style-name="P3"><text:span text:style-name="T3">作業日：2</text:span><text:span text:style-name="T5">/25</text:span><text:span text:style-name="T4">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8">1</text:p>
          </table:table-cell>
          <table:table-cell table:style-name="表10.B1" office:value-type="string">
            <text:p text:style-name="P8">現場</text:p>
          </table:table-cell>
          <table:table-cell table:style-name="表10.C1" office:value-type="string">
            <text:p text:style-name="P11">横浜南太田１丁目マンション</text:p>
          </table:table-cell>
        </table:table-row>
        <table:table-row>
          <table:table-cell table:style-name="表10.A2" office:value-type="float" office:value="2">
            <text:p text:style-name="P8">2</text:p>
          </table:table-cell>
          <table:table-cell table:style-name="表10.B2" office:value-type="string">
            <text:p text:style-name="P8">天気</text:p>
          </table:table-cell>
          <table:table-cell table:style-name="表10.C2" office:value-type="string">
            <text:p text:style-name="P11">맑은.</text:p>
          </table:table-cell>
        </table:table-row>
        <table:table-row>
          <table:table-cell table:style-name="表10.A2" office:value-type="float" office:value="3">
            <text:p text:style-name="P8">3</text:p>
          </table:table-cell>
          <table:table-cell table:style-name="表10.B2" office:value-type="string">
            <text:p text:style-name="P8">最寄り</text:p>
          </table:table-cell>
          <table:table-cell table:style-name="表10.C2" office:value-type="string">
            <text:p text:style-name="P11">南太田（京浜急行）</text:p>
          </table:table-cell>
        </table:table-row>
        <table:table-row>
          <table:table-cell table:style-name="表10.B2" office:value-type="string">
            <text:p text:style-name="P8">3-2</text:p>
            <text:p text:style-name="P8"/>
          </table:table-cell>
          <table:table-cell table:style-name="表10.B2" office:value-type="string">
            <text:p text:style-name="P9">開始／終了時刻</text:p>
          </table:table-cell>
          <table:table-cell table:style-name="表10.C2" office:value-type="string">
            <text:list xml:id="list7518887732723896190" text:style-name="L177">
              <text:list-item>
                <text:p text:style-name="P195">開始　：　１０時過ぎ</text:p>
              </text:list-item>
              <text:list-item>
                <text:p text:style-name="P195">詰所到着　：　１７時過ぎか？現場を出て、道を歩き始め、客先に電話した直後、携帯の時刻を見る。１７：２５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8">4</text:p>
          </table:table-cell>
          <table:table-cell table:style-name="表10.B2" office:value-type="string">
            <text:p text:style-name="P8">他職：ポンプ</text:p>
          </table:table-cell>
          <table:table-cell table:style-name="表10.C2" office:value-type="string">
            <text:list xml:id="list7410478608431245707" text:style-name="L178">
              <text:list-item>
                <text:p text:style-name="P196"/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8">5</text:p>
          </table:table-cell>
          <table:table-cell table:style-name="表10.B2" office:value-type="string">
            <text:p text:style-name="P8">他職：土工さん</text:p>
          </table:table-cell>
          <table:table-cell table:style-name="表10.C2" office:value-type="string">
            <text:list xml:id="list5008777718633967516" text:style-name="L179">
              <text:list-item>
                <text:p text:style-name="P197">バイブの人。私の担当。６０過ぎか。老人の風貌。小柄。１６０少しか。（P1）</text:p>
              </text:list-item>
              <text:list-item>
                <text:p text:style-name="P197">もうひとり、１７５近くか。痩せている。職長さんか。（P2）</text:p>
              </text:list-item>
              <text:list-item>
                <text:p text:style-name="P197">P2の人、P1の人に、「〇〇しろよ！」など、ぞんざいな言葉遣い。日頃、何か鬱憤があるか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8">6</text:p>
          </table:table-cell>
          <table:table-cell table:style-name="表10.B2" office:value-type="string">
            <text:p text:style-name="P8">他職：電気屋さんの相番の人</text:p>
          </table:table-cell>
          <table:table-cell table:style-name="表10.C2" office:value-type="string">
            <text:list xml:id="list5900108180759808603" text:style-name="L180">
              <text:list-item>
                <text:p text:style-name="P198">身のこなしが素早い。私がポンプ屋さんのホースを持とうとすると、自分から、さっと動く。何かに、追われているように。４０代か。本職の人か。</text:p>
              </text:list-item>
            </text:list>
          </table:table-cell>
        </table:table-row>
        <table:table-row>
          <table:table-cell table:style-name="表10.B2" office:value-type="string">
            <text:p text:style-name="P8">6--2</text:p>
          </table:table-cell>
          <table:table-cell table:style-name="表10.B2" office:value-type="string">
            <text:p text:style-name="P8">他職：<text:span text:style-name="T2">警備</text:span></text:p>
          </table:table-cell>
          <table:table-cell table:style-name="表10.C2" office:value-type="string">
            <text:list xml:id="list4196838415874443534" text:style-name="L181">
              <text:list-item>
                <text:p text:style-name="P199"/>
              </text:list-item>
            </text:list>
          </table:table-cell>
        </table:table-row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土間屋さん</text:span></text:p>
          </table:table-cell>
          <table:table-cell table:style-name="表10.C2" office:value-type="string">
            <text:list xml:id="list3070766403500957004" text:style-name="L182">
              <text:list-item>
                <text:p text:style-name="P200"/>
              </text:list-item>
            </text:list>
          </table:table-cell>
        </table:table-row>
        <text:soft-page-break/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大工さん</text:span></text:p>
          </table:table-cell>
          <table:table-cell table:style-name="表10.C2" office:value-type="string">
            <text:list xml:id="list7052150052246619071" text:style-name="L183">
              <text:list-item>
                <text:p text:style-name="P201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8">7</text:p>
          </table:table-cell>
          <table:table-cell table:style-name="表10.B2" office:value-type="string">
            <text:p text:style-name="P8">監督さん</text:p>
          </table:table-cell>
          <table:table-cell table:style-name="表10.C2" office:value-type="string">
            <text:list xml:id="list3294854507366995401" text:style-name="L184">
              <text:list-item>
                <text:p text:style-name="P202">スラブ担当の人。若い人。私が下がったあと、１階で、すれ違う。私に、挨拶してくれる「ありがとうございました」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8">8</text:p>
          </table:table-cell>
          <table:table-cell table:style-name="表10.B2" office:value-type="string">
            <text:p text:style-name="P8">発注者の方</text:p>
          </table:table-cell>
          <table:table-cell table:style-name="表10.C2" office:value-type="string">
            <text:list xml:id="list5951482174449432840" text:style-name="L185">
              <text:list-item>
                <text:p text:style-name="P203">朝、終了時。共に、出てくれる。スラブのボイド、長いものがある、とのこと。後に、目視して、確認した。電話口で、私との応対に、言葉が詰まり気味。何か、戸惑っている。私の物言いが、何か、ずれているか。</text:p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東和からの同僚</text:p>
          </table:table-cell>
          <table:table-cell table:style-name="表10.C2" office:value-type="string">
            <text:list xml:id="list616308254057049433" text:style-name="L186">
              <text:list-item>
                <text:p text:style-name="P204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8">9</text:p>
          </table:table-cell>
          <table:table-cell table:style-name="表10.B2" office:value-type="string">
            <text:p text:style-name="P8">現場見取り図</text:p>
          </table:table-cell>
          <table:table-cell table:style-name="表10.C2" office:value-type="string">
            <text:p text:style-name="P12"/>
          </table:table-cell>
        </table:table-row>
        <table:table-row>
          <table:table-cell table:style-name="表10.A2" office:value-type="float" office:value="10">
            <text:p text:style-name="P8">10</text:p>
          </table:table-cell>
          <table:table-cell table:style-name="表10.B2" office:value-type="string">
            <text:p text:style-name="P9">段取り</text:p>
          </table:table-cell>
          <table:table-cell table:style-name="表10.C2" office:value-type="string">
            <text:list xml:id="list6521575771384541785" text:style-name="L187">
              <text:list-item>
                <text:p text:style-name="P205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行き帰りでの出来事、見聞</text:p>
          </table:table-cell>
          <table:table-cell table:style-name="表10.C2" office:value-type="string">
            <text:list xml:id="list7538309055291565583" text:style-name="L188">
              <text:list-item>
                <text:p text:style-name="P206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周囲の事物</text:p>
          </table:table-cell>
          <table:table-cell table:style-name="表10.C2" office:value-type="string">
            <text:list xml:id="list3630072336278837736" text:style-name="L189">
              <text:list-item>
                <text:p text:style-name="P207"/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8">11</text:p>
          </table:table-cell>
          <table:table-cell table:style-name="表10.B2" office:value-type="string">
            <text:p text:style-name="P9">その他</text:p>
          </table:table-cell>
          <table:table-cell table:style-name="表10.C2" office:value-type="string">
            <text:list xml:id="list289494558185479432" text:style-name="L190">
              <text:list-item>
                <text:p text:style-name="P208">相番を終わり。１階へ戻る。途中だったか、１階へ降りた後か、足場に、衣類を残していることに気づく。取りに戻る。上記の、土工さんの、P1の人に、「忘れたのかー」か何か、声をかけられる。「いっぱい来てきたよー」と、応える。</text:p>
              </text:list-item>
              <text:list-item>
                <text:p text:style-name="P208">もうひとり、別の土工さん。終盤、足場の近く。バイブのコードを、足場へ引き入れようとしている。引き入れたあと、私に向かって、何か口にする。聞き返す。コードが絡まっていて、大変だ。そんなことを言っている。私は、そうだそうだ、と応える。</text:p>
              </text:list-item>
              <text:list-item>
                <text:p text:style-name="P208">続けて、足場で、その人が、私に、また１台、追加したと、伝える。問わず語りに、量は、１点いくらか。１台まるまる、ではない。「丸々じゃねえんだ」と、私は相槌を打つ。</text:p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8">12</text:p>
          </table:table-cell>
          <table:table-cell table:style-name="表10.B2" office:value-type="string">
            <text:p text:style-name="P9">やってもらったこと</text:p>
          </table:table-cell>
          <table:table-cell table:style-name="表10.C2" office:value-type="string">
            <text:list xml:id="list4809914069450896840" text:style-name="L191">
              <text:list-item>
                <text:p text:style-name="P209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危険予<text:soft-page-break/>知、危険感知</text:p>
          </table:table-cell>
          <table:table-cell table:style-name="表10.C2" office:value-type="string">
            <text:list xml:id="list7499397945517692354" text:style-name="L192">
              <text:list-item>
                <text:p text:style-name="P210"/>
              </text:list-item>
            </text:list>
          </table:table-cell>
        </table:table-row>
      </table:table>
      <text:p text:style-name="P13"/>
      <text:p text:style-name="P4">[/ XXXX] 20220303_144628</text:p>
      <text:p text:style-name="P5"/>
      <text:p text:style-name="P5"/>
      <text:p text:style-name="P7"/>
      <text:p text:style-name="P2">---------------------------------------------------------------</text:p>
      <text:p text:style-name="P4">[XXX] 20220308_132646</text:p>
      <text:p text:style-name="P13">myself / towa diary / XXX</text:p>
      <text:p text:style-name="P3"><text:span text:style-name="T3">作業日：3</text:span><text:span text:style-name="T5">/4</text:span><text:span text:style-name="T4"> f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8">1</text:p>
          </table:table-cell>
          <table:table-cell table:style-name="表11.B1" office:value-type="string">
            <text:p text:style-name="P8">現場</text:p>
          </table:table-cell>
          <table:table-cell table:style-name="表11.C1" office:value-type="string">
            <text:p text:style-name="P11">文化堂様新築工事</text:p>
          </table:table-cell>
        </table:table-row>
        <table:table-row>
          <table:table-cell table:style-name="表11.A2" office:value-type="float" office:value="2">
            <text:p text:style-name="P8">2</text:p>
          </table:table-cell>
          <table:table-cell table:style-name="表11.B2" office:value-type="string">
            <text:p text:style-name="P8">天気</text:p>
          </table:table-cell>
          <table:table-cell table:style-name="表11.C2" office:value-type="string">
            <text:p text:style-name="P11">맑은.</text:p>
          </table:table-cell>
        </table:table-row>
        <table:table-row>
          <table:table-cell table:style-name="表11.A2" office:value-type="float" office:value="3">
            <text:p text:style-name="P8">3</text:p>
          </table:table-cell>
          <table:table-cell table:style-name="表11.B2" office:value-type="string">
            <text:p text:style-name="P8">最寄り</text:p>
          </table:table-cell>
          <table:table-cell table:style-name="表11.C2" office:value-type="string">
            <text:p text:style-name="P11">戸越銀座駅（池上線）</text:p>
          </table:table-cell>
        </table:table-row>
        <table:table-row>
          <table:table-cell table:style-name="表11.B2" office:value-type="string">
            <text:p text:style-name="P8">3-2</text:p>
            <text:p text:style-name="P8"/>
          </table:table-cell>
          <table:table-cell table:style-name="表11.B2" office:value-type="string">
            <text:p text:style-name="P9">開始／終了時刻</text:p>
          </table:table-cell>
          <table:table-cell table:style-name="表11.C2" office:value-type="string">
            <text:list xml:id="list7798692904564774444" text:style-name="L193">
              <text:list-item>
                <text:p text:style-name="P211">開始</text:p>
              </text:list-item>
              <text:list-item>
                <text:p text:style-name="P211">詰所到着　：　16시 경 있었을까.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8">4</text:p>
          </table:table-cell>
          <table:table-cell table:style-name="表11.B2" office:value-type="string">
            <text:p text:style-name="P8">他職：ポンプ</text:p>
          </table:table-cell>
          <table:table-cell table:style-name="表11.C2" office:value-type="string">
            <text:list xml:id="list7049446886613727052" text:style-name="L194">
              <text:list-item>
                <text:p text:style-name="P212">マルエス「工業」だったか。「マルエス」は、確か。カタカナ。</text:p>
              </text:list-item>
              <text:list-item>
                <text:p text:style-name="P212">2명. 모두 일본인. &lt;1&gt; 직장은 50대 겅도 일까. &lt;2&gt; 호스 담당자는 30대 중반 정도. 햇볕에 탄 얼굴.</text:p>
              </text:list-item>
              <text:list-item>
                <text:p text:style-name="P212">직장분은 일을 잘 알고있는 모습. &lt;1&gt; 계단 부분을 타설에 대한 대응을 보고. (이렇게 내가 말할 건 건방짐한 것이지만.)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8">5</text:p>
          </table:table-cell>
          <table:table-cell table:style-name="表11.B2" office:value-type="string">
            <text:p text:style-name="P8">他職：土工さん</text:p>
          </table:table-cell>
          <table:table-cell table:style-name="表11.C2" office:value-type="string">
            <text:list xml:id="list1680753626640008094" text:style-name="L195">
              <text:list-item>
                <text:p text:style-name="P213">바이브 담당분, 2 명. &lt;1&gt; 내가 담당했던 분은 직장 일까.</text:p>
              </text:list-item>
              <text:list-item>
                <text:p text:style-name="P213">마지막, 갈아입을 끝마치고, 건물의 옆을 통할 때, 다른 한 토공분이 그 곳에서 있다.</text:p>
              </text:list-item>
              <text:list-item>
                <text:p text:style-name="P213">&lt;1&gt; 그 사람은 옆에 물러나고, 나에게 `자!` 라고 말한다. &lt;2&gt; 그리고, 이어, 나에게 `돌아가면 맥주?` 라고 묻눈다. &lt;3&gt; 나는 `나는.... 소주!` <text:s/>라고 대답했다.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8">6</text:p>
          </table:table-cell>
          <table:table-cell table:style-name="表11.B2" office:value-type="string">
            <text:p text:style-name="P8">他職：電気屋さんの相番の人</text:p>
          </table:table-cell>
          <table:table-cell table:style-name="表11.C2" office:value-type="string">
            <text:list xml:id="list687391272091474081" text:style-name="L196">
              <text:list-item>
                <text:p text:style-name="P214">&lt;1&gt; 젊은 사람. &lt;2&gt; 별로 직장 처럼 사람이 하나분 있다. &lt;3&gt; 상번 (相番) 담당 이 사람은 20대 후반 정도 일까. &lt;4&gt; 마지막, 내가 갈아입을 할 때, 근처에서 대기 하고있었다.</text:p>
              </text:list-item>
            </text:list>
          </table:table-cell>
        </table:table-row>
        <table:table-row>
          <table:table-cell table:style-name="表11.B2" office:value-type="string">
            <text:p text:style-name="P8">6--2</text:p>
          </table:table-cell>
          <table:table-cell table:style-name="表11.B2" office:value-type="string">
            <text:p text:style-name="P8">他職：<text:soft-page-break/><text:span text:style-name="T2">警備</text:span></text:p>
          </table:table-cell>
          <table:table-cell table:style-name="表11.C2" office:value-type="string">
            <text:list xml:id="list804052196339106374" text:style-name="L197">
              <text:list-item>
                <text:p text:style-name="P215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土間屋さん</text:span></text:p>
          </table:table-cell>
          <table:table-cell table:style-name="表11.C2" office:value-type="string">
            <text:list xml:id="list6193522700297274408" text:style-name="L198">
              <text:list-item>
                <text:p text:style-name="P216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大工さん</text:span></text:p>
          </table:table-cell>
          <table:table-cell table:style-name="表11.C2" office:value-type="string">
            <text:list xml:id="list6902921283775261346" text:style-name="L199">
              <text:list-item>
                <text:p text:style-name="P217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8">7</text:p>
          </table:table-cell>
          <table:table-cell table:style-name="表11.B2" office:value-type="string">
            <text:p text:style-name="P8">監督さん</text:p>
          </table:table-cell>
          <table:table-cell table:style-name="表11.C2" office:value-type="string">
            <text:list xml:id="list2397802259130545471" text:style-name="L200">
              <text:list-item>
                <text:p text:style-name="P218">&lt;1&gt; 세이와 (生和) 의 감독님. 40대 일까. &lt;2&gt; 아침 최초 현장으로 온 땐, 어려운 표정. &lt;3&gt; 하지만 아침례 좀 전에 한 장인분과 담단했던 때 웃어 소리를 지르고 있었다.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8">8</text:p>
          </table:table-cell>
          <table:table-cell table:style-name="表11.B2" office:value-type="string">
            <text:p text:style-name="P8">発注者の方</text:p>
          </table:table-cell>
          <table:table-cell table:style-name="表11.C2" office:value-type="string">
            <text:list xml:id="list3643272807123509460" text:style-name="L201">
              <text:list-item>
                <text:p text:style-name="P219">&lt;1&gt; 종료시, 전화엔 나오지 않았다. <text:s/>&lt;2&gt; 나중에 더고시역의 봄에서 앉아고 있었을 때 반환의 전화를 해주었다.</text:p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東和からの同僚</text:p>
          </table:table-cell>
          <table:table-cell table:style-name="表11.C2" office:value-type="string">
            <text:list xml:id="list2936217127095221419" text:style-name="L202">
              <text:list-item>
                <text:p text:style-name="P220"/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8">9</text:p>
          </table:table-cell>
          <table:table-cell table:style-name="表11.B2" office:value-type="string">
            <text:p text:style-name="P8">現場見取り図</text:p>
          </table:table-cell>
          <table:table-cell table:style-name="表11.C2" office:value-type="string">
            <text:p text:style-name="P12"/>
          </table:table-cell>
        </table:table-row>
        <table:table-row>
          <table:table-cell table:style-name="表11.A2" office:value-type="float" office:value="10">
            <text:p text:style-name="P8">10</text:p>
          </table:table-cell>
          <table:table-cell table:style-name="表11.B2" office:value-type="string">
            <text:p text:style-name="P9">段取り</text:p>
          </table:table-cell>
          <table:table-cell table:style-name="表11.C2" office:value-type="string">
            <text:list xml:id="list2895307138712827164" text:style-name="L203">
              <text:list-item>
                <text:p text:style-name="P221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行き帰りでの出来事、見聞</text:p>
          </table:table-cell>
          <table:table-cell table:style-name="表11.C2" office:value-type="string">
            <text:list xml:id="list3863113426104159064" text:style-name="L204">
              <text:list-item>
                <text:p text:style-name="P222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周囲の事物</text:p>
          </table:table-cell>
          <table:table-cell table:style-name="表11.C2" office:value-type="string">
            <text:list xml:id="list7704637281835232908" text:style-name="L205">
              <text:list-item>
                <text:p text:style-name="P223"/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8">11</text:p>
          </table:table-cell>
          <table:table-cell table:style-name="表11.B2" office:value-type="string">
            <text:p text:style-name="P9">その他</text:p>
          </table:table-cell>
          <table:table-cell table:style-name="表11.C2" office:value-type="string">
            <text:list xml:id="list3070479457903676227" text:style-name="L206">
              <text:list-item>
                <text:p text:style-name="P224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8">12</text:p>
          </table:table-cell>
          <table:table-cell table:style-name="表11.B2" office:value-type="string">
            <text:p text:style-name="P9">やってもらったこと</text:p>
          </table:table-cell>
          <table:table-cell table:style-name="表11.C2" office:value-type="string">
            <text:list xml:id="list2962250820571474964" text:style-name="L207">
              <text:list-item>
                <text:p text:style-name="P225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危険予知、危険感知</text:p>
          </table:table-cell>
          <table:table-cell table:style-name="表11.C2" office:value-type="string">
            <text:list xml:id="list1371756920689972532" text:style-name="L208">
              <text:list-item>
                <text:p text:style-name="P226">펌프집 분의 작업을 도울 때, 특히, 호스의 무게가 모른 경우가 있다. 그런 때 무리한 움직임을 하고, 어깨를 아프게 할 지도 모른다. &lt;2&gt; 대응 : 호스 등을 들어 올리거나, 움직이거나 할 때, 먼저 가볍게 접촉해 보아서, 무게에 대한 대충한 짐작을 한다.</text:p>
              </text:list-item>
            </text:list>
          </table:table-cell>
        </table:table-row>
      </table:table>
      <text:p text:style-name="P13"/>
      <text:p text:style-name="P4">[/ XXXX] 20220308_140542</text:p>
      <text:p text:style-name="P13"/>
      <text:p text:style-name="P7"/>
      <text:p text:style-name="P2">---------------------------------------------------------------</text:p>
      <text:p text:style-name="P4"><text:soft-page-break/>[XXX] 20220317_091458</text:p>
      <text:p text:style-name="P13">myself / towa diary / XXX</text:p>
      <text:p text:style-name="P3"><text:span text:style-name="T3">作業日：</text:span><text:span text:style-name="T5">220311f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8">1</text:p>
          </table:table-cell>
          <table:table-cell table:style-name="表12.B1" office:value-type="string">
            <text:p text:style-name="P8">現場</text:p>
          </table:table-cell>
          <table:table-cell table:style-name="表12.C1" office:value-type="string">
            <text:p text:style-name="P11">仲町台４丁目マンション</text:p>
          </table:table-cell>
        </table:table-row>
        <table:table-row>
          <table:table-cell table:style-name="表12.A2" office:value-type="float" office:value="2">
            <text:p text:style-name="P8">2</text:p>
          </table:table-cell>
          <table:table-cell table:style-name="表12.B2" office:value-type="string">
            <text:p text:style-name="P8">天気</text:p>
          </table:table-cell>
          <table:table-cell table:style-name="表12.C2" office:value-type="string">
            <text:p text:style-name="P11">맑은.</text:p>
          </table:table-cell>
        </table:table-row>
        <table:table-row>
          <table:table-cell table:style-name="表12.A2" office:value-type="float" office:value="3">
            <text:p text:style-name="P8">3</text:p>
          </table:table-cell>
          <table:table-cell table:style-name="表12.B2" office:value-type="string">
            <text:p text:style-name="P8">最寄り</text:p>
          </table:table-cell>
          <table:table-cell table:style-name="表12.C2" office:value-type="string">
            <text:p text:style-name="P11">仲町台駅（市営地下鉄）</text:p>
          </table:table-cell>
        </table:table-row>
        <table:table-row>
          <table:table-cell table:style-name="表12.B2" office:value-type="string">
            <text:p text:style-name="P8">3-2</text:p>
            <text:p text:style-name="P8"/>
          </table:table-cell>
          <table:table-cell table:style-name="表12.B2" office:value-type="string">
            <text:p text:style-name="P9">開始／終了時刻</text:p>
          </table:table-cell>
          <table:table-cell table:style-name="表12.C2" office:value-type="string">
            <text:list xml:id="list1042913289976271451" text:style-name="L209">
              <text:list-item>
                <text:p text:style-name="P227">開始　9 시경.</text:p>
              </text:list-item>
              <text:list-item>
                <text:p text:style-name="P227">詰所到着　：　１４：３０頃？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8">4</text:p>
          </table:table-cell>
          <table:table-cell table:style-name="表12.B2" office:value-type="string">
            <text:p text:style-name="P8">他職：ポンプ</text:p>
          </table:table-cell>
          <table:table-cell table:style-name="表12.C2" office:value-type="string">
            <text:list xml:id="list8664878685743369822" text:style-name="L210">
              <text:list-item>
                <text:p text:style-name="P228">(1) 2 며. 한 사람, 직장. 일본인. 다른 하나 분은 베트남인 일까.</text:p>
              </text:list-item>
              <text:list-item>
                <text:p text:style-name="P228">&lt;1&gt; 직장 분은 작은 몸집. &lt;2&gt; 다른 젊은 남자에게 `바보` 라고 말하고 있다. &lt;3&gt; 자신은 일을 잘 알고 있는 모습.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8">5</text:p>
          </table:table-cell>
          <table:table-cell table:style-name="表12.B2" office:value-type="string">
            <text:p text:style-name="P8">他職：土工さん</text:p>
          </table:table-cell>
          <table:table-cell table:style-name="表12.C2" office:value-type="string">
            <text:list xml:id="list31335326234791551" text:style-name="L211">
              <text:list-item>
                <text:p text:style-name="P229">(1) 내가 담당했던 사람. 165정도. 딱 벌어져 한 몸매. &lt;1&gt; 마지막, 나는 지상에 내렸다. &lt;2&gt; 여기에서 바이브를 둥글게 처치했다.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8">6</text:p>
          </table:table-cell>
          <table:table-cell table:style-name="表12.B2" office:value-type="string">
            <text:p text:style-name="P8">他職：電気屋さんの相番の人</text:p>
          </table:table-cell>
          <table:table-cell table:style-name="表12.C2" office:value-type="string">
            <text:list xml:id="list48992644710052318" text:style-name="L212">
              <text:list-item>
                <text:p text:style-name="P230">(1) 72 세. 자신이 말했다. 173 정도. &lt;1&gt; 말하는 모양, 표정. 치매증이 들어 있는 것일까라고 생각하고 있었다. </text:p>
              </text:list-item>
              <text:list-item>
                <text:p text:style-name="P230">(2) 마지막, 바이브가 1개로 한 후, 나머지의 1개를 담당해주었다. 이 나머지 바이브는 내가 담당했었던 하나.</text:p>
              </text:list-item>
            </text:list>
          </table:table-cell>
        </table:table-row>
        <table:table-row>
          <table:table-cell table:style-name="表12.B2" office:value-type="string">
            <text:p text:style-name="P8">6--2</text:p>
          </table:table-cell>
          <table:table-cell table:style-name="表12.B2" office:value-type="string">
            <text:p text:style-name="P8">他職：<text:span text:style-name="T2">警備</text:span></text:p>
          </table:table-cell>
          <table:table-cell table:style-name="表12.C2" office:value-type="string">
            <text:list xml:id="list7257270252990845181" text:style-name="L213">
              <text:list-item>
                <text:p text:style-name="P231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土間屋さん</text:span></text:p>
          </table:table-cell>
          <table:table-cell table:style-name="表12.C2" office:value-type="string">
            <text:list xml:id="list7532836275344956178" text:style-name="L214">
              <text:list-item>
                <text:p text:style-name="P232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大工さん</text:span></text:p>
          </table:table-cell>
          <table:table-cell table:style-name="表12.C2" office:value-type="string">
            <text:list xml:id="list2726794713527263100" text:style-name="L215">
              <text:list-item>
                <text:p text:style-name="P233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8">7</text:p>
          </table:table-cell>
          <table:table-cell table:style-name="表12.B2" office:value-type="string">
            <text:p text:style-name="P8">監督さん</text:p>
          </table:table-cell>
          <table:table-cell table:style-name="表12.C2" office:value-type="string">
            <text:list xml:id="list7718505816748879337" text:style-name="L216">
              <text:list-item>
                <text:p text:style-name="P234">3 명. &lt;1&gt; 슬래브 담당 분은 2 명. &lt;2&gt; 서서 이야기를 듣고, 안 것. 근처에서 드른 현장이 하나 있다. 3명으로 그 2개의 현장을 감독하고 있는 것 같다.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8">8</text:p>
          </table:table-cell>
          <table:table-cell table:style-name="表12.B2" office:value-type="string">
            <text:p text:style-name="P8">発注者の方</text:p>
          </table:table-cell>
          <table:table-cell table:style-name="表12.C2" office:value-type="string">
            <text:list xml:id="list6476841123932523948" text:style-name="L217">
              <text:list-item>
                <text:p text:style-name="P235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東和からの同僚</text:p>
          </table:table-cell>
          <table:table-cell table:style-name="表12.C2" office:value-type="string">
            <text:list xml:id="list4185786192689959904" text:style-name="L218">
              <text:list-item>
                <text:p text:style-name="P236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8">9</text:p>
          </table:table-cell>
          <table:table-cell table:style-name="表12.B2" office:value-type="string">
            <text:p text:style-name="P8">現場見<text:soft-page-break/>取り図</text:p>
          </table:table-cell>
          <table:table-cell table:style-name="表12.C2" office:value-type="string">
            <text:p text:style-name="P12"/>
          </table:table-cell>
        </table:table-row>
        <table:table-row>
          <table:table-cell table:style-name="表12.A2" office:value-type="float" office:value="10">
            <text:p text:style-name="P8">10</text:p>
          </table:table-cell>
          <table:table-cell table:style-name="表12.B2" office:value-type="string">
            <text:p text:style-name="P9">段取り</text:p>
          </table:table-cell>
          <table:table-cell table:style-name="表12.C2" office:value-type="string">
            <text:list xml:id="list8493971388451764726" text:style-name="L219">
              <text:list-item>
                <text:p text:style-name="P237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行き帰りでの出来事、見聞</text:p>
          </table:table-cell>
          <table:table-cell table:style-name="表12.C2" office:value-type="string">
            <text:list xml:id="list8753612391741052501" text:style-name="L220">
              <text:list-item>
                <text:p text:style-name="P238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周囲の事物</text:p>
          </table:table-cell>
          <table:table-cell table:style-name="表12.C2" office:value-type="string">
            <text:list xml:id="list8808402628183309137" text:style-name="L221">
              <text:list-item>
                <text:p text:style-name="P239">현장의 앞. 바로 보도. &lt;1&gt; 보도와 현장 사이엔 여지는 없다. &lt;2&gt; 그래서, 게이트를 열기 전, 보도에서 서서, 책을 읽고 있었다. &lt;3&gt; 몇 명 사람들이 지나쳐 갔다. &lt;4&gt; 한 사람은 젊은 여성. &lt;4&gt; 나 앞에서 차도로부터 보도로 올라 왔다. &lt;5&gt; 나는 이 사람이 지나쳐 갈 때, 자신의 짐을 앞에게 가까이 끌어 당겼다.</text:p>
              </text:list-item>
              <text:list-item>
                <text:p text:style-name="P239">가까으로 끌었다.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8">11</text:p>
          </table:table-cell>
          <table:table-cell table:style-name="表12.B2" office:value-type="string">
            <text:p text:style-name="P9">その他</text:p>
          </table:table-cell>
          <table:table-cell table:style-name="表12.C2" office:value-type="string">
            <text:list xml:id="list8663438833450022252" text:style-name="L222">
              <text:list-item>
                <text:p text:style-name="P240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8">12</text:p>
          </table:table-cell>
          <table:table-cell table:style-name="表12.B2" office:value-type="string">
            <text:p text:style-name="P9">やってもらったこと</text:p>
          </table:table-cell>
          <table:table-cell table:style-name="表12.C2" office:value-type="string">
            <text:list xml:id="list4118914796467479816" text:style-name="L223">
              <text:list-item>
                <text:p text:style-name="P241">(1) 아침, 아침례 전. 신규입장자용 용지. 그 용지의 소재(所在). &lt;2&gt; 물으면, 경비 담당 사람이 가르쳐 주었다.</text:p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危険予知、危険感知</text:p>
          </table:table-cell>
          <table:table-cell table:style-name="表12.C2" office:value-type="string">
            <text:list xml:id="list6349810253595223459" text:style-name="L224">
              <text:list-item>
                <text:p text:style-name="P242">(1) 슬래브상, `사시킨` (일본어 : 差し金) 이 여기저기 서 있다. &lt;1&gt; 이 철근에 좌절할 수 있다. &lt;2&gt; 실제로, 좌절한 바 있다.</text:p>
              </text:list-item>
            </text:list>
          </table:table-cell>
        </table:table-row>
      </table:table>
      <text:p text:style-name="P13"/>
      <text:p text:style-name="P4">[/ XXXX] 20220317_095809</text:p>
      <text:p text:style-name="P13"/>
      <text:p text:style-name="P7"/>
      <text:p text:style-name="P2">---------------------------------------------------------------</text:p>
      <text:p text:style-name="P4">[XXX] 20220324_154608</text:p>
      <text:p text:style-name="P13">myself / towa diary / XXX</text:p>
      <text:p text:style-name="P3"><text:span text:style-name="T3">作業日：3</text:span><text:span text:style-name="T5">/18</text:span><text:span text:style-name="T4"> f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8">1</text:p>
          </table:table-cell>
          <table:table-cell table:style-name="表14.B1" office:value-type="string">
            <text:p text:style-name="P8">現場</text:p>
          </table:table-cell>
          <table:table-cell table:style-name="表14.C1" office:value-type="string">
            <text:p text:style-name="P11">木曽東有料老人ホーム新築</text:p>
          </table:table-cell>
        </table:table-row>
        <table:table-row>
          <table:table-cell table:style-name="表14.A2" office:value-type="float" office:value="2">
            <text:p text:style-name="P8">2</text:p>
          </table:table-cell>
          <table:table-cell table:style-name="表14.B2" office:value-type="string">
            <text:p text:style-name="P8">天気</text:p>
          </table:table-cell>
          <table:table-cell table:style-name="表14.C2" office:value-type="string">
            <text:p text:style-name="P11">흐린 날씨. 나중, 비. 강하지 않고.</text:p>
          </table:table-cell>
        </table:table-row>
        <table:table-row>
          <table:table-cell table:style-name="表14.A2" office:value-type="float" office:value="3">
            <text:p text:style-name="P8">3</text:p>
          </table:table-cell>
          <table:table-cell table:style-name="表14.B2" office:value-type="string">
            <text:p text:style-name="P8">最寄り</text:p>
          </table:table-cell>
          <table:table-cell table:style-name="表14.C2" office:value-type="string">
            <text:p text:style-name="P11"/>
          </table:table-cell>
        </table:table-row>
        <table:table-row>
          <table:table-cell table:style-name="表14.B2" office:value-type="string">
            <text:p text:style-name="P8">3-2</text:p>
            <text:p text:style-name="P8"/>
          </table:table-cell>
          <table:table-cell table:style-name="表14.B2" office:value-type="string">
            <text:p text:style-name="P9">開始／終了時刻</text:p>
          </table:table-cell>
          <table:table-cell table:style-name="表14.C2" office:value-type="string">
            <text:list xml:id="list6713933312949102847" text:style-name="L225">
              <text:list-item>
                <text:p text:style-name="P243">開始 <text:s text:c="6"/>　9시 경.</text:p>
              </text:list-item>
              <text:list-item>
                <text:p text:style-name="P243">詰所到着　１２：５０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8">4</text:p>
          </table:table-cell>
          <table:table-cell table:style-name="表14.B2" office:value-type="string">
            <text:p text:style-name="P8">他職：ポンプ</text:p>
          </table:table-cell>
          <table:table-cell table:style-name="表14.C2" office:value-type="string">
            <text:list xml:id="list895921619194765797" text:style-name="L226">
              <text:list-item>
                <text:p text:style-name="P244">3 명. 모두 일본사람. &lt;1&gt; 젊은 사람 2 명. &lt;2&gt; 그 속의 1<text:soft-page-break/>명은 호스 담당. 직장에 쭉 꾸중을 듣고 있다.</text:p>
              </text:list-item>
              <text:list-item>
                <text:p text:style-name="P244">다른 하나 젊은 사람에도 꾸중을 받고 있다.</text:p>
              </text:list-item>
              <text:list-item>
                <text:p text:style-name="P244">직장은 꾸중을 할할뿐만 아니라, 상대의 신체를 자신의 팔 꿈치로 강하게 들이받는다. 위험.</text:p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8">5</text:p>
          </table:table-cell>
          <table:table-cell table:style-name="表14.B2" office:value-type="string">
            <text:p text:style-name="P8">他職：土工さん</text:p>
          </table:table-cell>
          <table:table-cell table:style-name="表14.C2" office:value-type="string">
            <text:list xml:id="list3452505216969874289" text:style-name="L227">
              <text:list-item>
                <text:p text:style-name="P245"/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8">6</text:p>
          </table:table-cell>
          <table:table-cell table:style-name="表14.B2" office:value-type="string">
            <text:p text:style-name="P8">他職：電気屋さんの相番の人</text:p>
          </table:table-cell>
          <table:table-cell table:style-name="表14.C2" office:value-type="string">
            <text:list xml:id="list8124379218701873548" text:style-name="L228">
              <text:list-item>
                <text:p text:style-name="P246">젊은 사람. 20대 후반 정도일까. 자폐증이 약간 들어있을까.</text:p>
              </text:list-item>
            </text:list>
          </table:table-cell>
        </table:table-row>
        <table:table-row>
          <table:table-cell table:style-name="表14.B2" office:value-type="string">
            <text:p text:style-name="P8">6--2</text:p>
          </table:table-cell>
          <table:table-cell table:style-name="表14.B2" office:value-type="string">
            <text:p text:style-name="P8">他職：<text:span text:style-name="T2">警備</text:span></text:p>
          </table:table-cell>
          <table:table-cell table:style-name="表14.C2" office:value-type="string">
            <text:list xml:id="list205562974631675749" text:style-name="L229">
              <text:list-item>
                <text:p text:style-name="P247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土間屋さん</text:span></text:p>
          </table:table-cell>
          <table:table-cell table:style-name="表14.C2" office:value-type="string">
            <text:list xml:id="list8577698879317758264" text:style-name="L230">
              <text:list-item>
                <text:p text:style-name="P248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大工さん</text:span></text:p>
          </table:table-cell>
          <table:table-cell table:style-name="表14.C2" office:value-type="string">
            <text:list xml:id="list7408600994345026749" text:style-name="L231">
              <text:list-item>
                <text:p text:style-name="P249"/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8">7</text:p>
          </table:table-cell>
          <table:table-cell table:style-name="表14.B2" office:value-type="string">
            <text:p text:style-name="P8">監督さん</text:p>
          </table:table-cell>
          <table:table-cell table:style-name="表14.C2" office:value-type="string">
            <text:list xml:id="list8762629731838553691" text:style-name="L232">
              <text:list-item>
                <text:p text:style-name="P250">자신으로 콘크리트의 수배(手配)의 일을 수행 하고있다.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8">8</text:p>
          </table:table-cell>
          <table:table-cell table:style-name="表14.B2" office:value-type="string">
            <text:p text:style-name="P8">発注者の方</text:p>
          </table:table-cell>
          <table:table-cell table:style-name="表14.C2" office:value-type="string">
            <text:list xml:id="list2268233877270090448" text:style-name="L233">
              <text:list-item>
                <text:p text:style-name="P251">野口씨. 담배를 피운다. 담배의 상표는 `BOHEM` 와 같은 명칭. 한국의 담배.</text:p>
              </text:list-item>
              <text:list-item>
                <text:p text:style-name="P251">타설 종료 후, 휴식소에서 갈아입고 있을 대 담소(談笑). 코로나로 자주격리하는 것에 대해서 담소.</text:p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東和からの同僚</text:p>
          </table:table-cell>
          <table:table-cell table:style-name="表14.C2" office:value-type="string">
            <text:list xml:id="list3407279548145352686" text:style-name="L234">
              <text:list-item>
                <text:p text:style-name="P252"/>
              </text:list-item>
            </text:list>
          </table:table-cell>
        </table:table-row>
        <table:table-row>
          <table:table-cell table:style-name="表14.A2" office:value-type="float" office:value="9">
            <text:p text:style-name="P8">9</text:p>
          </table:table-cell>
          <table:table-cell table:style-name="表14.B2" office:value-type="string">
            <text:p text:style-name="P8">現場見取り図</text:p>
          </table:table-cell>
          <table:table-cell table:style-name="表14.C2" office:value-type="string">
            <text:p text:style-name="P12"/>
          </table:table-cell>
        </table:table-row>
        <table:table-row>
          <table:table-cell table:style-name="表14.A2" office:value-type="float" office:value="10">
            <text:p text:style-name="P8">10</text:p>
          </table:table-cell>
          <table:table-cell table:style-name="表14.B2" office:value-type="string">
            <text:p text:style-name="P9">段取り</text:p>
          </table:table-cell>
          <table:table-cell table:style-name="表14.C2" office:value-type="string">
            <text:list xml:id="list3613384757334836949" text:style-name="L235">
              <text:list-item>
                <text:p text:style-name="P253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行き帰りでの出来事、見聞</text:p>
          </table:table-cell>
          <table:table-cell table:style-name="表14.C2" office:value-type="string">
            <text:list xml:id="list5734211294761671591" text:style-name="L236">
              <text:list-item>
                <text:p text:style-name="P254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周囲の事物</text:p>
          </table:table-cell>
          <table:table-cell table:style-name="表14.C2" office:value-type="string">
            <text:list xml:id="list8261927209577791761" text:style-name="L237">
              <text:list-item>
                <text:p text:style-name="P255"/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8">11</text:p>
          </table:table-cell>
          <table:table-cell table:style-name="表14.B2" office:value-type="string">
            <text:p text:style-name="P9">その他</text:p>
          </table:table-cell>
          <table:table-cell table:style-name="表14.C2" office:value-type="string">
            <text:list xml:id="list2550622881448153098" text:style-name="L238">
              <text:list-item>
                <text:p text:style-name="P256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8">12</text:p>
          </table:table-cell>
          <table:table-cell table:style-name="表14.B2" office:value-type="string">
            <text:p text:style-name="P9">やって<text:soft-page-break/>もらったこと</text:p>
          </table:table-cell>
          <table:table-cell table:style-name="表14.C2" office:value-type="string">
            <text:list xml:id="list3551449821997911149" text:style-name="L239">
              <text:list-item>
                <text:p text:style-name="P257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危険予知、危険感知</text:p>
          </table:table-cell>
          <table:table-cell table:style-name="表14.C2" office:value-type="string">
            <text:list xml:id="list6337716668787447020" text:style-name="L240">
              <text:list-item>
                <text:p text:style-name="P258">끝부(端部). 울짱은 없고, 친줄(親綱)만의 장소, 있다.</text:p>
              </text:list-item>
            </text:list>
          </table:table-cell>
        </table:table-row>
      </table:table>
      <text:p text:style-name="P13"/>
      <text:p text:style-name="P4">[/ XXXX] 20220324_161132</text:p>
      <text:p text:style-name="P1"/>
      <text:p text:style-name="P7"/>
      <text:p text:style-name="P2">---------------------------------------------------------------</text:p>
      <text:p text:style-name="P4">[XXX] 20220329_170037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8">1</text:p>
          </table:table-cell>
          <table:table-cell table:style-name="表15.B1" office:value-type="string">
            <text:p text:style-name="P8">現場</text:p>
          </table:table-cell>
          <table:table-cell table:style-name="表15.C1" office:value-type="string">
            <text:p text:style-name="P11">リバーレ中野坂上新築工事</text:p>
          </table:table-cell>
        </table:table-row>
        <table:table-row>
          <table:table-cell table:style-name="表15.A2" office:value-type="float" office:value="2">
            <text:p text:style-name="P8">2</text:p>
          </table:table-cell>
          <table:table-cell table:style-name="表15.B2" office:value-type="string">
            <text:p text:style-name="P8">天気</text:p>
          </table:table-cell>
          <table:table-cell table:style-name="表15.C2" office:value-type="string">
            <text:p text:style-name="P11">흐려. 오후, 낮 지나서에, 강우. 훌훌게 내렸다.</text:p>
          </table:table-cell>
        </table:table-row>
        <table:table-row>
          <table:table-cell table:style-name="表15.A2" office:value-type="float" office:value="3">
            <text:p text:style-name="P8">3</text:p>
          </table:table-cell>
          <table:table-cell table:style-name="表15.B2" office:value-type="string">
            <text:p text:style-name="P8">最寄り</text:p>
          </table:table-cell>
          <table:table-cell table:style-name="表15.C2" office:value-type="string">
            <text:p text:style-name="P11">中野坂上駅（大江戸線）</text:p>
          </table:table-cell>
        </table:table-row>
        <table:table-row>
          <table:table-cell table:style-name="表15.B2" office:value-type="string">
            <text:p text:style-name="P8">3-2</text:p>
            <text:p text:style-name="P8"/>
          </table:table-cell>
          <table:table-cell table:style-name="表15.B2" office:value-type="string">
            <text:p text:style-name="P9">開始／終了時刻</text:p>
          </table:table-cell>
          <table:table-cell table:style-name="表15.C2" office:value-type="string">
            <text:list xml:id="list9189860513738454087" text:style-name="L241">
              <text:list-item>
                <text:p text:style-name="P259">開始　：　9시 지났을 경</text:p>
              </text:list-item>
              <text:list-item>
                <text:p text:style-name="P259">詰所到着　：14시 경.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8">4</text:p>
          </table:table-cell>
          <table:table-cell table:style-name="表15.B2" office:value-type="string">
            <text:p text:style-name="P8">他職：ポンプ</text:p>
          </table:table-cell>
          <table:table-cell table:style-name="表15.C2" office:value-type="string">
            <text:list xml:id="list5156312924892298740" text:style-name="L242">
              <text:list-item>
                <text:p text:style-name="P260">OZAWA GROUP</text:p>
              </text:list-item>
              <text:list-item>
                <text:p text:style-name="P260">2 명. 모두 일본사람. &lt;1&gt; 작장인 듯한 사람. 목도리를 헬멧에 씌우고 있었다.</text:p>
              </text:list-item>
              <text:list-item>
                <text:p text:style-name="P260">다른 사람은 약간 작은 몸집. &lt;1&gt; 할복은 좋다.</text:p>
              </text:list-item>
              <text:list-item>
                <text:p text:style-name="P260">마지막. &lt;1&gt; 호스 속에 남아있는 콘크리트를 낸다. &lt;2&gt; 일단, 암을 내린다. 그리고 다시 올린다. &lt;3&gt; 이렇게 하는 것으로, 위로 향했던 부분에 들어있었던 콘크리트를 밖에 흘려낼 수 있다.</text:p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8">5</text:p>
          </table:table-cell>
          <table:table-cell table:style-name="表15.B2" office:value-type="string">
            <text:p text:style-name="P8">他職：土工さん</text:p>
          </table:table-cell>
          <table:table-cell table:style-name="表15.C2" office:value-type="string">
            <text:list xml:id="list252264081527872164" text:style-name="L243">
              <text:list-item>
                <text:p text:style-name="P261">좀 둥둥한 사람, 1 명. &lt;1&gt; 자꾸 기침을 하고있다. &lt;2&gt; 종반, 그 사람 본인에게 `그 기침은 무엇이니` 이라고 물었다. &lt;3&gt; 지나치게 약을 먹어서, 목이 말라 있는 것.</text:p>
              </text:list-item>
              <text:list-item>
                <text:p text:style-name="P261">철근씻음의 사람. &lt;1&gt; 종반, 기둥의 근처에서 바이브의 코드를 나를 때,꾸무락거리고 있다. &lt;2&gt; 나는 초조하고, 그 사람의 신체를 치고, 후방에 물러나게 했다.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8">6</text:p>
          </table:table-cell>
          <table:table-cell table:style-name="表15.B2" office:value-type="string">
            <text:p text:style-name="P8">他職：電気屋さんの相番の<text:soft-page-break/>人</text:p>
          </table:table-cell>
          <table:table-cell table:style-name="表15.C2" office:value-type="string">
            <text:list xml:id="list3925660613430288464" text:style-name="L244">
              <text:list-item>
                <text:p text:style-name="P262">같은 도와의 사람. &lt;1&gt; 작은 몸집. &lt;2&gt; 얼굴의 피부가 검붉다. 아토피가 있는 사람의 피부. &lt;3&gt; 때마다 때마다의 코드의 처치 등, 착실하고 꼼꼼하다. &lt;4&gt; 스스로 이렇게 <text:soft-page-break/>하려고 정하고, 그를 하고 있다. 그런 <text:s/>모습.</text:p>
              </text:list-item>
            </text:list>
          </table:table-cell>
        </table:table-row>
        <table:table-row>
          <table:table-cell table:style-name="表15.B2" office:value-type="string">
            <text:p text:style-name="P8">6--2</text:p>
          </table:table-cell>
          <table:table-cell table:style-name="表15.B2" office:value-type="string">
            <text:p text:style-name="P8">他職：<text:span text:style-name="T2">警備</text:span></text:p>
          </table:table-cell>
          <table:table-cell table:style-name="表15.C2" office:value-type="string">
            <text:list xml:id="list5181740866931350793" text:style-name="L245">
              <text:list-item>
                <text:p text:style-name="P263"/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土間屋さん</text:span></text:p>
          </table:table-cell>
          <table:table-cell table:style-name="表15.C2" office:value-type="string">
            <text:list xml:id="list2483967314632892265" text:style-name="L246">
              <text:list-item>
                <text:p text:style-name="P264">지장분 일까. 흰 작업복을 입은 사람. &lt;1&gt; 빈둥빈둥하게 삽을 사용하고 있으면, `이렇게 하지 않으면 안될 것이다` 라고 호통쳤다. &lt;2&gt; 내가 그 사람의 위치에 있었으면, 똑같이 소리쳤을 것이다.</text:p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大工さん</text:span></text:p>
          </table:table-cell>
          <table:table-cell table:style-name="表15.C2" office:value-type="string">
            <text:list xml:id="list6730991760429886473" text:style-name="L247">
              <text:list-item>
                <text:p text:style-name="P265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8">7</text:p>
          </table:table-cell>
          <table:table-cell table:style-name="表15.B2" office:value-type="string">
            <text:p text:style-name="P8">監督さん</text:p>
          </table:table-cell>
          <table:table-cell table:style-name="表15.C2" office:value-type="string">
            <text:list xml:id="list7632463156565892371" text:style-name="L248">
              <text:list-item>
                <text:p text:style-name="P266">베트남의 사람 일까. 젊은 사람. 30대 후방 정도 일까. 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8">8</text:p>
          </table:table-cell>
          <table:table-cell table:style-name="表15.B2" office:value-type="string">
            <text:p text:style-name="P8">発注者の方</text:p>
          </table:table-cell>
          <table:table-cell table:style-name="表15.C2" office:value-type="string">
            <text:list xml:id="list1405983808095982492" text:style-name="L249">
              <text:list-item>
                <text:p text:style-name="P267">차분한 말투의 사람. 50대 후방 일까.</text:p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東和からの同僚</text:p>
          </table:table-cell>
          <table:table-cell table:style-name="表15.C2" office:value-type="string">
            <text:list xml:id="list4502166039195764123" text:style-name="L250">
              <text:list-item>
                <text:p text:style-name="P268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8">9</text:p>
          </table:table-cell>
          <table:table-cell table:style-name="表15.B2" office:value-type="string">
            <text:p text:style-name="P8">現場見取り図</text:p>
          </table:table-cell>
          <table:table-cell table:style-name="表15.C2" office:value-type="string">
            <text:p text:style-name="P12"/>
          </table:table-cell>
        </table:table-row>
        <table:table-row>
          <table:table-cell table:style-name="表15.A2" office:value-type="float" office:value="10">
            <text:p text:style-name="P8">10</text:p>
          </table:table-cell>
          <table:table-cell table:style-name="表15.B2" office:value-type="string">
            <text:p text:style-name="P9">段取り</text:p>
          </table:table-cell>
          <table:table-cell table:style-name="表15.C2" office:value-type="string">
            <text:list xml:id="list2433024984096621708" text:style-name="L251">
              <text:list-item>
                <text:p text:style-name="P269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行き帰りでの出来事、見聞</text:p>
          </table:table-cell>
          <table:table-cell table:style-name="表15.C2" office:value-type="string">
            <text:list xml:id="list1886803592294224101" text:style-name="L252">
              <text:list-item>
                <text:p text:style-name="P270">青山一丁目역 있었을까. &lt;1&gt; 자세한 체형의 여자. 역의 엘리베이터에서 하자가 되었다. &lt;2&gt; <text:s/>문이 닫히기 시작하고 있었다. &lt;3&gt; 나는 오른 손을 올려, 문을 열어 주게 신호했다.</text:p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周囲の事物</text:p>
          </table:table-cell>
          <table:table-cell table:style-name="表15.C2" office:value-type="string">
            <text:list xml:id="list9076698710836854234" text:style-name="L253">
              <text:list-item>
                <text:p text:style-name="P271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8">11</text:p>
          </table:table-cell>
          <table:table-cell table:style-name="表15.B2" office:value-type="string">
            <text:p text:style-name="P9">その他</text:p>
          </table:table-cell>
          <table:table-cell table:style-name="表15.C2" office:value-type="string">
            <text:list xml:id="list2928112246789192300" text:style-name="L254">
              <text:list-item>
                <text:p text:style-name="P272"/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8">12</text:p>
          </table:table-cell>
          <table:table-cell table:style-name="表15.B2" office:value-type="string">
            <text:p text:style-name="P9">やってもらったこと</text:p>
          </table:table-cell>
          <table:table-cell table:style-name="表15.C2" office:value-type="string">
            <text:list xml:id="list2537657822538081871" text:style-name="L255">
              <text:list-item>
                <text:p text:style-name="P273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危険予知、危険感知</text:p>
          </table:table-cell>
          <table:table-cell table:style-name="表15.C2" office:value-type="string">
            <text:list xml:id="list1606132276698985613" text:style-name="L256">
              <text:list-item>
                <text:p text:style-name="P274"/>
              </text:list-item>
            </text:list>
          </table:table-cell>
        </table:table-row>
      </table:table>
      <text:p text:style-name="P13"/>
      <text:p text:style-name="P4">[/ XXXX] 20220329_175612</text:p>
      <text:p text:style-name="P5"/>
      <text:p text:style-name="P5"/>
      <text:p text:style-name="P7"/>
      <text:p text:style-name="P5"><text:soft-page-break/></text:p>
      <text:p text:style-name="P2">---------------------------------------------------------------</text:p>
      <text:p text:style-name="P4">[XXX] 20220406_152610</text:p>
      <text:p text:style-name="P13">myself / towa diary / XXX</text:p>
      <text:p text:style-name="P3"><text:span text:style-name="T3">作業日：4</text:span><text:span text:style-name="T5">/2</text:span><text:span text:style-name="T4"> sa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8">1</text:p>
          </table:table-cell>
          <table:table-cell table:style-name="表16.B1" office:value-type="string">
            <text:p text:style-name="P8">現場</text:p>
          </table:table-cell>
          <table:table-cell table:style-name="表16.C1" office:value-type="string">
            <text:p text:style-name="P11">横浜市南区万世町二丁目計画</text:p>
          </table:table-cell>
        </table:table-row>
        <table:table-row>
          <table:table-cell table:style-name="表16.A2" office:value-type="float" office:value="2">
            <text:p text:style-name="P8">2</text:p>
          </table:table-cell>
          <table:table-cell table:style-name="表16.B2" office:value-type="string">
            <text:p text:style-name="P8">天気</text:p>
          </table:table-cell>
          <table:table-cell table:style-name="表16.C2" office:value-type="string">
            <text:p text:style-name="P11">晴れ</text:p>
          </table:table-cell>
        </table:table-row>
        <table:table-row>
          <table:table-cell table:style-name="表16.A2" office:value-type="float" office:value="3">
            <text:p text:style-name="P8">3</text:p>
          </table:table-cell>
          <table:table-cell table:style-name="表16.B2" office:value-type="string">
            <text:p text:style-name="P8">最寄り</text:p>
          </table:table-cell>
          <table:table-cell table:style-name="表16.C2" office:value-type="string">
            <text:p text:style-name="P11">阪東橋（市営地下鉄）</text:p>
          </table:table-cell>
        </table:table-row>
        <table:table-row>
          <table:table-cell table:style-name="表16.B2" office:value-type="string">
            <text:p text:style-name="P8">3-2</text:p>
            <text:p text:style-name="P8"/>
          </table:table-cell>
          <table:table-cell table:style-name="表16.B2" office:value-type="string">
            <text:p text:style-name="P9">開始／終了時刻</text:p>
          </table:table-cell>
          <table:table-cell table:style-name="表16.C2" office:value-type="string">
            <text:list xml:id="list8847977564241183875" text:style-name="L257">
              <text:list-item>
                <text:p text:style-name="P275">開始　９：１５？</text:p>
              </text:list-item>
              <text:list-item>
                <text:p text:style-name="P275">詰所到着　１５：４５？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8">4</text:p>
          </table:table-cell>
          <table:table-cell table:style-name="表16.B2" office:value-type="string">
            <text:p text:style-name="P8">他職：ポンプ</text:p>
          </table:table-cell>
          <table:table-cell table:style-name="表16.C2" office:value-type="string">
            <text:list xml:id="list6709943092286756746" text:style-name="L258">
              <text:list-item>
                <text:p text:style-name="P276">FUJITA</text:p>
              </text:list-item>
              <text:list-item>
                <text:p text:style-name="P276">3명. 모두 일본인.</text:p>
              </text:list-item>
              <text:list-item>
                <text:p text:style-name="P276">한 사람. 가장 젊은(젊게 보이는) 사람. &lt;1&gt; 이전에도 본 적이 있다. 작은 몸집. 165 정도 일까. &lt;2&gt; 이전에 본 때는 직장을 하고있었던 기억이 있다. 이 버넨 호스를 담당하고있다.</text:p>
              </text:list-item>
              <text:list-item>
                <text:p text:style-name="P276">직장분일까, 아침엔 펌프차를 운전하고 있었다. &lt;1&gt; 연배(年配)의 사람. 165 정도. &lt;2&gt; 햇볕에 타고 있다.</text:p>
              </text:list-item>
              <text:list-item>
                <text:p text:style-name="P276">종반, 이 직장이 호스를 담당하고있다. 내뿜기(吹き出し)의 밑동아리(付け根)를 타설. </text:p>
              </text:list-item>
              <text:list-item>
                <text:p text:style-name="P276">&lt;2&gt; 빗(櫛)이 기울고 있다. 그 첨단을 가법게 무릅쓰고, 얼마나, 종으로 했다.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8">5</text:p>
          </table:table-cell>
          <table:table-cell table:style-name="表16.B2" office:value-type="string">
            <text:p text:style-name="P8">他職：土工さん</text:p>
          </table:table-cell>
          <table:table-cell table:style-name="表16.C2" office:value-type="string">
            <text:list xml:id="list2076275086459400994" text:style-name="L259">
              <text:list-item>
                <text:p text:style-name="P277"/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8">6</text:p>
          </table:table-cell>
          <table:table-cell table:style-name="表16.B2" office:value-type="string">
            <text:p text:style-name="P8">他職：電気屋さんの相番の人</text:p>
          </table:table-cell>
          <table:table-cell table:style-name="表16.C2" office:value-type="string">
            <text:list xml:id="list1862712855984643039" text:style-name="L260">
              <text:list-item>
                <text:p text:style-name="P278">번직 사람. 젊다. &lt;1&gt; 종반, 추가기다리로 들어간다. &lt;2&gt; 나는 그에게 `배간이 한 번 뿐 남아있죠. 없으면, 돌아갈 수 있는데요` 라고 말한다. 그는 대답해서, `어, 그렇습니까? 단지, 돌려져 온 것 뿐이어서...`</text:p>
              </text:list-item>
            </text:list>
          </table:table-cell>
        </table:table-row>
        <table:table-row>
          <table:table-cell table:style-name="表16.B2" office:value-type="string">
            <text:p text:style-name="P8">6--2</text:p>
          </table:table-cell>
          <table:table-cell table:style-name="表16.B2" office:value-type="string">
            <text:p text:style-name="P8">他職：<text:span text:style-name="T2">警備</text:span></text:p>
          </table:table-cell>
          <table:table-cell table:style-name="表16.C2" office:value-type="string">
            <text:list xml:id="list1635175980651678542" text:style-name="L261">
              <text:list-item>
                <text:p text:style-name="P279"/>
              </text:list-item>
            </text:list>
          </table:table-cell>
        </table:table-row>
        <table:table-row>
          <table:table-cell table:style-name="表16.B2" office:value-type="string">
            <text:p text:style-name="P8"/>
          </table:table-cell>
          <table:table-cell table:style-name="表16.B2" office:value-type="string">
            <text:p text:style-name="P8">他職：<text:span text:style-name="T2">土間屋さん</text:span></text:p>
          </table:table-cell>
          <table:table-cell table:style-name="表16.C2" office:value-type="string">
            <text:list xml:id="list6068870104891042752" text:style-name="L262">
              <text:list-item>
                <text:p text:style-name="P280"/>
              </text:list-item>
            </text:list>
          </table:table-cell>
        </table:table-row>
        <table:table-row>
          <table:table-cell table:style-name="表16.B2" office:value-type="string">
            <text:p text:style-name="P8"/>
          </table:table-cell>
          <table:table-cell table:style-name="表16.B2" office:value-type="string">
            <text:p text:style-name="P8">他職：<text:span text:style-name="T2">大工さん</text:span></text:p>
          </table:table-cell>
          <table:table-cell table:style-name="表16.C2" office:value-type="string">
            <text:list xml:id="list2092588972436403492" text:style-name="L263">
              <text:list-item>
                <text:p text:style-name="P281"/>
              </text:list-item>
            </text:list>
          </table:table-cell>
        </table:table-row>
        <text:soft-page-break/>
        <table:table-row>
          <table:table-cell table:style-name="表16.A2" office:value-type="float" office:value="7">
            <text:p text:style-name="P8">7</text:p>
          </table:table-cell>
          <table:table-cell table:style-name="表16.B2" office:value-type="string">
            <text:p text:style-name="P8">監督さん</text:p>
          </table:table-cell>
          <table:table-cell table:style-name="表16.C2" office:value-type="string">
            <text:list xml:id="list5116290689229178462" text:style-name="L264">
              <text:list-item>
                <text:p text:style-name="P282">타설 현장 담당자는 2 명. 모두 젊은 사람. &lt;2&gt; 마지막, 게이트를 나갈 때, 경비의 사람에게 한쪽 손으로 예(礼)를 한다. &lt;3&gt; 예의 후 뒤돌아보면, 감독(상기 젊은 감독들의 하나)이 이 쪽으로 걸어 오고 있다.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8">8</text:p>
          </table:table-cell>
          <table:table-cell table:style-name="表16.B2" office:value-type="string">
            <text:p text:style-name="P8">発注者の方</text:p>
          </table:table-cell>
          <table:table-cell table:style-name="表16.C2" office:value-type="string">
            <text:list xml:id="list6134147819464445750" text:style-name="L265">
              <text:list-item>
                <text:p text:style-name="P283">아침엔 2 명. 오후 경에서 인가, 직장 듯한 사람은 보이지 않고 있다.</text:p>
              </text:list-item>
              <text:list-item>
                <text:p text:style-name="P283">최후, 추가가 끝난 뒤, 대기소에 돌아간다. 그 담당자분이 기다리고 있다. &lt;2&gt; 나는 `미안한다` 라고 사죄한다.</text:p>
              </text:list-item>
            </text:list>
            <text:p text:style-name="P11"/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東和からの同僚</text:p>
          </table:table-cell>
          <table:table-cell table:style-name="表16.C2" office:value-type="string">
            <text:list xml:id="list3285201936787527844" text:style-name="L266">
              <text:list-item>
                <text:p text:style-name="P284"/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8">9</text:p>
          </table:table-cell>
          <table:table-cell table:style-name="表16.B2" office:value-type="string">
            <text:p text:style-name="P8">現場見取り図</text:p>
          </table:table-cell>
          <table:table-cell table:style-name="表16.C2" office:value-type="string">
            <text:p text:style-name="P12"/>
          </table:table-cell>
        </table:table-row>
        <table:table-row>
          <table:table-cell table:style-name="表16.A2" office:value-type="float" office:value="10">
            <text:p text:style-name="P8">10</text:p>
          </table:table-cell>
          <table:table-cell table:style-name="表16.B2" office:value-type="string">
            <text:p text:style-name="P9">段取り</text:p>
          </table:table-cell>
          <table:table-cell table:style-name="表16.C2" office:value-type="string">
            <text:list xml:id="list4539502256802868077" text:style-name="L267">
              <text:list-item>
                <text:p text:style-name="P285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行き帰りでの出来事、見聞</text:p>
          </table:table-cell>
          <table:table-cell table:style-name="表16.C2" office:value-type="string">
            <text:list xml:id="list666018526802773122" text:style-name="L268">
              <text:list-item>
                <text:p text:style-name="P286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周囲の事物</text:p>
          </table:table-cell>
          <table:table-cell table:style-name="表16.C2" office:value-type="string">
            <text:list xml:id="list9209028512656547233" text:style-name="L269">
              <text:list-item>
                <text:p text:style-name="P287"/>
              </text:list-item>
            </text:list>
          </table:table-cell>
        </table:table-row>
        <table:table-row>
          <table:table-cell table:style-name="表16.A2" office:value-type="float" office:value="11">
            <text:p text:style-name="P8">11</text:p>
          </table:table-cell>
          <table:table-cell table:style-name="表16.B2" office:value-type="string">
            <text:p text:style-name="P9">その他</text:p>
          </table:table-cell>
          <table:table-cell table:style-name="表16.C2" office:value-type="string">
            <text:list xml:id="list2235252907750237449" text:style-name="L270">
              <text:list-item>
                <text:p text:style-name="P288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8">12</text:p>
          </table:table-cell>
          <table:table-cell table:style-name="表16.B2" office:value-type="string">
            <text:p text:style-name="P9">やってもらったこと</text:p>
          </table:table-cell>
          <table:table-cell table:style-name="表16.C2" office:value-type="string">
            <text:list xml:id="list2009603625718873634" text:style-name="L271">
              <text:list-item>
                <text:p text:style-name="P289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危険予知、危険感知</text:p>
          </table:table-cell>
          <table:table-cell table:style-name="表16.C2" office:value-type="string">
            <text:list xml:id="list3531017900105920382" text:style-name="L272">
              <text:list-item>
                <text:p text:style-name="P290"/>
              </text:list-item>
            </text:list>
          </table:table-cell>
        </table:table-row>
      </table:table>
      <text:p text:style-name="P13"/>
      <text:p text:style-name="P4">[/ XXXX] 20220406_160241</text:p>
      <text:p text:style-name="P13"/>
      <text:p text:style-name="P13"/>
      <text:p text:style-name="P7"/>
      <text:p text:style-name="P2">---------------------------------------------------------------</text:p>
      <text:p text:style-name="P4">[XXX] 20220417_142141</text:p>
      <text:p text:style-name="P13">myself / towa diary / XXX</text:p>
      <text:p text:style-name="P3"><text:span text:style-name="T3">作業日：</text:span><text:span text:style-name="T5">4/16</text:span><text:span text:style-name="T4"> sa</text:span></text:p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8">1</text:p>
          </table:table-cell>
          <table:table-cell table:style-name="表18.B1" office:value-type="string">
            <text:p text:style-name="P8">現場</text:p>
          </table:table-cell>
          <table:table-cell table:style-name="表18.C1" office:value-type="string">
            <text:p text:style-name="P11">川口栄町３丁目銀座地区</text:p>
          </table:table-cell>
        </table:table-row>
        <table:table-row>
          <table:table-cell table:style-name="表18.A2" office:value-type="float" office:value="2">
            <text:p text:style-name="P8">2</text:p>
          </table:table-cell>
          <table:table-cell table:style-name="表18.B2" office:value-type="string">
            <text:p text:style-name="P8">天気</text:p>
          </table:table-cell>
          <table:table-cell table:style-name="表18.C2" office:value-type="string">
            <text:p text:style-name="P11">맑음</text:p>
          </table:table-cell>
        </table:table-row>
        <table:table-row>
          <table:table-cell table:style-name="表18.A2" office:value-type="float" office:value="3">
            <text:p text:style-name="P8">3</text:p>
          </table:table-cell>
          <table:table-cell table:style-name="表18.B2" office:value-type="string">
            <text:p text:style-name="P8">最寄り</text:p>
          </table:table-cell>
          <table:table-cell table:style-name="表18.C2" office:value-type="string">
            <text:p text:style-name="P11">川口駅（京浜東北線）</text:p>
          </table:table-cell>
        </table:table-row>
        <table:table-row>
          <table:table-cell table:style-name="表18.B2" office:value-type="string">
            <text:p text:style-name="P8">3-2</text:p>
            <text:p text:style-name="P8"/>
          </table:table-cell>
          <table:table-cell table:style-name="表18.B2" office:value-type="string">
            <text:p text:style-name="P9">開始／終了時刻</text:p>
          </table:table-cell>
          <table:table-cell table:style-name="表18.C2" office:value-type="string">
            <text:list xml:id="list8327124981884409898" text:style-name="L273">
              <text:list-item>
                <text:p text:style-name="P291">開始 <text:s text:c="2"/>9시 경.</text:p>
              </text:list-item>
              <text:list-item>
                <text:p text:style-name="P291">詰所到着　13시 10분 경.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8">4</text:p>
          </table:table-cell>
          <table:table-cell table:style-name="表18.B2" office:value-type="string">
            <text:p text:style-name="P8">他職：ポンプ</text:p>
          </table:table-cell>
          <table:table-cell table:style-name="表18.C2" office:value-type="string">
            <text:list xml:id="list8545106036902540271" text:style-name="L274">
              <text:list-item>
                <text:p text:style-name="P292">2 명. &lt;1&gt; 컨트롤러를 조작하고 있던 사람. 선글라스를 하고있었다.</text:p>
              </text:list-item>
              <text:list-item>
                <text:p text:style-name="P292">호스를 다루고 있던 사람. 직장님 일까. &lt;1&gt; 미간[眉間에 세로의 주름[シワ이 한 개 들어있다.</text:p>
              </text:list-item>
              <text:list-item>
                <text:p text:style-name="P292">선글라스의 사람. 가끔 과자를 먹고 있다. &lt;1&gt; 맏차(抹茶) 맛의 쿠키 샌드(クッキーサンド) 와 같은 것.</text:p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8">5</text:p>
          </table:table-cell>
          <table:table-cell table:style-name="表18.B2" office:value-type="string">
            <text:p text:style-name="P8">他職：土工さん</text:p>
          </table:table-cell>
          <table:table-cell table:style-name="表18.C2" office:value-type="string">
            <text:list xml:id="list2445255866801083012" text:style-name="L275">
              <text:list-item>
                <text:p text:style-name="P293">펌프집과 같은 헬멧. &lt;1&gt; 내가 담당했던 사람은 가끔 펌프 직장분로부터 바이브의 다루는 방법에 관해 지시를 받고 있다.</text:p>
              </text:list-item>
              <text:list-item>
                <text:p text:style-name="P293">다른 한 사람, 타설에 위한 양생(養生)으로서 얇은 플라스틱의 시트를 기둥[柱에 붙이는 작업을 하고있다.</text:p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8">6</text:p>
          </table:table-cell>
          <table:table-cell table:style-name="表18.B2" office:value-type="string">
            <text:p text:style-name="P8">他職：電気屋さんの相番の人</text:p>
          </table:table-cell>
          <table:table-cell table:style-name="表18.C2" office:value-type="string">
            <text:list xml:id="list5525623986809347379" text:style-name="L276">
              <text:list-item>
                <text:p text:style-name="P294">다른 하나의 팀에서 상번(相番). &lt;1&gt; 내가 있던 탬이 끝난 뒤, 먼저 끝나는 것을 전한다. &lt;2&gt; 크레인의 가동 범위(稼働範囲)의 관계로, 내가 있던 팀은 일찍 끝나는 것이다라고 말했다.</text:p>
              </text:list-item>
            </text:list>
          </table:table-cell>
        </table:table-row>
        <table:table-row>
          <table:table-cell table:style-name="表18.B2" office:value-type="string">
            <text:p text:style-name="P8">6--2</text:p>
          </table:table-cell>
          <table:table-cell table:style-name="表18.B2" office:value-type="string">
            <text:p text:style-name="P8">他職：<text:span text:style-name="T2">警備</text:span></text:p>
          </table:table-cell>
          <table:table-cell table:style-name="表18.C2" office:value-type="string">
            <text:list xml:id="list6610733008980542303" text:style-name="L277">
              <text:list-item>
                <text:p text:style-name="P295"/>
              </text:list-item>
            </text:list>
          </table:table-cell>
        </table:table-row>
        <table:table-row>
          <table:table-cell table:style-name="表18.B2" office:value-type="string">
            <text:p text:style-name="P8"/>
          </table:table-cell>
          <table:table-cell table:style-name="表18.B2" office:value-type="string">
            <text:p text:style-name="P8">他職：<text:span text:style-name="T2">土間屋さん</text:span></text:p>
          </table:table-cell>
          <table:table-cell table:style-name="表18.C2" office:value-type="string">
            <text:list xml:id="list1416400977938315780" text:style-name="L278">
              <text:list-item>
                <text:p text:style-name="P296"/>
              </text:list-item>
            </text:list>
          </table:table-cell>
        </table:table-row>
        <table:table-row>
          <table:table-cell table:style-name="表18.B2" office:value-type="string">
            <text:p text:style-name="P8"/>
          </table:table-cell>
          <table:table-cell table:style-name="表18.B2" office:value-type="string">
            <text:p text:style-name="P8">他職：<text:span text:style-name="T2">大工さん</text:span></text:p>
          </table:table-cell>
          <table:table-cell table:style-name="表18.C2" office:value-type="string">
            <text:list xml:id="list5726860500722940170" text:style-name="L279">
              <text:list-item>
                <text:p text:style-name="P297"/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8">7</text:p>
          </table:table-cell>
          <table:table-cell table:style-name="表18.B2" office:value-type="string">
            <text:p text:style-name="P8">監督さん</text:p>
          </table:table-cell>
          <table:table-cell table:style-name="表18.C2" office:value-type="string">
            <text:list xml:id="list1713301856054708755" text:style-name="L280">
              <text:list-item>
                <text:p text:style-name="P298">타설을 담당한 감독. 젊은 사람. &lt;1&gt; 넓은 편의 보드에 설계도(設計図)를 끼어[挟んで있다.</text:p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8">8</text:p>
          </table:table-cell>
          <table:table-cell table:style-name="表18.B2" office:value-type="string">
            <text:p text:style-name="P8">発注者の方</text:p>
          </table:table-cell>
          <table:table-cell table:style-name="表18.C2" office:value-type="string">
            <text:list xml:id="list3932029508284010183" text:style-name="L281">
              <text:list-item>
                <text:p text:style-name="P299">`콘(コン)` 씨. &lt;1&gt; 지시소(指示書)에 기재되고 있었던 이름과 다르다. &lt;2&gt; 아침 사무소에서 신규용지를 출력해 준다.</text:p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東和からの同僚</text:p>
          </table:table-cell>
          <table:table-cell table:style-name="表18.C2" office:value-type="string">
            <text:list xml:id="list7003428430461782676" text:style-name="L282">
              <text:list-item>
                <text:p text:style-name="P300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8">9</text:p>
          </table:table-cell>
          <table:table-cell table:style-name="表18.B2" office:value-type="string">
            <text:p text:style-name="P8">現場見取り図</text:p>
          </table:table-cell>
          <table:table-cell table:style-name="表18.C2" office:value-type="string">
            <text:p text:style-name="P12"/>
          </table:table-cell>
        </table:table-row>
        <text:soft-page-break/>
        <table:table-row>
          <table:table-cell table:style-name="表18.A2" office:value-type="float" office:value="10">
            <text:p text:style-name="P8">10</text:p>
          </table:table-cell>
          <table:table-cell table:style-name="表18.B2" office:value-type="string">
            <text:p text:style-name="P9">段取り</text:p>
          </table:table-cell>
          <table:table-cell table:style-name="表18.C2" office:value-type="string">
            <text:list xml:id="list3932779446995697843" text:style-name="L283">
              <text:list-item>
                <text:p text:style-name="P301"/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行き帰りでの出来事、見聞</text:p>
          </table:table-cell>
          <table:table-cell table:style-name="表18.C2" office:value-type="string">
            <text:list xml:id="list2757486153643521462" text:style-name="L284">
              <text:list-item>
                <text:p text:style-name="P302">돌아갈 때. 가와구치역에 향하는 도중. `데크(デッキ)` 를 걷기 시작했을 때. &lt;1&gt; 한 사람이 나에게 말하기 시작한다. &lt;2&gt; 생활보호를 이용한 방법으로 사는 장소를 소개하고 있다.</text:p>
              </text:list-item>
              <text:list-item>
                <text:p text:style-name="P302">이 사람의 이름은 `가터` (加藤) 씨. &lt;1&gt; 나에게 `명함을 건네 줄까?` 라고 묻는다. `받습니다` 라고 대답했다. 받았다.</text:p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周囲の事物</text:p>
          </table:table-cell>
          <table:table-cell table:style-name="表18.C2" office:value-type="string">
            <text:list xml:id="list2365497089992943916" text:style-name="L285">
              <text:list-item>
                <text:p text:style-name="P303"/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8">11</text:p>
          </table:table-cell>
          <table:table-cell table:style-name="表18.B2" office:value-type="string">
            <text:p text:style-name="P9">その他</text:p>
          </table:table-cell>
          <table:table-cell table:style-name="表18.C2" office:value-type="string">
            <text:list xml:id="list7750032305202241037" text:style-name="L286">
              <text:list-item>
                <text:p text:style-name="P304">`타케무라 (竹村)` 공사의 사무소. &lt;1&gt; 냉장고가 있다. &lt;2&gt; 그 위에 인형을 몇 가지 두고 있다.</text:p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8">12</text:p>
          </table:table-cell>
          <table:table-cell table:style-name="表18.B2" office:value-type="string">
            <text:p text:style-name="P9">やってもらったこと</text:p>
          </table:table-cell>
          <table:table-cell table:style-name="表18.C2" office:value-type="string">
            <text:list xml:id="list1652806727667104119" text:style-name="L287">
              <text:list-item>
                <text:p text:style-name="P305"/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危険予知、危険感知</text:p>
          </table:table-cell>
          <table:table-cell table:style-name="表18.C2" office:value-type="string">
            <text:list xml:id="list1934207497301559832" text:style-name="L288">
              <text:list-item>
                <text:p text:style-name="P306">リフトに乗る。配管を入れたダンボール箱を、床に置く。気づくと、配管の一つが、山から崩れて、リフトの壁に、もたれかかっている。扉の開閉時に、跳ね上がっている敷板に、引っかかったりするかも知れない。</text:p>
              </text:list-item>
              <text:list-item>
                <text:p text:style-name="P306">리프트를 탄다. &lt;1&gt; 배관을 몇 가지 넣은 골판지 상자. 밑바닥에 둔다. &lt;2&gt; 알아차리면, 이들 배관의 하나가 산으로부터 무너지고, 리프트 벽에 기대고 있다.</text:p>
              </text:list-item>
            </text:list>
          </table:table-cell>
        </table:table-row>
      </table:table>
      <text:p text:style-name="P13"/>
      <text:p text:style-name="P4">[/ XXXX] 20220417_150945</text:p>
      <text:p text:style-name="P13"/>
      <text:p text:style-name="P13"/>
      <text:p text:style-name="P7"/>
      <text:p text:style-name="P2">---------------------------------------------------------------</text:p>
      <text:p text:style-name="P4">[XXX] 20220509_134219</text:p>
      <text:p text:style-name="P13">myself / towa diary / XXX</text:p>
      <text:p text:style-name="P3"><text:span text:style-name="T3">作業日：5</text:span><text:span text:style-name="T5">/7</text:span><text:span text:style-name="T4"> sa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8">1</text:p>
          </table:table-cell>
          <table:table-cell table:style-name="表19.B1" office:value-type="string">
            <text:p text:style-name="P8">現場</text:p>
          </table:table-cell>
          <table:table-cell table:style-name="表19.C1" office:value-type="string">
            <text:p text:style-name="P11">プレール・ドゥーク渋谷幡ヶ谷</text:p>
          </table:table-cell>
        </table:table-row>
        <table:table-row>
          <table:table-cell table:style-name="表19.A2" office:value-type="float" office:value="2">
            <text:p text:style-name="P8">2</text:p>
          </table:table-cell>
          <table:table-cell table:style-name="表19.B2" office:value-type="string">
            <text:p text:style-name="P8">天気</text:p>
          </table:table-cell>
          <table:table-cell table:style-name="表19.C2" office:value-type="string">
            <text:p text:style-name="P11">맑음.</text:p>
          </table:table-cell>
        </table:table-row>
        <table:table-row>
          <table:table-cell table:style-name="表19.A2" office:value-type="float" office:value="3">
            <text:p text:style-name="P8">3</text:p>
          </table:table-cell>
          <table:table-cell table:style-name="表19.B2" office:value-type="string">
            <text:p text:style-name="P8">最寄り</text:p>
          </table:table-cell>
          <table:table-cell table:style-name="表19.C2" office:value-type="string">
            <text:p text:style-name="P11">幡ヶ谷（都営新宿線）</text:p>
          </table:table-cell>
        </table:table-row>
        <table:table-row>
          <table:table-cell table:style-name="表19.B2" office:value-type="string">
            <text:p text:style-name="P8">3-2</text:p>
            <text:p text:style-name="P8"/>
          </table:table-cell>
          <table:table-cell table:style-name="表19.B2" office:value-type="string">
            <text:p text:style-name="P9">開始／終了時<text:soft-page-break/>刻</text:p>
          </table:table-cell>
          <table:table-cell table:style-name="表19.C2" office:value-type="string">
            <text:list xml:id="list7035989468297454406" text:style-name="L289">
              <text:list-item>
                <text:p text:style-name="P307">開始　：　9시 경</text:p>
              </text:list-item>
              <text:list-item>
                <text:p text:style-name="P307"><text:soft-page-break/>詰所到着　：　12:20?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8">4</text:p>
          </table:table-cell>
          <table:table-cell table:style-name="表19.B2" office:value-type="string">
            <text:p text:style-name="P8">他職：ポンプ</text:p>
          </table:table-cell>
          <table:table-cell table:style-name="表19.C2" office:value-type="string">
            <text:list xml:id="list2707812158651241682" text:style-name="L290">
              <text:list-item>
                <text:p text:style-name="P308">日本開発工業（차 프런트에 일장기를 붙이고 있다. 차체의 색은 황색.）</text:p>
              </text:list-item>
              <text:list-item>
                <text:p text:style-name="P308">3 명. 모구 일본사람. &lt;1&gt; 호스 입을 담당했던 사람. 작은 몸집. 햇볕에 타고 있다.</text:p>
              </text:list-item>
              <text:list-item>
                <text:p text:style-name="P308">후반, 직장님 일까, 나에게, 바니브의 코드를 다시 연결하면 어떻겠는가라고 말해온다.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8">5</text:p>
          </table:table-cell>
          <table:table-cell table:style-name="表19.B2" office:value-type="string">
            <text:p text:style-name="P8">他職：土工さん</text:p>
          </table:table-cell>
          <table:table-cell table:style-name="表19.C2" office:value-type="string">
            <text:list xml:id="list3093042495827406355" text:style-name="L291">
              <text:list-item>
                <text:p text:style-name="P309">바이브 2 명. &lt;1&gt; 내가 담당했던 사람. 젊은 사람. 얼굴이 하얀 피부.</text:p>
              </text:list-item>
              <text:list-item>
                <text:p text:style-name="P309">다른 바이브 담당 사람. 직장 일까. &lt;1&gt; 머리를 기르고 있다.</text:p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8">6</text:p>
          </table:table-cell>
          <table:table-cell table:style-name="表19.B2" office:value-type="string">
            <text:p text:style-name="P8">他職：電気屋さんの相番の人</text:p>
          </table:table-cell>
          <table:table-cell table:style-name="表19.C2" office:value-type="string">
            <text:list xml:id="list4652443308262870962" text:style-name="L292">
              <text:list-item>
                <text:p text:style-name="P310">연배의 사람. &lt;1&gt; 머리는 희다. &lt;2&gt; 때때로 배관을 철근에 동여 매고 있다.</text:p>
              </text:list-item>
            </text:list>
          </table:table-cell>
        </table:table-row>
        <table:table-row>
          <table:table-cell table:style-name="表19.B2" office:value-type="string">
            <text:p text:style-name="P8">6--2</text:p>
          </table:table-cell>
          <table:table-cell table:style-name="表19.B2" office:value-type="string">
            <text:p text:style-name="P8">他職：<text:span text:style-name="T2">警備</text:span></text:p>
          </table:table-cell>
          <table:table-cell table:style-name="表19.C2" office:value-type="string">
            <text:list xml:id="list3387006745264025479" text:style-name="L293">
              <text:list-item>
                <text:p text:style-name="P311">3 명. &lt;1&gt; 직장님 일까. 비교적 키가 큰 사람.</text:p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土間屋さん</text:span></text:p>
          </table:table-cell>
          <table:table-cell table:style-name="表19.C2" office:value-type="string">
            <text:list xml:id="list9067363257928096731" text:style-name="L294">
              <text:list-item>
                <text:p text:style-name="P312"/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大工さん</text:span></text:p>
          </table:table-cell>
          <table:table-cell table:style-name="表19.C2" office:value-type="string">
            <text:list xml:id="list9037034544041972626" text:style-name="L295">
              <text:list-item>
                <text:p text:style-name="P313"/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8">7</text:p>
          </table:table-cell>
          <table:table-cell table:style-name="表19.B2" office:value-type="string">
            <text:p text:style-name="P8">監督さん</text:p>
          </table:table-cell>
          <table:table-cell table:style-name="表19.C2" office:value-type="string">
            <text:list xml:id="list1597145288988894767" text:style-name="L296">
              <text:list-item>
                <text:p text:style-name="P314">둘 명. &lt;1&gt; 소장님은 40정도 일까. 목소리는 크다. &lt;2&gt; 슬라브 담당님. 젊은 사람. 신체가 자세하다. 신장은 175 정도.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8">8</text:p>
          </table:table-cell>
          <table:table-cell table:style-name="表19.B2" office:value-type="string">
            <text:p text:style-name="P8">発注者の方</text:p>
          </table:table-cell>
          <table:table-cell table:style-name="表19.C2" office:value-type="string">
            <text:list xml:id="list5786192441099198250" text:style-name="L297">
              <text:list-item>
                <text:p text:style-name="P315">아침, 그리고 종료시, 전화에는 나오지 않는다.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東和からの同僚</text:p>
          </table:table-cell>
          <table:table-cell table:style-name="表19.C2" office:value-type="string">
            <text:list xml:id="list6941216048739518626" text:style-name="L298">
              <text:list-item>
                <text:p text:style-name="P316"/>
              </text:list-item>
            </text:list>
          </table:table-cell>
        </table:table-row>
        <table:table-row>
          <table:table-cell table:style-name="表19.A2" office:value-type="float" office:value="9">
            <text:p text:style-name="P8">9</text:p>
          </table:table-cell>
          <table:table-cell table:style-name="表19.B2" office:value-type="string">
            <text:p text:style-name="P8">現場見取り図</text:p>
          </table:table-cell>
          <table:table-cell table:style-name="表19.C2" office:value-type="string">
            <text:p text:style-name="P12"/>
          </table:table-cell>
        </table:table-row>
        <table:table-row>
          <table:table-cell table:style-name="表19.A2" office:value-type="float" office:value="10">
            <text:p text:style-name="P8">10</text:p>
          </table:table-cell>
          <table:table-cell table:style-name="表19.B2" office:value-type="string">
            <text:p text:style-name="P9">段取り</text:p>
          </table:table-cell>
          <table:table-cell table:style-name="表19.C2" office:value-type="string">
            <text:list xml:id="list8984942845008433788" text:style-name="L299">
              <text:list-item>
                <text:p text:style-name="P317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行き帰りでの出来事、見聞</text:p>
          </table:table-cell>
          <table:table-cell table:style-name="表19.C2" office:value-type="string">
            <text:list xml:id="list5518764115525440655" text:style-name="L300">
              <text:list-item>
                <text:p text:style-name="P318">돌아가기. 신주쿠선이 아니고, 하타가야역에서 게이오선을 타버렸다.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周囲の<text:soft-page-break/>事物</text:p>
          </table:table-cell>
          <table:table-cell table:style-name="表19.C2" office:value-type="string">
            <text:list xml:id="list3436617802175155160" text:style-name="L301">
              <text:list-item>
                <text:p text:style-name="P319"/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8">11</text:p>
          </table:table-cell>
          <table:table-cell table:style-name="表19.B2" office:value-type="string">
            <text:p text:style-name="P9">その他</text:p>
          </table:table-cell>
          <table:table-cell table:style-name="表19.C2" office:value-type="string">
            <text:list xml:id="list6565681542070865913" text:style-name="L302">
              <text:list-item>
                <text:p text:style-name="P320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8">12</text:p>
          </table:table-cell>
          <table:table-cell table:style-name="表19.B2" office:value-type="string">
            <text:p text:style-name="P9">やってもらったこと</text:p>
          </table:table-cell>
          <table:table-cell table:style-name="表19.C2" office:value-type="string">
            <text:list xml:id="list893088202030318868" text:style-name="L303">
              <text:list-item>
                <text:p text:style-name="P321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危険予知、危険感知</text:p>
          </table:table-cell>
          <table:table-cell table:style-name="表19.C2" office:value-type="string">
            <text:list xml:id="list1294235210330280752" text:style-name="L304">
              <text:list-item>
                <text:p text:style-name="P322">롱구수판(리프트) 발진할 때. &lt;1&gt; 자주, 사방의 울타리에 손을 두고있다. &lt;2&gt; 이 울타리와, 골조, 혹은 각종 조작(造作), 보조 기구(補助器具) 등과의 사이에 끼워져 버리는 위험.</text:p>
              </text:list-item>
            </text:list>
          </table:table-cell>
        </table:table-row>
      </table:table>
      <text:p text:style-name="P13"/>
      <text:p text:style-name="P4">[/ XXXX] 20220509_142116</text:p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8">1</text:p>
          </table:table-cell>
          <table:table-cell table:style-name="表20.B1" office:value-type="string">
            <text:p text:style-name="P8">現場</text:p>
          </table:table-cell>
          <table:table-cell table:style-name="表20.C1" office:value-type="string">
            <text:p text:style-name="P11">クレイシア中馬込新築工事</text:p>
          </table:table-cell>
        </table:table-row>
        <table:table-row>
          <table:table-cell table:style-name="表20.A2" office:value-type="float" office:value="2">
            <text:p text:style-name="P8">2</text:p>
          </table:table-cell>
          <table:table-cell table:style-name="表20.B2" office:value-type="string">
            <text:p text:style-name="P8">天気</text:p>
          </table:table-cell>
          <table:table-cell table:style-name="表20.C2" office:value-type="string">
            <text:p text:style-name="P11">雨</text:p>
          </table:table-cell>
        </table:table-row>
        <table:table-row>
          <table:table-cell table:style-name="表20.A2" office:value-type="float" office:value="3">
            <text:p text:style-name="P8">3</text:p>
          </table:table-cell>
          <table:table-cell table:style-name="表20.B2" office:value-type="string">
            <text:p text:style-name="P8">最寄り</text:p>
          </table:table-cell>
          <table:table-cell table:style-name="表20.C2" office:value-type="string">
            <text:p text:style-name="P11">長原駅</text:p>
          </table:table-cell>
        </table:table-row>
        <table:table-row>
          <table:table-cell table:style-name="表20.B2" office:value-type="string">
            <text:p text:style-name="P8">3-2</text:p>
            <text:p text:style-name="P8"/>
          </table:table-cell>
          <table:table-cell table:style-name="表20.B2" office:value-type="string">
            <text:p text:style-name="P9">開始／終了時刻</text:p>
          </table:table-cell>
          <table:table-cell table:style-name="表20.C2" office:value-type="string">
            <text:list xml:id="list3389565302423777027" text:style-name="L305">
              <text:list-item>
                <text:p text:style-name="P323">開始　　　：　９：４０경　[비가 서서히 약해진다라는 예보가 나오료 있었기 때문.]</text:p>
              </text:list-item>
              <text:list-item>
                <text:p text:style-name="P323">詰所到着　：　１５：４０경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8">4</text:p>
          </table:table-cell>
          <table:table-cell table:style-name="表20.B2" office:value-type="string">
            <text:p text:style-name="P8">他職：ポンプ</text:p>
          </table:table-cell>
          <table:table-cell table:style-name="表20.C2" office:value-type="string">
            <text:list xml:id="list3529711148809279038" text:style-name="L306">
              <text:list-item>
                <text:p text:style-name="P324">회사명칭 → [グリーンケミカル]. </text:p>
              </text:list-item>
              <text:list-item>
                <text:p text:style-name="P324">3명. &lt;1&gt; 한 사람은 베트남인. 젊은 사람. </text:p>
              </text:list-item>
              <text:list-item>
                <text:p text:style-name="P324">베트만의 사람 : 아직 익숙해지지 않고(慣れていない) 있는 것 같아서, 시종(始終) 직장분이 심한 어조로(厳しい口調で) 그에게 지시를 내고 있다.</text:p>
              </text:list-item>
              <text:list-item>
                <text:p text:style-name="P324">종반. &lt;1&gt; 직장분이 그에게 지시 [3번의 로프를 끌어당겨라!(引っ張れ)] &lt;2&gt; 그는 내용이 모르는 모양이고, 다른 로프를 당기려고 한다.</text:p>
              </text:list-item>
              <text:list-item>
                <text:p text:style-name="P324">&lt;1&gt; 내가 그에게 [3번, 3번!]라고 소리를 건다(懸ける). &lt;2&gt; 그는 3번의 로프를 움겨 쥔다.</text:p>
              </text:list-item>
              <text:list-item>
                <text:p text:style-name="P324">&lt;1&gt; 이 전말(前末) 후, 펌프집분의 3 번째의 사람이 그에게 말하고 있다. [바] 는 베트남어로 3의 의미 이지요?</text:p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8">5</text:p>
          </table:table-cell>
          <table:table-cell table:style-name="表20.B2" office:value-type="string">
            <text:p text:style-name="P8">他職：<text:soft-page-break/>土工さん</text:p>
          </table:table-cell>
          <table:table-cell table:style-name="表20.C2" office:value-type="string">
            <text:list xml:id="list6338695511829861109" text:style-name="L307">
              <text:list-item>
                <text:p text:style-name="P325">직장분. 종반 펌프집 직장분에게 말하고 있다. &lt;1&gt; 오늘<text:soft-page-break/>은 최악인 팀이다. 마냑 바이브를 담당하는 그 사람이 없으면, 직장분. 종반 펌프집 직장분에게 말하고 있다. &lt;1&gt; 오늘은 최악인 팀이다. 마냑 바이브를 담당하는 그 사람이 없으면, 나 한사람 만이에요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8">6</text:p>
          </table:table-cell>
          <table:table-cell table:style-name="表20.B2" office:value-type="string">
            <text:p text:style-name="P8">他職：電気屋さんの相番の人</text:p>
          </table:table-cell>
          <table:table-cell table:style-name="表20.C2" office:value-type="string">
            <text:list xml:id="list8923712049709028367" text:style-name="L308">
              <text:list-item>
                <text:p text:style-name="P326">젊은 사람. 30 전일까. 여위어 있다.</text:p>
              </text:list-item>
            </text:list>
          </table:table-cell>
        </table:table-row>
        <table:table-row>
          <table:table-cell table:style-name="表20.B2" office:value-type="string">
            <text:p text:style-name="P8">6--2</text:p>
          </table:table-cell>
          <table:table-cell table:style-name="表20.B2" office:value-type="string">
            <text:p text:style-name="P8">他職：<text:span text:style-name="T2">警備</text:span></text:p>
          </table:table-cell>
          <table:table-cell table:style-name="表20.C2" office:value-type="string">
            <text:list xml:id="list9184735329072025707" text:style-name="L309">
              <text:list-item>
                <text:p text:style-name="P327"/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土間屋さん</text:span></text:p>
          </table:table-cell>
          <table:table-cell table:style-name="表20.C2" office:value-type="string">
            <text:list xml:id="list3199229334813349481" text:style-name="L310">
              <text:list-item>
                <text:p text:style-name="P328"/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大工さん</text:span></text:p>
          </table:table-cell>
          <table:table-cell table:style-name="表20.C2" office:value-type="string">
            <text:list xml:id="list2623875342455187882" text:style-name="L311">
              <text:list-item>
                <text:p text:style-name="P329"/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8">7</text:p>
          </table:table-cell>
          <table:table-cell table:style-name="表20.B2" office:value-type="string">
            <text:p text:style-name="P8">監督さん</text:p>
          </table:table-cell>
          <table:table-cell table:style-name="表20.C2" office:value-type="string">
            <text:list xml:id="list4080763778046303067" text:style-name="L312">
              <text:list-item>
                <text:p text:style-name="P330">2명. 소장분와 다른 하사람. &lt;1&gt; 슬라부에는 2사람 모두 있다. &lt;2&gt; 도중, 소장분이 발판의 파이프에 시트를 붙이고 있었다. &lt;3&gt; 그 전에는 2명. 소장분와 다른 하사람. &lt;1&gt; 슬라부에는 2사람 모두 있다. &lt;2&gt; 도중, 소장분이 발판의 파이프에 시트를 붙이고 있었다. &lt;3&gt; 그 전에는 이웃집의 사람이 베란다에 있고, 전화하고 있었다.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8">8</text:p>
          </table:table-cell>
          <table:table-cell table:style-name="表20.B2" office:value-type="string">
            <text:p text:style-name="P8">発注者の方</text:p>
          </table:table-cell>
          <table:table-cell table:style-name="表20.C2" office:value-type="string">
            <text:list xml:id="list6561457567360123322" text:style-name="L313">
              <text:list-item>
                <text:p text:style-name="P331">호크신(ホクシン)의 스즈기님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東和からの同僚</text:p>
          </table:table-cell>
          <table:table-cell table:style-name="表20.C2" office:value-type="string">
            <text:list xml:id="list8273521188922753229" text:style-name="L314">
              <text:list-item>
                <text:p text:style-name="P332"/>
              </text:list-item>
            </text:list>
          </table:table-cell>
        </table:table-row>
        <table:table-row>
          <table:table-cell table:style-name="表20.A2" office:value-type="float" office:value="9">
            <text:p text:style-name="P8">9</text:p>
          </table:table-cell>
          <table:table-cell table:style-name="表20.B2" office:value-type="string">
            <text:p text:style-name="P8">現場見取り図</text:p>
          </table:table-cell>
          <table:table-cell table:style-name="表20.C2" office:value-type="string">
            <text:p text:style-name="P12"/>
          </table:table-cell>
        </table:table-row>
        <table:table-row>
          <table:table-cell table:style-name="表20.A2" office:value-type="float" office:value="10">
            <text:p text:style-name="P8">10</text:p>
          </table:table-cell>
          <table:table-cell table:style-name="表20.B2" office:value-type="string">
            <text:p text:style-name="P9">段取り</text:p>
          </table:table-cell>
          <table:table-cell table:style-name="表20.C2" office:value-type="string">
            <text:list xml:id="list7803410881281794502" text:style-name="L315">
              <text:list-item>
                <text:p text:style-name="P333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行き帰りでの出来事、見聞</text:p>
          </table:table-cell>
          <table:table-cell table:style-name="表20.C2" office:value-type="string">
            <text:list xml:id="list1245159017511378850" text:style-name="L316">
              <text:list-item>
                <text:p text:style-name="P334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周囲の事物</text:p>
          </table:table-cell>
          <table:table-cell table:style-name="表20.C2" office:value-type="string">
            <text:list xml:id="list2591436063984869451" text:style-name="L317">
              <text:list-item>
                <text:p text:style-name="P335"/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8">11</text:p>
          </table:table-cell>
          <table:table-cell table:style-name="表20.B2" office:value-type="string">
            <text:p text:style-name="P9">その他</text:p>
          </table:table-cell>
          <table:table-cell table:style-name="表20.C2" office:value-type="string">
            <text:list xml:id="list7746818695534016738" text:style-name="L318">
              <text:list-item>
                <text:p text:style-name="P336"/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8">12</text:p>
          </table:table-cell>
          <table:table-cell table:style-name="表20.B2" office:value-type="string">
            <text:p text:style-name="P9">やってもらっ<text:soft-page-break/>たこと</text:p>
          </table:table-cell>
          <table:table-cell table:style-name="表20.C2" office:value-type="string">
            <text:list xml:id="list7751309932910380445" text:style-name="L319">
              <text:list-item>
                <text:p text:style-name="P337">토공의 직장분. 최후, [벌써 좋아요] 라고 말하고 주었다.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危険予知、危険感知</text:p>
          </table:table-cell>
          <table:table-cell table:style-name="表20.C2" office:value-type="string">
            <text:list xml:id="list6372925316858316446" text:style-name="L320">
              <text:list-item>
                <text:p text:style-name="P338"/>
              </text:list-item>
            </text:list>
          </table:table-cell>
        </table:table-row>
      </table:table>
      <text:p text:style-name="P13"/>
      <text:p text:style-name="P4">[/ XXXX] 20220516_175612</text:p>
      <text:p text:style-name="P13"/>
      <text:p text:style-name="P7"/>
      <text:p text:style-name="P2">---------------------------------------------------------------</text:p>
      <text:p text:style-name="P4">[XXX] 20220523_172055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float" office:value="1">
            <text:p text:style-name="P8">1</text:p>
          </table:table-cell>
          <table:table-cell table:style-name="表23.B1" office:value-type="string">
            <text:p text:style-name="P8">現場</text:p>
          </table:table-cell>
          <table:table-cell table:style-name="表23.C1" office:value-type="string">
            <text:p text:style-name="P11">上菅田笹の丘小学校建替工事</text:p>
          </table:table-cell>
        </table:table-row>
        <table:table-row>
          <table:table-cell table:style-name="表23.A2" office:value-type="float" office:value="2">
            <text:p text:style-name="P8">2</text:p>
          </table:table-cell>
          <table:table-cell table:style-name="表23.B2" office:value-type="string">
            <text:p text:style-name="P8">天気</text:p>
          </table:table-cell>
          <table:table-cell table:style-name="表23.C2" office:value-type="string">
            <text:p text:style-name="P11">晴れ。雲あり。</text:p>
          </table:table-cell>
        </table:table-row>
        <table:table-row>
          <table:table-cell table:style-name="表23.A2" office:value-type="float" office:value="3">
            <text:p text:style-name="P8">3</text:p>
          </table:table-cell>
          <table:table-cell table:style-name="表23.B2" office:value-type="string">
            <text:p text:style-name="P8">最寄り</text:p>
          </table:table-cell>
          <table:table-cell table:style-name="表23.C2" office:value-type="string">
            <text:p text:style-name="P11">西谷駅（電車）。上菅田小学校（バス）</text:p>
          </table:table-cell>
        </table:table-row>
        <table:table-row>
          <table:table-cell table:style-name="表23.B2" office:value-type="string">
            <text:p text:style-name="P8">3-2</text:p>
            <text:p text:style-name="P8"/>
          </table:table-cell>
          <table:table-cell table:style-name="表23.B2" office:value-type="string">
            <text:p text:style-name="P9">開始／終了時刻</text:p>
          </table:table-cell>
          <table:table-cell table:style-name="表23.C2" office:value-type="string">
            <text:list xml:id="list36736556" text:continue-list="list1683821012208091545" text:style-name="L17">
              <text:list-item>
                <text:p text:style-name="P35">開始</text:p>
              </text:list-item>
              <text:list-item>
                <text:p text:style-name="P35">詰所到着</text:p>
              </text:list-item>
            </text:list>
          </table:table-cell>
        </table:table-row>
        <table:table-row>
          <table:table-cell table:style-name="表23.A2" office:value-type="float" office:value="4">
            <text:p text:style-name="P8">4</text:p>
          </table:table-cell>
          <table:table-cell table:style-name="表23.B2" office:value-type="string">
            <text:p text:style-name="P8">他職：ポンプ</text:p>
          </table:table-cell>
          <table:table-cell table:style-name="表23.C2" office:value-type="string">
            <text:list xml:id="list5956784040850526017" text:style-name="L321">
              <text:list-item>
                <text:p text:style-name="P339">３人。すべて、日本人。職長さん、６０ぐらいか。日に焼けている。</text:p>
              </text:list-item>
              <text:list-item>
                <text:p text:style-name="P339">他は、朝方、ホース<text:ruby text:style-name="Ru1"><text:ruby-base>後ろ</text:ruby-base><text:ruby-text>うしろ</text:ruby-text></text:ruby><text:ruby text:style-name="Ru1"><text:ruby-base>方</text:ruby-base><text:ruby-text>かた</text:ruby-text></text:ruby>の裁きをやっていた人、女の人。１６０ぐらいか。小柄。華奢に見える。もうひとり、２０半ばぐらいか。ずんぐりの体型。１６５少しか。</text:p>
              </text:list-item>
              <text:list-item>
                <text:p text:style-name="P339">終盤。日誌の、[X3]の箇所。X3の、横方向の端、日誌には書き忘れたが、パラペットあり。その立ち上がりに、バイブ担当の人、コンクリを入れている。バイブは、１人のみ。打設が続く。鉄筋の上に、落ち残っているコンクリ、積み上がっている。</text:p>
                <text:list>
                  <text:list-item>
                    <text:p text:style-name="P339">土間屋さんの一人が、[バイブ、必要じゃねえか？]と、私に向かって、口にする。＜２＞スイッチを入れて、バイブをかけ始める。</text:p>
                  </text:list-item>
                  <text:list-item>
                    <text:p text:style-name="P339">すぐに、バイブを担当していたもうひとりの人、小柄な人。私のところへ寄ってくる。バイブを、その人へ渡す。</text:p>
                  </text:list-item>
                </text:list>
              </text:list-item>
              <text:list-item>
                <text:p text:style-name="P339">終盤の終盤。柱へ入れて始めたとき。また、バイブが追っつかない。積み上がり始める。私は、足で山を踏み<text:soft-page-break/><text:ruby text:style-name="Ru1"><text:ruby-base>突</text:ruby-base><text:ruby-text>つつ</text:ruby-text></text:ruby>く。＜２＞ポンプ屋さんの、女の人。も、足でつついている。</text:p>
              </text:list-item>
            </text:list>
          </table:table-cell>
        </table:table-row>
        <table:table-row>
          <table:table-cell table:style-name="表23.A2" office:value-type="float" office:value="5">
            <text:p text:style-name="P8">5</text:p>
          </table:table-cell>
          <table:table-cell table:style-name="表23.B2" office:value-type="string">
            <text:p text:style-name="P8">他職：土工さん</text:p>
          </table:table-cell>
          <table:table-cell table:style-name="表23.C2" office:value-type="string">
            <text:list xml:id="list2783889347769631512" text:style-name="L322">
              <text:list-item>
                <text:p text:style-name="P340"/>
              </text:list-item>
            </text:list>
          </table:table-cell>
        </table:table-row>
        <table:table-row>
          <table:table-cell table:style-name="表23.A2" office:value-type="float" office:value="6">
            <text:p text:style-name="P8">6</text:p>
          </table:table-cell>
          <table:table-cell table:style-name="表23.B2" office:value-type="string">
            <text:p text:style-name="P8">他職：電気屋さんの相番の人</text:p>
          </table:table-cell>
          <table:table-cell table:style-name="表23.C2" office:value-type="string">
            <text:list xml:id="list1466428622664599353" text:style-name="L323">
              <text:list-item>
                <text:p text:style-name="P341"/>
              </text:list-item>
            </text:list>
          </table:table-cell>
        </table:table-row>
        <table:table-row>
          <table:table-cell table:style-name="表23.B2" office:value-type="string">
            <text:p text:style-name="P8">6--2</text:p>
          </table:table-cell>
          <table:table-cell table:style-name="表23.B2" office:value-type="string">
            <text:p text:style-name="P8">他職：<text:span text:style-name="T2">警備</text:span></text:p>
          </table:table-cell>
          <table:table-cell table:style-name="表23.C2" office:value-type="string">
            <text:list xml:id="list7241717305376008902" text:style-name="L324">
              <text:list-item>
                <text:p text:style-name="P342"/>
              </text:list-item>
            </text:list>
          </table:table-cell>
        </table:table-row>
        <table:table-row>
          <table:table-cell table:style-name="表23.B2" office:value-type="string">
            <text:p text:style-name="P8"/>
          </table:table-cell>
          <table:table-cell table:style-name="表23.B2" office:value-type="string">
            <text:p text:style-name="P8">他職：<text:span text:style-name="T2">土間屋さん</text:span></text:p>
          </table:table-cell>
          <table:table-cell table:style-name="表23.C2" office:value-type="string">
            <text:list xml:id="list6988846553361710774" text:style-name="L325">
              <text:list-item>
                <text:p text:style-name="P343"/>
              </text:list-item>
            </text:list>
          </table:table-cell>
        </table:table-row>
        <table:table-row>
          <table:table-cell table:style-name="表23.B2" office:value-type="string">
            <text:p text:style-name="P8"/>
          </table:table-cell>
          <table:table-cell table:style-name="表23.B2" office:value-type="string">
            <text:p text:style-name="P8">他職：<text:span text:style-name="T2">大工さん</text:span></text:p>
          </table:table-cell>
          <table:table-cell table:style-name="表23.C2" office:value-type="string">
            <text:list xml:id="list5771081822972527406" text:style-name="L326">
              <text:list-item>
                <text:p text:style-name="P344"/>
              </text:list-item>
            </text:list>
          </table:table-cell>
        </table:table-row>
        <table:table-row>
          <table:table-cell table:style-name="表23.A2" office:value-type="float" office:value="7">
            <text:p text:style-name="P8">7</text:p>
          </table:table-cell>
          <table:table-cell table:style-name="表23.B2" office:value-type="string">
            <text:p text:style-name="P8">監督さん</text:p>
          </table:table-cell>
          <table:table-cell table:style-name="表23.C2" office:value-type="string">
            <text:list xml:id="list7284739177234752896" text:style-name="L327">
              <text:list-item>
                <text:p text:style-name="P345"/>
              </text:list-item>
            </text:list>
          </table:table-cell>
        </table:table-row>
        <table:table-row>
          <table:table-cell table:style-name="表23.A2" office:value-type="float" office:value="8">
            <text:p text:style-name="P8">8</text:p>
          </table:table-cell>
          <table:table-cell table:style-name="表23.B2" office:value-type="string">
            <text:p text:style-name="P8">発注者の方</text:p>
          </table:table-cell>
          <table:table-cell table:style-name="表23.C2" office:value-type="string">
            <text:list xml:id="list1588371877432729844" text:style-name="L328">
              <text:list-item>
                <text:p text:style-name="P346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東和からの同僚</text:p>
          </table:table-cell>
          <table:table-cell table:style-name="表23.C2" office:value-type="string">
            <text:list xml:id="list6589204659033726207" text:style-name="L329">
              <text:list-item>
                <text:p text:style-name="P347"/>
              </text:list-item>
            </text:list>
          </table:table-cell>
        </table:table-row>
        <table:table-row>
          <table:table-cell table:style-name="表23.A2" office:value-type="float" office:value="9">
            <text:p text:style-name="P8">9</text:p>
          </table:table-cell>
          <table:table-cell table:style-name="表23.B2" office:value-type="string">
            <text:p text:style-name="P8">現場見取り図</text:p>
          </table:table-cell>
          <table:table-cell table:style-name="表23.C2" office:value-type="string">
            <text:p text:style-name="P12"/>
          </table:table-cell>
        </table:table-row>
        <table:table-row>
          <table:table-cell table:style-name="表23.A2" office:value-type="float" office:value="10">
            <text:p text:style-name="P8">10</text:p>
          </table:table-cell>
          <table:table-cell table:style-name="表23.B2" office:value-type="string">
            <text:p text:style-name="P9">段取り</text:p>
          </table:table-cell>
          <table:table-cell table:style-name="表23.C2" office:value-type="string">
            <text:list xml:id="list3470547316613553652" text:style-name="L330">
              <text:list-item>
                <text:p text:style-name="P348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行き帰りでの出来事、見聞</text:p>
          </table:table-cell>
          <table:table-cell table:style-name="表23.C2" office:value-type="string">
            <text:list xml:id="list5075063558905218091" text:style-name="L331">
              <text:list-item>
                <text:p text:style-name="P349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周囲の事物</text:p>
          </table:table-cell>
          <table:table-cell table:style-name="表23.C2" office:value-type="string">
            <text:list xml:id="list8399340235866389256" text:style-name="L332">
              <text:list-item>
                <text:p text:style-name="P350"/>
              </text:list-item>
            </text:list>
          </table:table-cell>
        </table:table-row>
        <table:table-row>
          <table:table-cell table:style-name="表23.A2" office:value-type="float" office:value="11">
            <text:p text:style-name="P8">11</text:p>
          </table:table-cell>
          <table:table-cell table:style-name="表23.B2" office:value-type="string">
            <text:p text:style-name="P9">その他</text:p>
          </table:table-cell>
          <table:table-cell table:style-name="表23.C2" office:value-type="string">
            <text:list xml:id="list7753728438474199537" text:style-name="L333">
              <text:list-item>
                <text:p text:style-name="P351">帰り。バス停に座っている。乗車の前に、営業所へ電話しようと思い立ち、携帯を開く。金子工業所の、金子専務から、電話が入っていたことに気づく。折り返しを入れる。＜２＞詰所にある、金子工業所の棚。の前に、結束線の束が、置いてあるとのこと。君が置いたのか、と問う。違うと答える。会話を始めたとき、ちょうど、バ<text:soft-page-break/>スが、角を曲がって、こちらへ来るのが見える。その便は、捨てることを、その場で、腹決めする。＜３＞おれ、行きますよ。と、最後、口に出す。そこまでは、やらなくていい、と、言ってくださる。我々ではないんだな？と、念を押す。私は、いや、違いますよ、と、答える。</text:p>
              </text:list-item>
            </text:list>
          </table:table-cell>
        </table:table-row>
        <table:table-row>
          <table:table-cell table:style-name="表23.A2" office:value-type="float" office:value="12">
            <text:p text:style-name="P8">12</text:p>
          </table:table-cell>
          <table:table-cell table:style-name="表23.B2" office:value-type="string">
            <text:p text:style-name="P9">やってもらったこと</text:p>
          </table:table-cell>
          <table:table-cell table:style-name="表23.C2" office:value-type="string">
            <text:list xml:id="list7271179733191676578" text:style-name="L334">
              <text:list-item>
                <text:p text:style-name="P352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危険予知、危険感知</text:p>
          </table:table-cell>
          <table:table-cell table:style-name="表23.C2" office:value-type="string">
            <text:list xml:id="list7461206663026040830" text:style-name="L335">
              <text:list-item>
                <text:p text:style-name="P353"/>
              </text:list-item>
            </text:list>
          </table:table-cell>
        </table:table-row>
      </table:table>
      <text:p text:style-name="P13"/>
      <text:p text:style-name="P4">[/ XXXX] 20220523_173412</text:p>
      <text:p text:style-name="P13"/>
      <text:p text:style-name="P7"/>
      <text:p text:style-name="P2">---------------------------------------------------------------</text:p>
      <text:p text:style-name="P4">[XXX] 20220529_163501</text:p>
      <text:p text:style-name="P13">myself / towa diary / XXX</text:p>
      <text:p text:style-name="P3"><text:span text:style-name="T3">作業日：5</text:span><text:span text:style-name="T5">/27</text:span><text:span text:style-name="T4"> f</text:span>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float" office:value="1">
            <text:p text:style-name="P8">1</text:p>
          </table:table-cell>
          <table:table-cell table:style-name="表25.B1" office:value-type="string">
            <text:p text:style-name="P8">現場</text:p>
          </table:table-cell>
          <table:table-cell table:style-name="表25.C1" office:value-type="string">
            <text:p text:style-name="P11">宮崎光男様マンション</text:p>
          </table:table-cell>
        </table:table-row>
        <table:table-row>
          <table:table-cell table:style-name="表25.A2" office:value-type="float" office:value="2">
            <text:p text:style-name="P8">2</text:p>
          </table:table-cell>
          <table:table-cell table:style-name="表25.B2" office:value-type="string">
            <text:p text:style-name="P8">天気</text:p>
          </table:table-cell>
          <table:table-cell table:style-name="表25.C2" office:value-type="string">
            <text:p text:style-name="P11">雨。午後から、晴れ。雲あり。</text:p>
          </table:table-cell>
        </table:table-row>
        <table:table-row>
          <table:table-cell table:style-name="表25.A2" office:value-type="float" office:value="3">
            <text:p text:style-name="P8">3</text:p>
          </table:table-cell>
          <table:table-cell table:style-name="表25.B2" office:value-type="string">
            <text:p text:style-name="P8">最寄り</text:p>
          </table:table-cell>
          <table:table-cell table:style-name="表25.C2" office:value-type="string">
            <text:p text:style-name="P11">武蔵小山駅</text:p>
          </table:table-cell>
        </table:table-row>
        <table:table-row>
          <table:table-cell table:style-name="表25.B2" office:value-type="string">
            <text:p text:style-name="P8">3-2</text:p>
            <text:p text:style-name="P8"/>
          </table:table-cell>
          <table:table-cell table:style-name="表25.B2" office:value-type="string">
            <text:p text:style-name="P9">開始／終了時刻</text:p>
          </table:table-cell>
          <table:table-cell table:style-name="表25.C2" office:value-type="string">
            <text:list xml:id="list9161934545591916785" text:style-name="L368">
              <text:list-item>
                <text:p text:style-name="P384">開始　：　１０時近く</text:p>
              </text:list-item>
              <text:list-item>
                <text:p text:style-name="P384">詰所到着　：　１６：２０ぐらいか。</text:p>
              </text:list-item>
            </text:list>
          </table:table-cell>
        </table:table-row>
        <table:table-row>
          <table:table-cell table:style-name="表25.A2" office:value-type="float" office:value="4">
            <text:p text:style-name="P8">4</text:p>
          </table:table-cell>
          <table:table-cell table:style-name="表25.B2" office:value-type="string">
            <text:p text:style-name="P8">他職：ポンプ</text:p>
          </table:table-cell>
          <table:table-cell table:style-name="表25.C2" office:value-type="string">
            <text:list xml:id="list1727522264902198006" text:style-name="L336">
              <text:list-item>
                <text:p text:style-name="P354">[〇〇クリート]。カタカナ。</text:p>
              </text:list-item>
              <text:list-item>
                <text:p text:style-name="P354">３人。一人は、ベトナム人。和解。３０半ばぐらいか。</text:p>
              </text:list-item>
              <text:list-item>
                <text:p text:style-name="P354">職長（P2）。小柄。１６５ぐらい。３人目。日本人（P3）。３２歳だとのこと。タニモトさんによると。</text:p>
              </text:list-item>
              <text:list-item>
                <text:p text:style-name="P354">職長の人。P3の人に、始終、怒鳴っている。[〇〇だろーが！わかんねえのかよ！]といった口調。[はやく、コントローラ（を操作する）だけになりてえんだよ]</text:p>
              </text:list-item>
            </text:list>
          </table:table-cell>
        </table:table-row>
        <table:table-row>
          <table:table-cell table:style-name="表25.A2" office:value-type="float" office:value="5">
            <text:p text:style-name="P8">5</text:p>
          </table:table-cell>
          <table:table-cell table:style-name="表25.B2" office:value-type="string">
            <text:p text:style-name="P8">他職：土工さん</text:p>
          </table:table-cell>
          <table:table-cell table:style-name="表25.C2" office:value-type="string">
            <text:list xml:id="list8869850274217651234" text:style-name="L337">
              <text:list-item>
                <text:p text:style-name="P355">[田中土建工業]これまでにも、一緒になったことのある会社。緑色のヘルメット。職長さんか、１６５少し。小柄。６０ぐらいか。口ひげあり。メガネあり。</text:p>
              </text:list-item>
            </text:list>
          </table:table-cell>
        </table:table-row>
        <table:table-row>
          <table:table-cell table:style-name="表25.A2" office:value-type="float" office:value="6">
            <text:p text:style-name="P8">6</text:p>
          </table:table-cell>
          <table:table-cell table:style-name="表25.B2" office:value-type="string">
            <text:p text:style-name="P8">他職：<text:soft-page-break/>電気屋さんの相番の人</text:p>
          </table:table-cell>
          <table:table-cell table:style-name="表25.C2" office:value-type="string">
            <text:list xml:id="list6948248575122155192" text:style-name="L338">
              <text:list-item>
                <text:p text:style-name="P356">東和から。上記の、タニモトさん。６６歳とのこと。以<text:soft-page-break/>前は、電気屋をやっていた。熊本が出身地。高校を出て、東京へ。以前、３年ぐらい、仕事せず、家にこもっていた。毎日、死にたいと思っていた。帰り、改札口を通る頃、[その頃、ビデオをずっと見ていた。ビデオの中に、答えがあったよ]とのこと。</text:p>
              </text:list-item>
              <text:list-item>
                <text:p text:style-name="P356">アトランタ五輪。有森選手。[自分を褒めてあげたい]が、心に刺さった。とのこと。</text:p>
              </text:list-item>
              <text:list-item>
                <text:p text:style-name="P356">株を始めている。商売を始めたい。やりたいことがある。</text:p>
              </text:list-item>
            </text:list>
          </table:table-cell>
        </table:table-row>
        <table:table-row>
          <table:table-cell table:style-name="表25.B2" office:value-type="string">
            <text:p text:style-name="P8">6--2</text:p>
          </table:table-cell>
          <table:table-cell table:style-name="表25.B2" office:value-type="string">
            <text:p text:style-name="P8">他職：<text:span text:style-name="T2">警備</text:span></text:p>
          </table:table-cell>
          <table:table-cell table:style-name="表25.C2" office:value-type="string">
            <text:list xml:id="list6434813322160067859" text:style-name="L339">
              <text:list-item>
                <text:p text:style-name="P357"/>
              </text:list-item>
            </text:list>
          </table:table-cell>
        </table:table-row>
        <table:table-row>
          <table:table-cell table:style-name="表25.B2" office:value-type="string">
            <text:p text:style-name="P8"/>
          </table:table-cell>
          <table:table-cell table:style-name="表25.B2" office:value-type="string">
            <text:p text:style-name="P8">他職：<text:span text:style-name="T2">土間屋さん</text:span></text:p>
          </table:table-cell>
          <table:table-cell table:style-name="表25.C2" office:value-type="string">
            <text:list xml:id="list830074639159019788" text:style-name="L340">
              <text:list-item>
                <text:p text:style-name="P358"/>
              </text:list-item>
            </text:list>
          </table:table-cell>
        </table:table-row>
        <table:table-row>
          <table:table-cell table:style-name="表25.B2" office:value-type="string">
            <text:p text:style-name="P8"/>
          </table:table-cell>
          <table:table-cell table:style-name="表25.B2" office:value-type="string">
            <text:p text:style-name="P8">他職：<text:span text:style-name="T2">大工さん</text:span></text:p>
          </table:table-cell>
          <table:table-cell table:style-name="表25.C2" office:value-type="string">
            <text:list xml:id="list7882124854125391183" text:style-name="L341">
              <text:list-item>
                <text:p text:style-name="P359"/>
              </text:list-item>
            </text:list>
          </table:table-cell>
        </table:table-row>
        <table:table-row>
          <table:table-cell table:style-name="表25.A2" office:value-type="float" office:value="7">
            <text:p text:style-name="P8">7</text:p>
          </table:table-cell>
          <table:table-cell table:style-name="表25.B2" office:value-type="string">
            <text:p text:style-name="P8">監督さん</text:p>
          </table:table-cell>
          <table:table-cell table:style-name="表25.C2" office:value-type="string">
            <text:list xml:id="list8195319035495080978" text:style-name="L342">
              <text:list-item>
                <text:p text:style-name="P360">二人。所長さん（P1）も、若く見える。４０半ばか。もうひとり、３０少しか。ぼんやりしたところがある。所長さんが、きつい言葉で、指示を出す。</text:p>
              </text:list-item>
            </text:list>
          </table:table-cell>
        </table:table-row>
        <table:table-row>
          <table:table-cell table:style-name="表25.A2" office:value-type="float" office:value="8">
            <text:p text:style-name="P8">8</text:p>
          </table:table-cell>
          <table:table-cell table:style-name="表25.B2" office:value-type="string">
            <text:p text:style-name="P8">発注者の方</text:p>
          </table:table-cell>
          <table:table-cell table:style-name="表25.C2" office:value-type="string">
            <text:list xml:id="list1922235000196422264" text:style-name="L343">
              <text:list-item>
                <text:p text:style-name="P361">TONY電設。電話に出てくれた。４０代ぐらいか。男性。</text:p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東和からの同僚</text:p>
          </table:table-cell>
          <table:table-cell table:style-name="表25.C2" office:value-type="string">
            <text:list xml:id="list4039547096594477385" text:style-name="L344">
              <text:list-item>
                <text:p text:style-name="P362"/>
              </text:list-item>
            </text:list>
          </table:table-cell>
        </table:table-row>
        <table:table-row>
          <table:table-cell table:style-name="表25.A2" office:value-type="float" office:value="9">
            <text:p text:style-name="P8">9</text:p>
          </table:table-cell>
          <table:table-cell table:style-name="表25.B2" office:value-type="string">
            <text:p text:style-name="P8">現場見取り図</text:p>
          </table:table-cell>
          <table:table-cell table:style-name="表25.C2" office:value-type="string">
            <text:p text:style-name="P12"/>
          </table:table-cell>
        </table:table-row>
        <table:table-row>
          <table:table-cell table:style-name="表25.A2" office:value-type="float" office:value="10">
            <text:p text:style-name="P8">10</text:p>
          </table:table-cell>
          <table:table-cell table:style-name="表25.B2" office:value-type="string">
            <text:p text:style-name="P9">段取り</text:p>
          </table:table-cell>
          <table:table-cell table:style-name="表25.C2" office:value-type="string">
            <text:list xml:id="list5618305451755602661" text:style-name="L345">
              <text:list-item>
                <text:p text:style-name="P363"/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行き帰りでの出来事、見聞</text:p>
          </table:table-cell>
          <table:table-cell table:style-name="表25.C2" office:value-type="string">
            <text:list xml:id="list4401141999661564933" text:style-name="L346">
              <text:list-item>
                <text:p text:style-name="P364">電車、ホーム。女の人たち。この人たちにとって、男は、どんな存在か。年収の札の下がった、小鳥のようなものか。（この、[小鳥のような]という一節は、いま考えついた）</text:p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周囲の事物</text:p>
          </table:table-cell>
          <table:table-cell table:style-name="表25.C2" office:value-type="string">
            <text:list xml:id="list8768827657486549175" text:style-name="L347">
              <text:list-item>
                <text:p text:style-name="P365"/>
              </text:list-item>
            </text:list>
          </table:table-cell>
        </table:table-row>
        <table:table-row>
          <table:table-cell table:style-name="表25.A2" office:value-type="float" office:value="11">
            <text:p text:style-name="P8">11</text:p>
          </table:table-cell>
          <table:table-cell table:style-name="表25.B2" office:value-type="string">
            <text:p text:style-name="P9">その他</text:p>
          </table:table-cell>
          <table:table-cell table:style-name="表25.C2" office:value-type="string">
            <text:list xml:id="list1635971967142371206" text:style-name="L348">
              <text:list-item>
                <text:p text:style-name="P366"/>
              </text:list-item>
            </text:list>
          </table:table-cell>
        </table:table-row>
        <table:table-row>
          <table:table-cell table:style-name="表25.A2" office:value-type="float" office:value="12">
            <text:p text:style-name="P8">12</text:p>
          </table:table-cell>
          <table:table-cell table:style-name="表25.B2" office:value-type="string">
            <text:p text:style-name="P9">やってもらったこと</text:p>
          </table:table-cell>
          <table:table-cell table:style-name="表25.C2" office:value-type="string">
            <text:list xml:id="list2342628442802354594" text:style-name="L349">
              <text:list-item>
                <text:p text:style-name="P367">タニモトさん。帰り。券売機の近くの、自販機。飲み物、奢ってもらった。長靴の破れ。直し方。破れ部分、のみでなく。その部分を覆いつつ、靴の周囲を、ぐるっと、一周、巻いてしまう。</text:p>
              </text:list-item>
              <text:list-item>
                <text:p text:style-name="P367">ポンプ屋さん。ベトナムの人。ボイドが一つ、倒れてしまう。手で押さえていたら、その人が、手で、打ったコ<text:soft-page-break/>ンクリの塊を、何掬いか、入れてくれた。</text:p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危険予知、危険感知</text:p>
          </table:table-cell>
          <table:table-cell table:style-name="表25.C2" office:value-type="string">
            <text:list xml:id="list7910897355794275899" text:style-name="L350">
              <text:list-item>
                <text:p text:style-name="P368">相番。足場に移って、さらに、コードを捌く。このとき、安全帯、この時は、掛けた。</text:p>
              </text:list-item>
            </text:list>
          </table:table-cell>
        </table:table-row>
      </table:table>
      <text:p text:style-name="P13"/>
      <text:p text:style-name="P4">[/ XXXX] 20220529_164956</text:p>
      <text:p text:style-name="P13"/>
      <text:p text:style-name="P5"/>
      <text:p text:style-name="P7">@@@</text:p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8">1</text:p>
          </table:table-cell>
          <table:table-cell table:style-name="表26.B1" office:value-type="string">
            <text:p text:style-name="P8">現場</text:p>
          </table:table-cell>
          <table:table-cell table:style-name="表26.C1" office:value-type="string">
            <text:p text:style-name="P11"/>
          </table:table-cell>
        </table:table-row>
        <table:table-row>
          <table:table-cell table:style-name="表26.A2" office:value-type="float" office:value="2">
            <text:p text:style-name="P8">2</text:p>
          </table:table-cell>
          <table:table-cell table:style-name="表26.B2" office:value-type="string">
            <text:p text:style-name="P8">天気</text:p>
          </table:table-cell>
          <table:table-cell table:style-name="表26.C2" office:value-type="string">
            <text:p text:style-name="P11"/>
          </table:table-cell>
        </table:table-row>
        <table:table-row>
          <table:table-cell table:style-name="表26.A2" office:value-type="float" office:value="3">
            <text:p text:style-name="P8">3</text:p>
          </table:table-cell>
          <table:table-cell table:style-name="表26.B2" office:value-type="string">
            <text:p text:style-name="P8">最寄り</text:p>
          </table:table-cell>
          <table:table-cell table:style-name="表26.C2" office:value-type="string">
            <text:p text:style-name="P11"/>
          </table:table-cell>
        </table:table-row>
        <table:table-row>
          <table:table-cell table:style-name="表26.B2" office:value-type="string">
            <text:p text:style-name="P8">3-2</text:p>
            <text:p text:style-name="P8"/>
          </table:table-cell>
          <table:table-cell table:style-name="表26.B2" office:value-type="string">
            <text:p text:style-name="P9">開始／終了時刻</text:p>
          </table:table-cell>
          <table:table-cell table:style-name="表26.C2" office:value-type="string">
            <text:list xml:id="list36747788" text:continue-list="list36736556" text:style-name="L17">
              <text:list-item>
                <text:p text:style-name="P35">開始</text:p>
              </text:list-item>
              <text:list-item>
                <text:p text:style-name="P35">詰所到着</text:p>
              </text:list-item>
            </text:list>
          </table:table-cell>
        </table:table-row>
        <table:table-row>
          <table:table-cell table:style-name="表26.A2" office:value-type="float" office:value="4">
            <text:p text:style-name="P8">4</text:p>
          </table:table-cell>
          <table:table-cell table:style-name="表26.B2" office:value-type="string">
            <text:p text:style-name="P8">他職：ポンプ</text:p>
          </table:table-cell>
          <table:table-cell table:style-name="表26.C2" office:value-type="string">
            <text:list xml:id="list5760689212962593198" text:style-name="L369">
              <text:list-item>
                <text:p text:style-name="P385"/>
              </text:list-item>
            </text:list>
          </table:table-cell>
        </table:table-row>
        <table:table-row>
          <table:table-cell table:style-name="表26.A2" office:value-type="float" office:value="5">
            <text:p text:style-name="P8">5</text:p>
          </table:table-cell>
          <table:table-cell table:style-name="表26.B2" office:value-type="string">
            <text:p text:style-name="P8">他職：土工さん</text:p>
          </table:table-cell>
          <table:table-cell table:style-name="表26.C2" office:value-type="string">
            <text:list xml:id="list8931636744941663511" text:style-name="L370">
              <text:list-item>
                <text:p text:style-name="P386"/>
              </text:list-item>
            </text:list>
          </table:table-cell>
        </table:table-row>
        <table:table-row>
          <table:table-cell table:style-name="表26.A2" office:value-type="float" office:value="6">
            <text:p text:style-name="P8">6</text:p>
          </table:table-cell>
          <table:table-cell table:style-name="表26.B2" office:value-type="string">
            <text:p text:style-name="P8">他職：電気屋さんの相番の人</text:p>
          </table:table-cell>
          <table:table-cell table:style-name="表26.C2" office:value-type="string">
            <text:list xml:id="list1526690508415926809" text:style-name="L371">
              <text:list-item>
                <text:p text:style-name="P387"/>
              </text:list-item>
            </text:list>
          </table:table-cell>
        </table:table-row>
        <table:table-row>
          <table:table-cell table:style-name="表26.B2" office:value-type="string">
            <text:p text:style-name="P8">6--2</text:p>
          </table:table-cell>
          <table:table-cell table:style-name="表26.B2" office:value-type="string">
            <text:p text:style-name="P8">他職：<text:span text:style-name="T2">警備</text:span></text:p>
          </table:table-cell>
          <table:table-cell table:style-name="表26.C2" office:value-type="string">
            <text:list xml:id="list2282356428772460028" text:style-name="L372">
              <text:list-item>
                <text:p text:style-name="P388"/>
              </text:list-item>
            </text:list>
          </table:table-cell>
        </table:table-row>
        <table:table-row>
          <table:table-cell table:style-name="表26.B2" office:value-type="string">
            <text:p text:style-name="P8"/>
          </table:table-cell>
          <table:table-cell table:style-name="表26.B2" office:value-type="string">
            <text:p text:style-name="P8">他職：<text:span text:style-name="T2">土間屋さん</text:span></text:p>
          </table:table-cell>
          <table:table-cell table:style-name="表26.C2" office:value-type="string">
            <text:list xml:id="list3241010774947134580" text:style-name="L373">
              <text:list-item>
                <text:p text:style-name="P389"/>
              </text:list-item>
            </text:list>
          </table:table-cell>
        </table:table-row>
        <table:table-row>
          <table:table-cell table:style-name="表26.B2" office:value-type="string">
            <text:p text:style-name="P8"/>
          </table:table-cell>
          <table:table-cell table:style-name="表26.B2" office:value-type="string">
            <text:p text:style-name="P8">他職：<text:span text:style-name="T2">大工さ</text:span><text:soft-page-break/><text:span text:style-name="T2">ん</text:span></text:p>
          </table:table-cell>
          <table:table-cell table:style-name="表26.C2" office:value-type="string">
            <text:list xml:id="list6144178979972383724" text:style-name="L374">
              <text:list-item>
                <text:p text:style-name="P390"/>
              </text:list-item>
            </text:list>
          </table:table-cell>
        </table:table-row>
        <table:table-row>
          <table:table-cell table:style-name="表26.A2" office:value-type="float" office:value="7">
            <text:p text:style-name="P8">7</text:p>
          </table:table-cell>
          <table:table-cell table:style-name="表26.B2" office:value-type="string">
            <text:p text:style-name="P8">監督さん</text:p>
          </table:table-cell>
          <table:table-cell table:style-name="表26.C2" office:value-type="string">
            <text:list xml:id="list1355206372505117524" text:style-name="L375">
              <text:list-item>
                <text:p text:style-name="P391"/>
              </text:list-item>
            </text:list>
          </table:table-cell>
        </table:table-row>
        <table:table-row>
          <table:table-cell table:style-name="表26.A2" office:value-type="float" office:value="8">
            <text:p text:style-name="P8">8</text:p>
          </table:table-cell>
          <table:table-cell table:style-name="表26.B2" office:value-type="string">
            <text:p text:style-name="P8">発注者の方</text:p>
          </table:table-cell>
          <table:table-cell table:style-name="表26.C2" office:value-type="string">
            <text:list xml:id="list8935917718271072565" text:style-name="L376">
              <text:list-item>
                <text:p text:style-name="P392"/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東和からの同僚</text:p>
          </table:table-cell>
          <table:table-cell table:style-name="表26.C2" office:value-type="string">
            <text:list xml:id="list2863679990115092956" text:style-name="L377">
              <text:list-item>
                <text:p text:style-name="P393"/>
              </text:list-item>
            </text:list>
          </table:table-cell>
        </table:table-row>
        <table:table-row>
          <table:table-cell table:style-name="表26.A2" office:value-type="float" office:value="9">
            <text:p text:style-name="P8">9</text:p>
          </table:table-cell>
          <table:table-cell table:style-name="表26.B2" office:value-type="string">
            <text:p text:style-name="P8">現場見取り図</text:p>
          </table:table-cell>
          <table:table-cell table:style-name="表26.C2" office:value-type="string">
            <text:p text:style-name="P12"/>
          </table:table-cell>
        </table:table-row>
        <table:table-row>
          <table:table-cell table:style-name="表26.A2" office:value-type="float" office:value="10">
            <text:p text:style-name="P8">10</text:p>
          </table:table-cell>
          <table:table-cell table:style-name="表26.B2" office:value-type="string">
            <text:p text:style-name="P9">段取り</text:p>
          </table:table-cell>
          <table:table-cell table:style-name="表26.C2" office:value-type="string">
            <text:list xml:id="list5520332441486240834" text:style-name="L378">
              <text:list-item>
                <text:p text:style-name="P394"/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行き帰りでの出来事、見聞</text:p>
          </table:table-cell>
          <table:table-cell table:style-name="表26.C2" office:value-type="string">
            <text:list xml:id="list7256471091553638373" text:style-name="L379">
              <text:list-item>
                <text:p text:style-name="P395"/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周囲の事物</text:p>
          </table:table-cell>
          <table:table-cell table:style-name="表26.C2" office:value-type="string">
            <text:list xml:id="list1833126866485215198" text:style-name="L380">
              <text:list-item>
                <text:p text:style-name="P396"/>
              </text:list-item>
            </text:list>
          </table:table-cell>
        </table:table-row>
        <table:table-row>
          <table:table-cell table:style-name="表26.A2" office:value-type="float" office:value="11">
            <text:p text:style-name="P8">11</text:p>
          </table:table-cell>
          <table:table-cell table:style-name="表26.B2" office:value-type="string">
            <text:p text:style-name="P9">その他</text:p>
          </table:table-cell>
          <table:table-cell table:style-name="表26.C2" office:value-type="string">
            <text:list xml:id="list4782442011534174938" text:style-name="L381">
              <text:list-item>
                <text:p text:style-name="P397"/>
              </text:list-item>
            </text:list>
          </table:table-cell>
        </table:table-row>
        <table:table-row>
          <table:table-cell table:style-name="表26.A2" office:value-type="float" office:value="12">
            <text:p text:style-name="P8">12</text:p>
          </table:table-cell>
          <table:table-cell table:style-name="表26.B2" office:value-type="string">
            <text:p text:style-name="P9">やってもらったこと</text:p>
          </table:table-cell>
          <table:table-cell table:style-name="表26.C2" office:value-type="string">
            <text:list xml:id="list3394259788266759328" text:style-name="L382">
              <text:list-item>
                <text:p text:style-name="P398"/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危険予知、危険感知</text:p>
          </table:table-cell>
          <table:table-cell table:style-name="表26.C2" office:value-type="string">
            <text:list xml:id="list4363264691831860503" text:style-name="L383">
              <text:list-item>
                <text:p text:style-name="P399"/>
              </text:list-item>
            </text:list>
          </table:table-cell>
        </table:table-row>
      </table:table>
      <text:p text:style-name="P13"/>
      <text:p text:style-name="P4">[/ XXXX] </text:p>
      <text:p text:style-name="P5"/>
      <text:p text:style-name="P1"/>
      <text:p text:style-name="P1">--------------------------------------------------------------- [TEMPLATE]</text:p>
      <text:p text:style-name="P1">aaa</text:p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11"/>
          </table:table-cell>
        </table:table-row>
        <text:soft-page-break/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刻</text:p>
          </table:table-cell>
          <table:table-cell table:style-name="表13.C2" office:value-type="string">
            <text:list xml:id="list36754506" text:continue-list="list36747788" text:style-name="L17">
              <text:list-item>
                <text:p text:style-name="P35">開始</text:p>
              </text:list-item>
              <text:list-item>
                <text:p text:style-name="P35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8618000635612482501" text:style-name="L351">
              <text:list-item>
                <text:p text:style-name="P369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3895892938120939415" text:style-name="L352">
              <text:list-item>
                <text:p text:style-name="P370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7893249827442836521" text:style-name="L353">
              <text:list-item>
                <text:p text:style-name="P371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8297011669462176358" text:style-name="L354">
              <text:list-item>
                <text:p text:style-name="P372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9100325456184554631" text:style-name="L355">
              <text:list-item>
                <text:p text:style-name="P373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</text:span><text:span text:style-name="T2">ん</text:span></text:p>
          </table:table-cell>
          <table:table-cell table:style-name="表13.C2" office:value-type="string">
            <text:list xml:id="list6602827828639343391" text:style-name="L356">
              <text:list-item>
                <text:p text:style-name="P374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2799849651468251119" text:style-name="L357">
              <text:list-item>
                <text:p text:style-name="P375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3815301044586492750" text:style-name="L358">
              <text:list-item>
                <text:p text:style-name="P376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4959575910708866970" text:style-name="L359">
              <text:list-item>
                <text:p text:style-name="P377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4598376948655654259" text:style-name="L360">
              <text:list-item>
                <text:p text:style-name="P378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7320713006470151578" text:style-name="L361">
              <text:list-item>
                <text:p text:style-name="P379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8266260848606376419" text:style-name="L362">
              <text:list-item>
                <text:p text:style-name="P380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4417796441897745056" text:style-name="L363">
              <text:list-item>
                <text:p text:style-name="P381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もらっ<text:soft-page-break/>たこと</text:p>
          </table:table-cell>
          <table:table-cell table:style-name="表13.C2" office:value-type="string">
            <text:list xml:id="list5030728346346464102" text:style-name="L364">
              <text:list-item>
                <text:p text:style-name="P382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8244490539686517276" text:style-name="L365">
              <text:list-item>
                <text:p text:style-name="P383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/>
      <text:p text:style-name="P13"/>
      <text:p text:style-name="P6">/--------------------------------------------------------------- [TEMPLATE] /</text:p>
      <text:p text:style-name="P14"/>
      <text:p text:style-name="P6">--------------------------------------------------------- [STEPS : start] 20191117_134922</text:p>
      <text:list xml:id="list2251191017885866737" text:style-name="L366">
        <text:list-item>
          <text:p text:style-name="P405">start apps</text:p>
          <text:list>
            <text:list-item>
              <text:p text:style-name="P405">doc (this)</text:p>
            </text:list-item>
            <text:list-item>
              <text:p text:style-name="P405">folder : C:\WORKS_2\WS\WS_Others.miscs\misc_files</text:p>
            </text:list-item>
            <text:list-item>
              <text:p text:style-name="P405">web page</text:p>
            </text:list-item>
          </text:list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6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</table:table-cell>
        </table:table-row>
        <table:table-row>
          <table:table-cell table:style-name="表17.A2" office:value-type="string">
            <text:p text:style-name="P6"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http://benfranklin.chips.jp/cake_apps/Cake_IFM11/images/index_2?filter_memo=東和+</text:a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<text:span text:style-name="T2">資料</text:span></text:a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&amp;sort=file_name&amp;direction=desc&amp;RBs_AND_OR_Memo=AND</text:a></text:p>
          </table:table-cell>
        </table:table-row>
        <table:table-row>
          <table:table-cell table:style-name="表17.A2" office:value-type="string">
            <text:p text:style-name="P6"/>
          </table:table-cell>
        </table:table-row>
      </table:table>
      <text:list xml:id="list36737930" text:continue-numbering="true" text:style-name="L366">
        <text:list-item>
          <text:list>
            <text:list-item>
              <text:p text:style-name="P405"/>
              <text:list>
                <text:list-item>
                  <text:p text:style-name="P405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4"/>
      <text:p text:style-name="P6">--------------------------------------------------------- [STEPS : closing] 20191106_154827</text:p>
      <text:list xml:id="list3417077296235818803" text:style-name="L367">
        <text:list-item>
          <text:p text:style-name="P403">close</text:p>
          <text:list>
            <text:list-item>
              <text:p text:style-name="P403">image file</text:p>
            </text:list-item>
            <text:list-item>
              <text:p text:style-name="P403">browser :</text:p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14"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filter_memo=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東和+日誌&amp;RBs_AND_OR_Memo=AND&amp;sort=file_name&amp;direction=desc</text:a></text:p>
          </table:table-cell>
        </table:table-row>
        <table:table-row>
          <table:table-cell table:style-name="表22.A2" office:value-type="string">
            <text:p text:style-name="P14"/>
          </table:table-cell>
        </table:table-row>
      </table:table>
      <text:list xml:id="list36747082" text:continue-numbering="true" text:style-name="L367">
        <text:list-item>
          <text:list>
            <text:list-item>
              <text:p text:style-name="P403"><text:s/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soft-page-break/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403">folder : C:\WORKS_2\WS\WS_Others.miscs\misc_files</text:p>
            </text:list-item>
            <text:list-item>
              <text:p text:style-name="P403">this</text:p>
            </text:list-item>
          </text:list>
        </text:list-item>
        <text:list-item>
          <text:p text:style-name="P403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start C:\WORKS_2\shortcuts_docs\end_diary_towa.bat</text:p>
          </table:table-cell>
        </table:table-row>
        <table:table-row>
          <table:table-cell table:style-name="表276.A3" office:value-type="string">
            <text:p text:style-name="P10"/>
          </table:table-cell>
        </table:table-row>
        <table:table-row>
          <table:table-cell table:style-name="表276.A3" office:value-type="string">
            <text:p text:style-name="P10">r om &amp;&amp; git add -A &amp;&amp; git commit -m "(WS_Others.miscs : diary, towa) periodical updates" &amp;&amp; e &amp;&amp; p</text:p>
          </table:table-cell>
        </table:table-row>
        <table:table-row>
          <table:table-cell table:style-name="表276.A5" office:value-type="string">
            <text:p text:style-name="P10"/>
          </table:table-cell>
        </table:table-row>
        <table:table-row>
          <table:table-cell table:style-name="表276.A5" office:value-type="string">
            <text:p text:style-name="P10">e &amp;&amp; p</text:p>
          </table:table-cell>
        </table:table-row>
        <table:table-row>
          <table:table-cell table:style-name="表276.A5" office:value-type="string">
            <text:p text:style-name="P10"><text:a xlink:type="simple" xlink:href="http://benfranklin.chips.jp/cake_apps/Cake_IFM11/images/index_2?filter_memo=東和+日報&amp;sort=file_name&amp;direction=desc&amp;RBs_AND_OR_Memo=AND" text:style-name="Internet_20_link" text:visited-style-name="Visited_20_Internet_20_Link">http://benfranklin.chips.jp/cake_apps/Cake_IFM11/images/index_2?filter_memo=東和+日報&amp;sort=file_name&amp;direction=desc&amp;RBs_AND_OR_Memo=AND</text:a></text:p>
            <text:p text:style-name="P10"/>
          </table:table-cell>
        </table:table-row>
        <table:table-row>
          <table:table-cell table:style-name="表276.A5" office:value-type="string">
            <text:p text:style-name="P10"/>
          </table:table-cell>
        </table:table-row>
      </table:table>
      <text:list xml:id="list36750880" text:continue-numbering="true" text:style-name="L367">
        <text:list-item>
          <text:p text:style-name="P17"/>
        </text:list-item>
      </text:list>
      <text:p text:style-name="P14">/ <text:span text:style-name="T1">------------------------------------------------------ [STEPS : closing] 20191106_154827 /</text:span></text:p>
      <text:p text:style-name="P14"/>
      <text:p text:style-name="P1">================= EOF =================</text:p>
      <text:p text:style-name="P15"><text:line-break/><text:span text:style-name="T2">宮前平　　　　溝の口</text:span></text:p>
      <text:p text:style-name="P16">　　　　　　　旗の台</text:p>
      <text:p text:style-name="P16">　　　　　　　長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2-05-29T16:50:25.74</dc:date>
    <dc:creator>iwabuchi ken</dc:creator>
    <meta:editing-duration>P2DT21H14M53S</meta:editing-duration>
    <meta:editing-cycles>403</meta:editing-cycles>
    <meta:generator>OpenOffice/4.1.3$Win32 OpenOffice.org_project/413m1$Build-9783</meta:generator>
    <meta:document-statistic meta:table-count="27" meta:image-count="0" meta:object-count="0" meta:page-count="43" meta:paragraph-count="1307" meta:word-count="14974" meta:character-count="22991"/>
  </office:meta>
</office:document-meta>
</file>